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instan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.3742441352893" calcext:value-type="float">
            <text:p>30.3742441353</text:p>
          </table:table-cell>
          <table:table-cell office:value-type="float" office:value="385.963937416987" calcext:value-type="float">
            <text:p>385.963937417</text:p>
          </table:table-cell>
          <table:table-cell office:value-type="float" office:value="0.521818031325959" calcext:value-type="float">
            <text:p>0.5218180313</text:p>
          </table:table-cell>
          <table:table-cell office:value-type="float" office:value="15.8498282776907" calcext:value-type="float">
            <text:p>15.8498282777</text:p>
          </table:table-cell>
          <table:table-cell office:value-type="float" office:value="16.4824491213794" calcext:value-type="float">
            <text:p>16.48244912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.130962384188" calcext:value-type="float">
            <text:p>108.1309623842</text:p>
          </table:table-cell>
          <table:table-cell office:value-type="float" office:value="205.072964534936" calcext:value-type="float">
            <text:p>205.0729645349</text:p>
          </table:table-cell>
          <table:table-cell office:value-type="float" office:value="0.986961078994866" calcext:value-type="float">
            <text:p>0.986961079</text:p>
          </table:table-cell>
          <table:table-cell office:value-type="float" office:value="106.721051307451" calcext:value-type="float">
            <text:p>106.7210513075</text:p>
          </table:table-cell>
          <table:table-cell office:value-type="float" office:value="122.462778271213" calcext:value-type="float">
            <text:p>122.46277827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3.793666332421" calcext:value-type="float">
            <text:p>123.7936663324</text:p>
          </table:table-cell>
          <table:table-cell office:value-type="float" office:value="1117.99648956992" calcext:value-type="float">
            <text:p>1117.9964895699</text:p>
          </table:table-cell>
          <table:table-cell office:value-type="float" office:value="-1.3605304732801" calcext:value-type="float">
            <text:p>-1.3605304733</text:p>
          </table:table-cell>
          <table:table-cell office:value-type="float" office:value="-168.425055444327" calcext:value-type="float">
            <text:p>-168.4250554443</text:p>
          </table:table-cell>
          <table:table-cell office:value-type="float" office:value="170.78177817712" calcext:value-type="float">
            <text:p>170.781778177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.471240585426" calcext:value-type="float">
            <text:p>136.4712405854</text:p>
          </table:table-cell>
          <table:table-cell office:value-type="float" office:value="1642.10181187972" calcext:value-type="float">
            <text:p>1642.1018118797</text:p>
          </table:table-cell>
          <table:table-cell office:value-type="float" office:value="-2.70821489906751" calcext:value-type="float">
            <text:p>-2.7082148991</text:p>
          </table:table-cell>
          <table:table-cell office:value-type="float" office:value="-369.593447047677" calcext:value-type="float">
            <text:p>-369.5934470477</text:p>
          </table:table-cell>
          <table:table-cell office:value-type="float" office:value="187.181537597446" calcext:value-type="float">
            <text:p>187.181537597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3.349008262626" calcext:value-type="float">
            <text:p>143.3490082626</text:p>
          </table:table-cell>
          <table:table-cell office:value-type="float" office:value="1597.503578833" calcext:value-type="float">
            <text:p>1597.503578833</text:p>
          </table:table-cell>
          <table:table-cell office:value-type="float" office:value="-2.59353500261117" calcext:value-type="float">
            <text:p>-2.5935350026</text:p>
          </table:table-cell>
          <table:table-cell office:value-type="float" office:value="-371.780670518718" calcext:value-type="float">
            <text:p>-371.7806705187</text:p>
          </table:table-cell>
          <table:table-cell office:value-type="float" office:value="177.737846648626" calcext:value-type="float">
            <text:p>177.7378466486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120638553663" calcext:value-type="float">
            <text:p>141.1206385537</text:p>
          </table:table-cell>
          <table:table-cell table:style-name="ce1" office:value-type="float" office:value="1366.01240327958" calcext:value-type="float">
            <text:p>1366.0124032796</text:p>
          </table:table-cell>
          <table:table-cell table:style-name="ce1" office:value-type="float" office:value="-1.99827859379312" calcext:value-type="float">
            <text:p>-1.9982785938</text:p>
          </table:table-cell>
          <table:table-cell table:style-name="ce1" office:value-type="float" office:value="-281.998351164201" calcext:value-type="float">
            <text:p>-281.9983511642</text:p>
          </table:table-cell>
          <table:table-cell table:style-name="ce1" office:value-type="float" office:value="127.750420299889" calcext:value-type="float">
            <text:p>127.7504202999</text:p>
          </table:table-cell>
          <table:table-cell table:style-name="ce1"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8.935084604469" calcext:value-type="float">
            <text:p>138.9350846045</text:p>
          </table:table-cell>
          <table:table-cell office:value-type="float" office:value="1209.08094275835" calcext:value-type="float">
            <text:p>1209.0809427584</text:p>
          </table:table-cell>
          <table:table-cell office:value-type="float" office:value="-1.59474503620881" calcext:value-type="float">
            <text:p>-1.5947450362</text:p>
          </table:table-cell>
          <table:table-cell office:value-type="float" office:value="-221.566036528229" calcext:value-type="float">
            <text:p>-221.5660365282</text:p>
          </table:table-cell>
          <table:table-cell office:value-type="float" office:value="123.63620696011" calcext:value-type="float">
            <text:p>123.636206960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7.235948946914" calcext:value-type="float">
            <text:p>137.2359489469</text:p>
          </table:table-cell>
          <table:table-cell office:value-type="float" office:value="1083.92938275854" calcext:value-type="float">
            <text:p>1083.9293827585</text:p>
          </table:table-cell>
          <table:table-cell office:value-type="float" office:value="-1.27293031482531" calcext:value-type="float">
            <text:p>-1.2729303148</text:p>
          </table:table-cell>
          <table:table-cell office:value-type="float" office:value="-174.691799698345" calcext:value-type="float">
            <text:p>-174.6917996983</text:p>
          </table:table-cell>
          <table:table-cell office:value-type="float" office:value="123.642863686471" calcext:value-type="float">
            <text:p>123.642863686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3.698945937603" calcext:value-type="float">
            <text:p>133.6989459376</text:p>
          </table:table-cell>
          <table:table-cell office:value-type="float" office:value="1088.596687553" calcext:value-type="float">
            <text:p>1088.596687553</text:p>
          </table:table-cell>
          <table:table-cell office:value-type="float" office:value="-1.28493182237379" calcext:value-type="float">
            <text:p>-1.2849318224</text:p>
          </table:table-cell>
          <table:table-cell office:value-type="float" office:value="-171.794030253059" calcext:value-type="float">
            <text:p>-171.7940302531</text:p>
          </table:table-cell>
          <table:table-cell office:value-type="float" office:value="101.865918853805" calcext:value-type="float">
            <text:p>101.865918853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1.996942486821" calcext:value-type="float">
            <text:p>131.9969424868</text:p>
          </table:table-cell>
          <table:table-cell office:value-type="float" office:value="1011.60199200891" calcext:value-type="float">
            <text:p>1011.6019920089</text:p>
          </table:table-cell>
          <table:table-cell office:value-type="float" office:value="-1.08694766225172" calcext:value-type="float">
            <text:p>-1.0869476623</text:p>
          </table:table-cell>
          <table:table-cell office:value-type="float" office:value="-143.473768060425" calcext:value-type="float">
            <text:p>-143.4737680604</text:p>
          </table:table-cell>
          <table:table-cell office:value-type="float" office:value="114.976907979001" calcext:value-type="float">
            <text:p>114.976907979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3.882247898674" calcext:value-type="float">
            <text:p>133.8822478987</text:p>
          </table:table-cell>
          <table:table-cell office:value-type="float" office:value="962.29069250509" calcext:value-type="float">
            <text:p>962.2906925051</text:p>
          </table:table-cell>
          <table:table-cell office:value-type="float" office:value="-0.960148586707589" calcext:value-type="float">
            <text:p>-0.9601485867</text:p>
          </table:table-cell>
          <table:table-cell office:value-type="float" office:value="-128.546851105147" calcext:value-type="float">
            <text:p>-128.5468511051</text:p>
          </table:table-cell>
          <table:table-cell office:value-type="float" office:value="154.620607429053" calcext:value-type="float">
            <text:p>154.620607429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4.7882515595" calcext:value-type="float">
            <text:p>134.7882515595</text:p>
          </table:table-cell>
          <table:table-cell office:value-type="float" office:value="892.7707556976" calcext:value-type="float">
            <text:p>892.7707556976</text:p>
          </table:table-cell>
          <table:table-cell office:value-type="float" office:value="-0.781385021200809" calcext:value-type="float">
            <text:p>-0.7813850212</text:p>
          </table:table-cell>
          <table:table-cell office:value-type="float" office:value="-105.32152080244" calcext:value-type="float">
            <text:p>-105.3215208024</text:p>
          </table:table-cell>
          <table:table-cell office:value-type="float" office:value="145.660295489417" calcext:value-type="float">
            <text:p>145.660295489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3.615756175319" calcext:value-type="float">
            <text:p>133.6157561753</text:p>
          </table:table-cell>
          <table:table-cell office:value-type="float" office:value="843.34251814538" calcext:value-type="float">
            <text:p>843.3425181454</text:p>
          </table:table-cell>
          <table:table-cell office:value-type="float" office:value="-0.654285251159029" calcext:value-type="float">
            <text:p>-0.6542852512</text:p>
          </table:table-cell>
          <table:table-cell office:value-type="float" office:value="-87.4228185879719" calcext:value-type="float">
            <text:p>-87.422818588</text:p>
          </table:table-cell>
          <table:table-cell office:value-type="float" office:value="118.373316180958" calcext:value-type="float">
            <text:p>118.373316181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3.375072246892" calcext:value-type="float">
            <text:p>133.3750722469</text:p>
          </table:table-cell>
          <table:table-cell office:value-type="float" office:value="783.972698150326" calcext:value-type="float">
            <text:p>783.9726981503</text:p>
          </table:table-cell>
          <table:table-cell office:value-type="float" office:value="-0.501621696023748" calcext:value-type="float">
            <text:p>-0.501621696</text:p>
          </table:table-cell>
          <table:table-cell office:value-type="float" office:value="-66.9038299477758" calcext:value-type="float">
            <text:p>-66.9038299478</text:p>
          </table:table-cell>
          <table:table-cell office:value-type="float" office:value="130.005497248916" calcext:value-type="float">
            <text:p>130.0054972489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1.765110078592" calcext:value-type="float">
            <text:p>131.7651100786</text:p>
          </table:table-cell>
          <table:table-cell office:value-type="float" office:value="773.179502540651" calcext:value-type="float">
            <text:p>773.1795025407</text:p>
          </table:table-cell>
          <table:table-cell office:value-type="float" office:value="-0.473868072833029" calcext:value-type="float">
            <text:p>-0.4738680728</text:p>
          </table:table-cell>
          <table:table-cell office:value-type="float" office:value="-62.4392787795745" calcext:value-type="float">
            <text:p>-62.4392787796</text:p>
          </table:table-cell>
          <table:table-cell office:value-type="float" office:value="107.615677554103" calcext:value-type="float">
            <text:p>107.6156775541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.822495358194" calcext:value-type="float">
            <text:p>128.8224953582</text:p>
          </table:table-cell>
          <table:table-cell office:value-type="float" office:value="872.058467307829" calcext:value-type="float">
            <text:p>872.0584673078</text:p>
          </table:table-cell>
          <table:table-cell office:value-type="float" office:value="-0.72812544283535" calcext:value-type="float">
            <text:p>-0.7281254428</text:p>
          </table:table-cell>
          <table:table-cell office:value-type="float" office:value="-93.79893647984" calcext:value-type="float">
            <text:p>-93.7989364798</text:p>
          </table:table-cell>
          <table:table-cell office:value-type="float" office:value="81.7406598318234" calcext:value-type="float">
            <text:p>81.7406598318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7.938459031598" calcext:value-type="float">
            <text:p>127.9384590316</text:p>
          </table:table-cell>
          <table:table-cell office:value-type="float" office:value="834.828274488735" calcext:value-type="float">
            <text:p>834.8282744887</text:p>
          </table:table-cell>
          <table:table-cell office:value-type="float" office:value="-0.632391725020332" calcext:value-type="float">
            <text:p>-0.632391725</text:p>
          </table:table-cell>
          <table:table-cell office:value-type="float" office:value="-80.9072228034351" calcext:value-type="float">
            <text:p>-80.9072228034</text:p>
          </table:table-cell>
          <table:table-cell office:value-type="float" office:value="112.909841479454" calcext:value-type="float">
            <text:p>112.9098414795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8.675833618811" calcext:value-type="float">
            <text:p>128.6758336188</text:p>
          </table:table-cell>
          <table:table-cell office:value-type="float" office:value="798.779630261536" calcext:value-type="float">
            <text:p>798.7796302615</text:p>
          </table:table-cell>
          <table:table-cell office:value-type="float" office:value="-0.539696241254514" calcext:value-type="float">
            <text:p>-0.5396962413</text:p>
          </table:table-cell>
          <table:table-cell office:value-type="float" office:value="-69.4458637443637" calcext:value-type="float">
            <text:p>-69.4458637444</text:p>
          </table:table-cell>
          <table:table-cell office:value-type="float" office:value="141.948576188662" calcext:value-type="float">
            <text:p>141.9485761887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8.243389805869" calcext:value-type="float">
            <text:p>128.2433898059</text:p>
          </table:table-cell>
          <table:table-cell office:value-type="float" office:value="760.478750116915" calcext:value-type="float">
            <text:p>760.4787501169</text:p>
          </table:table-cell>
          <table:table-cell office:value-type="float" office:value="-0.441209358050635" calcext:value-type="float">
            <text:p>-0.4412093581</text:p>
          </table:table-cell>
          <table:table-cell office:value-type="float" office:value="-56.5821836904849" calcext:value-type="float">
            <text:p>-56.5821836905</text:p>
          </table:table-cell>
          <table:table-cell office:value-type="float" office:value="120.026957359968" calcext:value-type="float">
            <text:p>120.02695736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6.920539396707" calcext:value-type="float">
            <text:p>126.9205393967</text:p>
          </table:table-cell>
          <table:table-cell office:value-type="float" office:value="759.203409916511" calcext:value-type="float">
            <text:p>759.2034099165</text:p>
          </table:table-cell>
          <table:table-cell office:value-type="float" office:value="-0.437929948259315" calcext:value-type="float">
            <text:p>-0.4379299483</text:p>
          </table:table-cell>
          <table:table-cell office:value-type="float" office:value="-55.5823052510442" calcext:value-type="float">
            <text:p>-55.582305251</text:p>
          </table:table-cell>
          <table:table-cell office:value-type="float" office:value="100.46353121346" calcext:value-type="float">
            <text:p>100.4635312135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6.375285952892" calcext:value-type="float">
            <text:p>126.3752859529</text:p>
          </table:table-cell>
          <table:table-cell office:value-type="float" office:value="729.591495582978" calcext:value-type="float">
            <text:p>729.591495583</text:p>
          </table:table-cell>
          <table:table-cell office:value-type="float" office:value="-0.361785871742069" calcext:value-type="float">
            <text:p>-0.3617858717</text:p>
          </table:table-cell>
          <table:table-cell office:value-type="float" office:value="-45.7207929951202" calcext:value-type="float">
            <text:p>-45.7207929951</text:p>
          </table:table-cell>
          <table:table-cell office:value-type="float" office:value="114.924963632779" calcext:value-type="float">
            <text:p>114.924963632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5.990289546787" calcext:value-type="float">
            <text:p>125.9902895468</text:p>
          </table:table-cell>
          <table:table-cell office:value-type="float" office:value="699.837357136173" calcext:value-type="float">
            <text:p>699.8373571362</text:p>
          </table:table-cell>
          <table:table-cell office:value-type="float" office:value="-0.285276080139956" calcext:value-type="float">
            <text:p>-0.2852760801</text:p>
          </table:table-cell>
          <table:table-cell office:value-type="float" office:value="-35.9420159376054" calcext:value-type="float">
            <text:p>-35.9420159376</text:p>
          </table:table-cell>
          <table:table-cell office:value-type="float" office:value="117.52036861247" calcext:value-type="float">
            <text:p>117.5203686125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.289179743516" calcext:value-type="float">
            <text:p>125.2891797435</text:p>
          </table:table-cell>
          <table:table-cell table:style-name="ce2" office:value-type="float" office:value="681.206964906164" calcext:value-type="float">
            <text:p>681.2069649062</text:p>
          </table:table-cell>
          <table:table-cell table:style-name="ce2" office:value-type="float" office:value="-0.23736988955971" calcext:value-type="float">
            <text:p>-0.2373698896</text:p>
          </table:table-cell>
          <table:table-cell table:style-name="ce2" office:value-type="float" office:value="-29.739878758745" calcext:value-type="float">
            <text:p>-29.7398787587</text:p>
          </table:table-cell>
          <table:table-cell table:style-name="ce2" office:value-type="float" office:value="109.163654268283" calcext:value-type="float">
            <text:p>109.1636542683</text:p>
          </table:table-cell>
          <table:table-cell table:style-name="ce2"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6.796735228129" calcext:value-type="float">
            <text:p>126.7967352281</text:p>
          </table:table-cell>
          <table:table-cell office:value-type="float" office:value="709.641429848077" calcext:value-type="float">
            <text:p>709.6414298481</text:p>
          </table:table-cell>
          <table:table-cell office:value-type="float" office:value="-0.310486272711346" calcext:value-type="float">
            <text:p>-0.3104862727</text:p>
          </table:table-cell>
          <table:table-cell office:value-type="float" office:value="-39.368645712949" calcext:value-type="float">
            <text:p>-39.3686457129</text:p>
          </table:table-cell>
          <table:table-cell office:value-type="float" office:value="162.978066858841" calcext:value-type="float">
            <text:p>162.9780668588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8.13262616115" calcext:value-type="float">
            <text:p>128.1326261612</text:p>
          </table:table-cell>
          <table:table-cell office:value-type="float" office:value="727.655491862319" calcext:value-type="float">
            <text:p>727.6554918623</text:p>
          </table:table-cell>
          <table:table-cell office:value-type="float" office:value="-0.356807631774768" calcext:value-type="float">
            <text:p>-0.3568076318</text:p>
          </table:table-cell>
          <table:table-cell office:value-type="float" office:value="-45.7186988936417" calcext:value-type="float">
            <text:p>-45.7186988936</text:p>
          </table:table-cell>
          <table:table-cell office:value-type="float" office:value="161.529899486691" calcext:value-type="float">
            <text:p>161.5298994867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8.286651903221" calcext:value-type="float">
            <text:p>128.2866519032</text:p>
          </table:table-cell>
          <table:table-cell office:value-type="float" office:value="700.309288264256" calcext:value-type="float">
            <text:p>700.3092882643</text:p>
          </table:table-cell>
          <table:table-cell office:value-type="float" office:value="-0.286489603842707" calcext:value-type="float">
            <text:p>-0.2864896038</text:p>
          </table:table-cell>
          <table:table-cell office:value-type="float" office:value="-36.752792082061" calcext:value-type="float">
            <text:p>-36.7527920821</text:p>
          </table:table-cell>
          <table:table-cell office:value-type="float" office:value="132.29132119705" calcext:value-type="float">
            <text:p>132.2913211971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8.587465007879" calcext:value-type="float">
            <text:p>128.5874650079</text:p>
          </table:table-cell>
          <table:table-cell office:value-type="float" office:value="676.905585887594" calcext:value-type="float">
            <text:p>676.9055858876</text:p>
          </table:table-cell>
          <table:table-cell office:value-type="float" office:value="-0.226309323551359" calcext:value-type="float">
            <text:p>-0.2263093236</text:p>
          </table:table-cell>
          <table:table-cell office:value-type="float" office:value="-29.1005422231173" calcext:value-type="float">
            <text:p>-29.1005422231</text:p>
          </table:table-cell>
          <table:table-cell office:value-type="float" office:value="136.709418833663" calcext:value-type="float">
            <text:p>136.7094188337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7.695056600393" calcext:value-type="float">
            <text:p>127.6950566004</text:p>
          </table:table-cell>
          <table:table-cell office:value-type="float" office:value="675.825776598445" calcext:value-type="float">
            <text:p>675.8257765984</text:p>
          </table:table-cell>
          <table:table-cell office:value-type="float" office:value="-0.22353270194524" calcext:value-type="float">
            <text:p>-0.2235327019</text:p>
          </table:table-cell>
          <table:table-cell office:value-type="float" office:value="-28.5440210269362" calcext:value-type="float">
            <text:p>-28.5440210269</text:p>
          </table:table-cell>
          <table:table-cell office:value-type="float" office:value="102.707621190765" calcext:value-type="float">
            <text:p>102.7076211908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6.579242385656" calcext:value-type="float">
            <text:p>126.5792423857</text:p>
          </table:table-cell>
          <table:table-cell office:value-type="float" office:value="689.872680328581" calcext:value-type="float">
            <text:p>689.8726803286</text:p>
          </table:table-cell>
          <table:table-cell office:value-type="float" office:value="-0.259652910196914" calcext:value-type="float">
            <text:p>-0.2596529102</text:p>
          </table:table-cell>
          <table:table-cell office:value-type="float" office:value="-32.8666686559563" calcext:value-type="float">
            <text:p>-32.866668656</text:p>
          </table:table-cell>
          <table:table-cell office:value-type="float" office:value="94.2206301583066" calcext:value-type="float">
            <text:p>94.220630158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6.166505434151" calcext:value-type="float">
            <text:p>126.1665054342</text:p>
          </table:table-cell>
          <table:table-cell office:value-type="float" office:value="672.157829842906" calcext:value-type="float">
            <text:p>672.1578298429</text:p>
          </table:table-cell>
          <table:table-cell office:value-type="float" office:value="-0.214100943658049" calcext:value-type="float">
            <text:p>-0.2141009437</text:p>
          </table:table-cell>
          <table:table-cell office:value-type="float" office:value="-27.0123678714901" calcext:value-type="float">
            <text:p>-27.0123678715</text:p>
          </table:table-cell>
          <table:table-cell office:value-type="float" office:value="113.784396888989" calcext:value-type="float">
            <text:p>113.784396889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5.744081402405" calcext:value-type="float">
            <text:p>125.7440814024</text:p>
          </table:table-cell>
          <table:table-cell office:value-type="float" office:value="656.185465205913" calcext:value-type="float">
            <text:p>656.1854652059</text:p>
          </table:table-cell>
          <table:table-cell office:value-type="float" office:value="-0.173029605230486" calcext:value-type="float">
            <text:p>-0.1730296052</text:p>
          </table:table-cell>
          <table:table-cell office:value-type="float" office:value="-21.7574487651281" calcext:value-type="float">
            <text:p>-21.7574487651</text:p>
          </table:table-cell>
          <table:table-cell office:value-type="float" office:value="112.648936418265" calcext:value-type="float">
            <text:p>112.648936418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6.223529313402" calcext:value-type="float">
            <text:p>126.2235293134</text:p>
          </table:table-cell>
          <table:table-cell office:value-type="float" office:value="631.944013899942" calcext:value-type="float">
            <text:p>631.9440138999</text:p>
          </table:table-cell>
          <table:table-cell office:value-type="float" office:value="-0.11069513734231" calcext:value-type="float">
            <text:p>-0.1106951373</text:p>
          </table:table-cell>
          <table:table-cell office:value-type="float" office:value="-13.9723309131781" calcext:value-type="float">
            <text:p>-13.9723309132</text:p>
          </table:table-cell>
          <table:table-cell office:value-type="float" office:value="109.164401202423" calcext:value-type="float">
            <text:p>109.164401202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5.313244720447" calcext:value-type="float">
            <text:p>125.3132447204</text:p>
          </table:table-cell>
          <table:table-cell office:value-type="float" office:value="692.504178405087" calcext:value-type="float">
            <text:p>692.5041784051</text:p>
          </table:table-cell>
          <table:table-cell office:value-type="float" office:value="-0.26641954435084" calcext:value-type="float">
            <text:p>-0.2664195444</text:p>
          </table:table-cell>
          <table:table-cell office:value-type="float" office:value="-33.3858975595468" calcext:value-type="float">
            <text:p>-33.3858975595</text:p>
          </table:table-cell>
          <table:table-cell office:value-type="float" office:value="78.9789338562881" calcext:value-type="float">
            <text:p>78.9789338563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5.375069671844" calcext:value-type="float">
            <text:p>125.3750696718</text:p>
          </table:table-cell>
          <table:table-cell office:value-type="float" office:value="692.262663219236" calcext:value-type="float">
            <text:p>692.2626632192</text:p>
          </table:table-cell>
          <table:table-cell office:value-type="float" office:value="-0.265798512201944" calcext:value-type="float">
            <text:p>-0.2657985122</text:p>
          </table:table-cell>
          <table:table-cell office:value-type="float" office:value="-33.3245069859912" calcext:value-type="float">
            <text:p>-33.324506986</text:p>
          </table:table-cell>
          <table:table-cell office:value-type="float" office:value="124.44117671591" calcext:value-type="float">
            <text:p>124.4411767159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3.112974342771" calcext:value-type="float">
            <text:p>123.1129743428</text:p>
          </table:table-cell>
          <table:table-cell office:value-type="float" office:value="643.953736432631" calcext:value-type="float">
            <text:p>643.9537364326</text:p>
          </table:table-cell>
          <table:table-cell office:value-type="float" office:value="-0.141576937862869" calcext:value-type="float">
            <text:p>-0.1415769379</text:p>
          </table:table-cell>
          <table:table-cell office:value-type="float" office:value="-17.4299579186395" calcext:value-type="float">
            <text:p>-17.4299579186</text:p>
          </table:table-cell>
          <table:table-cell office:value-type="float" office:value="98.3947276468011" calcext:value-type="float">
            <text:p>98.3947276468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9.455523263361" calcext:value-type="float">
            <text:p>119.4555232634</text:p>
          </table:table-cell>
          <table:table-cell office:value-type="float" office:value="588.242901524267" calcext:value-type="float">
            <text:p>588.2429015243</text:p>
          </table:table-cell>
          <table:table-cell office:value-type="float" office:value="0.00167790302049919" calcext:value-type="float">
            <text:p>0.001677903</text:p>
          </table:table-cell>
          <table:table-cell office:value-type="float" office:value="0.200434783298905" calcext:value-type="float">
            <text:p>0.2004347833</text:p>
          </table:table-cell>
          <table:table-cell office:value-type="float" office:value="70.1431030563137" calcext:value-type="float">
            <text:p>70.1431030563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6.150596054449" calcext:value-type="float">
            <text:p>116.1505960544</text:p>
          </table:table-cell>
          <table:table-cell office:value-type="float" office:value="540.099610513455" calcext:value-type="float">
            <text:p>540.0996105135</text:p>
          </table:table-cell>
          <table:table-cell office:value-type="float" office:value="0.125473561525703" calcext:value-type="float">
            <text:p>0.1254735615</text:p>
          </table:table-cell>
          <table:table-cell office:value-type="float" office:value="14.573828960285" calcext:value-type="float">
            <text:p>14.5738289603</text:p>
          </table:table-cell>
          <table:table-cell office:value-type="float" office:value="71.9801759634412" calcext:value-type="float">
            <text:p>71.9801759634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4.838465195607" calcext:value-type="float">
            <text:p>114.8384651956</text:p>
          </table:table-cell>
          <table:table-cell office:value-type="float" office:value="563.770665391749" calcext:value-type="float">
            <text:p>563.7706653918</text:p>
          </table:table-cell>
          <table:table-cell office:value-type="float" office:value="0.0646058110116561" calcext:value-type="float">
            <text:p>0.064605811</text:p>
          </table:table-cell>
          <table:table-cell office:value-type="float" office:value="7.419232179296" calcext:value-type="float">
            <text:p>7.4192321793</text:p>
          </table:table-cell>
          <table:table-cell office:value-type="float" office:value="85.7622328169289" calcext:value-type="float">
            <text:p>85.7622328169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3.891422965413" calcext:value-type="float">
            <text:p>113.8914229654</text:p>
          </table:table-cell>
          <table:table-cell office:value-type="float" office:value="575.26990936204" calcext:value-type="float">
            <text:p>575.269909362</text:p>
          </table:table-cell>
          <table:table-cell office:value-type="float" office:value="0.0350366550664503" calcext:value-type="float">
            <text:p>0.0350366551</text:p>
          </table:table-cell>
          <table:table-cell office:value-type="float" office:value="3.99037450146637" calcext:value-type="float">
            <text:p>3.9903745015</text:p>
          </table:table-cell>
          <table:table-cell office:value-type="float" office:value="93.3308555939206" calcext:value-type="float">
            <text:p>93.3308555939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2.589097725824" calcext:value-type="float">
            <text:p>112.5890977258</text:p>
          </table:table-cell>
          <table:table-cell office:value-type="float" office:value="603.325121927762" calcext:value-type="float">
            <text:p>603.3251219278</text:p>
          </table:table-cell>
          <table:table-cell office:value-type="float" office:value="-0.0371045185250483" calcext:value-type="float">
            <text:p>-0.0371045185</text:p>
          </table:table-cell>
          <table:table-cell office:value-type="float" office:value="-4.17756426228629" calcext:value-type="float">
            <text:p>-4.1775642623</text:p>
          </table:table-cell>
          <table:table-cell office:value-type="float" office:value="81.9684560196042" calcext:value-type="float">
            <text:p>81.9684560196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3.158127610791" calcext:value-type="float">
            <text:p>113.1581276108</text:p>
          </table:table-cell>
          <table:table-cell office:value-type="float" office:value="601.089278654994" calcext:value-type="float">
            <text:p>601.089278655</text:p>
          </table:table-cell>
          <table:table-cell office:value-type="float" office:value="-0.0313552711334519" calcext:value-type="float">
            <text:p>-0.0313552711</text:p>
          </table:table-cell>
          <table:table-cell office:value-type="float" office:value="-3.5481037721901" calcext:value-type="float">
            <text:p>-3.5481037722</text:p>
          </table:table-cell>
          <table:table-cell office:value-type="float" office:value="120.074875172758" calcext:value-type="float">
            <text:p>120.0748751728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3.303436629" calcext:value-type="float">
            <text:p>113.303436629</text:p>
          </table:table-cell>
          <table:table-cell office:value-type="float" office:value="602.310570436411" calcext:value-type="float">
            <text:p>602.3105704364</text:p>
          </table:table-cell>
          <table:table-cell office:value-type="float" office:value="-0.0344957008201869" calcext:value-type="float">
            <text:p>-0.0344957008</text:p>
          </table:table-cell>
          <table:table-cell office:value-type="float" office:value="-3.908481451853" calcext:value-type="float">
            <text:p>-3.9084814519</text:p>
          </table:table-cell>
          <table:table-cell office:value-type="float" office:value="119.626796561699" calcext:value-type="float">
            <text:p>119.6267965617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1.50092071008" calcext:value-type="float">
            <text:p>111.5009207101</text:p>
          </table:table-cell>
          <table:table-cell office:value-type="float" office:value="552.526061113154" calcext:value-type="float">
            <text:p>552.5260611132</text:p>
          </table:table-cell>
          <table:table-cell office:value-type="float" office:value="0.093520186453637" calcext:value-type="float">
            <text:p>0.0935201865</text:p>
          </table:table-cell>
          <table:table-cell office:value-type="float" office:value="10.4275868945589" calcext:value-type="float">
            <text:p>10.4275868946</text:p>
          </table:table-cell>
          <table:table-cell office:value-type="float" office:value="96.9400980236144" calcext:value-type="float">
            <text:p>96.9400980236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9.791040373401" calcext:value-type="float">
            <text:p>109.7910403734</text:p>
          </table:table-cell>
          <table:table-cell office:value-type="float" office:value="525.49899245948" calcext:value-type="float">
            <text:p>525.4989924595</text:p>
          </table:table-cell>
          <table:table-cell office:value-type="float" office:value="0.163017590789693" calcext:value-type="float">
            <text:p>0.1630175908</text:p>
          </table:table-cell>
          <table:table-cell office:value-type="float" office:value="17.8978708919656" calcext:value-type="float">
            <text:p>17.897870892</text:p>
          </table:table-cell>
          <table:table-cell office:value-type="float" office:value="90.9441247156711" calcext:value-type="float">
            <text:p>90.9441247157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8.049424570297" calcext:value-type="float">
            <text:p>108.0494245703</text:p>
          </table:table-cell>
          <table:table-cell office:value-type="float" office:value="591.703833159533" calcext:value-type="float">
            <text:p>591.7038331595</text:p>
          </table:table-cell>
          <table:table-cell office:value-type="float" office:value="-0.00722153658642388" calcext:value-type="float">
            <text:p>-0.0072215366</text:p>
          </table:table-cell>
          <table:table-cell office:value-type="float" office:value="-0.780282872676446" calcext:value-type="float">
            <text:p>-0.7802828727</text:p>
          </table:table-cell>
          <table:table-cell office:value-type="float" office:value="62.6416104816352" calcext:value-type="float">
            <text:p>62.6416104816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5.814466441459" calcext:value-type="float">
            <text:p>105.8144664415</text:p>
          </table:table-cell>
          <table:table-cell office:value-type="float" office:value="650.23737302691" calcext:value-type="float">
            <text:p>650.2373730269</text:p>
          </table:table-cell>
          <table:table-cell office:value-type="float" office:value="-0.157734681001397" calcext:value-type="float">
            <text:p>-0.157734681</text:p>
          </table:table-cell>
          <table:table-cell office:value-type="float" office:value="-16.6906111094766" calcext:value-type="float">
            <text:p>-16.6906111095</text:p>
          </table:table-cell>
          <table:table-cell office:value-type="float" office:value="58.4868371261115" calcext:value-type="float">
            <text:p>58.4868371261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4.687663231772" calcext:value-type="float">
            <text:p>104.6876632318</text:p>
          </table:table-cell>
          <table:table-cell office:value-type="float" office:value="686.677144637863" calcext:value-type="float">
            <text:p>686.6771446379</text:p>
          </table:table-cell>
          <table:table-cell office:value-type="float" office:value="-0.2514359097218" calcext:value-type="float">
            <text:p>-0.2514359097</text:p>
          </table:table-cell>
          <table:table-cell office:value-type="float" office:value="-26.32223784133" calcext:value-type="float">
            <text:p>-26.3222378413</text:p>
          </table:table-cell>
          <table:table-cell office:value-type="float" office:value="71.5579748441079" calcext:value-type="float">
            <text:p>71.5579748441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4.547764974745" calcext:value-type="float">
            <text:p>104.5477649747</text:p>
          </table:table-cell>
          <table:table-cell office:value-type="float" office:value="693.931037542312" calcext:value-type="float">
            <text:p>693.9310375423</text:p>
          </table:table-cell>
          <table:table-cell office:value-type="float" office:value="-0.270088569936302" calcext:value-type="float">
            <text:p>-0.2700885699</text:p>
          </table:table-cell>
          <table:table-cell office:value-type="float" office:value="-28.2371563320655" calcext:value-type="float">
            <text:p>-28.2371563321</text:p>
          </table:table-cell>
          <table:table-cell office:value-type="float" office:value="77.2639156069595" calcext:value-type="float">
            <text:p>77.263915607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3.957851333731" calcext:value-type="float">
            <text:p>103.9578513337</text:p>
          </table:table-cell>
          <table:table-cell office:value-type="float" office:value="694.882919064706" calcext:value-type="float">
            <text:p>694.8829190647</text:p>
          </table:table-cell>
          <table:table-cell office:value-type="float" office:value="-0.272536238082985" calcext:value-type="float">
            <text:p>-0.2725362381</text:p>
          </table:table-cell>
          <table:table-cell office:value-type="float" office:value="-28.3322817216853" calcext:value-type="float">
            <text:p>-28.3322817217</text:p>
          </table:table-cell>
          <table:table-cell office:value-type="float" office:value="94.0326049670164" calcext:value-type="float">
            <text:p>94.032604967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2.979449275779" calcext:value-type="float">
            <text:p>102.9794492758</text:p>
          </table:table-cell>
          <table:table-cell office:value-type="float" office:value="648.777093449055" calcext:value-type="float">
            <text:p>648.7770934491</text:p>
          </table:table-cell>
          <table:table-cell office:value-type="float" office:value="-0.1539797180949" calcext:value-type="float">
            <text:p>-0.1539797181</text:p>
          </table:table-cell>
          <table:table-cell office:value-type="float" office:value="-15.8567465690525" calcext:value-type="float">
            <text:p>-15.8567465691</text:p>
          </table:table-cell>
          <table:table-cell office:value-type="float" office:value="110.63971033419" calcext:value-type="float">
            <text:p>110.6397103342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2.467417384112" calcext:value-type="float">
            <text:p>102.4674173841</text:p>
          </table:table-cell>
          <table:table-cell office:value-type="float" office:value="639.145858120534" calcext:value-type="float">
            <text:p>639.1458581205</text:p>
          </table:table-cell>
          <table:table-cell office:value-type="float" office:value="-0.129213959571142" calcext:value-type="float">
            <text:p>-0.1292139596</text:p>
          </table:table-cell>
          <table:table-cell office:value-type="float" office:value="-13.24022072723" calcext:value-type="float">
            <text:p>-13.2402207272</text:p>
          </table:table-cell>
          <table:table-cell office:value-type="float" office:value="103.64193682664" calcext:value-type="float">
            <text:p>103.6419368266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2.172794344949" calcext:value-type="float">
            <text:p>102.1727943449</text:p>
          </table:table-cell>
          <table:table-cell office:value-type="float" office:value="643.142417458714" calcext:value-type="float">
            <text:p>643.1424174587</text:p>
          </table:table-cell>
          <table:table-cell office:value-type="float" office:value="-0.139490712253336" calcext:value-type="float">
            <text:p>-0.1394907123</text:p>
          </table:table-cell>
          <table:table-cell office:value-type="float" office:value="-14.2521558560905" calcext:value-type="float">
            <text:p>-14.2521558561</text:p>
          </table:table-cell>
          <table:table-cell office:value-type="float" office:value="91.0355939602188" calcext:value-type="float">
            <text:p>91.0355939602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1.126840217265" calcext:value-type="float">
            <text:p>101.1268402173</text:p>
          </table:table-cell>
          <table:table-cell office:value-type="float" office:value="650.614162435976" calcext:value-type="float">
            <text:p>650.614162436</text:p>
          </table:table-cell>
          <table:table-cell office:value-type="float" office:value="-0.158703557287869" calcext:value-type="float">
            <text:p>-0.1587035573</text:p>
          </table:table-cell>
          <table:table-cell office:value-type="float" office:value="-16.0491892797619" calcext:value-type="float">
            <text:p>-16.0491892798</text:p>
          </table:table-cell>
          <table:table-cell office:value-type="float" office:value="81.454431546899" calcext:value-type="float">
            <text:p>81.4544315469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0.38617571184" calcext:value-type="float">
            <text:p>100.3861757118</text:p>
          </table:table-cell>
          <table:table-cell office:value-type="float" office:value="643.101276753892" calcext:value-type="float">
            <text:p>643.1012767539</text:p>
          </table:table-cell>
          <table:table-cell office:value-type="float" office:value="-0.139384923044958" calcext:value-type="float">
            <text:p>-0.139384923</text:p>
          </table:table-cell>
          <table:table-cell office:value-type="float" office:value="-13.9923193763724" calcext:value-type="float">
            <text:p>-13.9923193764</text:p>
          </table:table-cell>
          <table:table-cell office:value-type="float" office:value="93.8191044388661" calcext:value-type="float">
            <text:p>93.8191044389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9.9612371281095" calcext:value-type="float">
            <text:p>99.9612371281</text:p>
          </table:table-cell>
          <table:table-cell office:value-type="float" office:value="641.179189719289" calcext:value-type="float">
            <text:p>641.1791897193</text:p>
          </table:table-cell>
          <table:table-cell office:value-type="float" office:value="-0.13444246844418" calcext:value-type="float">
            <text:p>-0.1344424684</text:p>
          </table:table-cell>
          <table:table-cell office:value-type="float" office:value="-13.439035468237" calcext:value-type="float">
            <text:p>-13.4390354682</text:p>
          </table:table-cell>
          <table:table-cell office:value-type="float" office:value="95.5656195889128" calcext:value-type="float">
            <text:p>95.5656195889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9.1419987426597" calcext:value-type="float">
            <text:p>99.1419987427</text:p>
          </table:table-cell>
          <table:table-cell office:value-type="float" office:value="556.073729908696" calcext:value-type="float">
            <text:p>556.0737299087</text:p>
          </table:table-cell>
          <table:table-cell office:value-type="float" office:value="0.0843977109127787" calcext:value-type="float">
            <text:p>0.0843977109</text:p>
          </table:table-cell>
          <table:table-cell office:value-type="float" office:value="8.36735774919806" calcext:value-type="float">
            <text:p>8.3673577492</text:p>
          </table:table-cell>
          <table:table-cell office:value-type="float" office:value="136.762438524448" calcext:value-type="float">
            <text:p>136.7624385244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98.9175644927744" calcext:value-type="float">
            <text:p>98.9175644928</text:p>
          </table:table-cell>
          <table:table-cell office:value-type="float" office:value="528.778276280164" calcext:value-type="float">
            <text:p>528.7782762802</text:p>
          </table:table-cell>
          <table:table-cell office:value-type="float" office:value="0.154585240373186" calcext:value-type="float">
            <text:p>0.1545852404</text:p>
          </table:table-cell>
          <table:table-cell office:value-type="float" office:value="15.2911954842457" calcext:value-type="float">
            <text:p>15.2911954842</text:p>
          </table:table-cell>
          <table:table-cell office:value-type="float" office:value="154.348003490362" calcext:value-type="float">
            <text:p>154.3480034904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0.75794990268" calcext:value-type="float">
            <text:p>100.7579499027</text:p>
          </table:table-cell>
          <table:table-cell office:value-type="float" office:value="763.966634464872" calcext:value-type="float">
            <text:p>763.9666344649</text:p>
          </table:table-cell>
          <table:table-cell office:value-type="float" office:value="-0.450178103862971" calcext:value-type="float">
            <text:p>-0.4501781039</text:p>
          </table:table-cell>
          <table:table-cell office:value-type="float" office:value="-45.3590228363088" calcext:value-type="float">
            <text:p>-45.3590228363</text:p>
          </table:table-cell>
          <table:table-cell office:value-type="float" office:value="191.183654314041" calcext:value-type="float">
            <text:p>191.183654314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.65266901493" calcext:value-type="float">
            <text:p>100.6526690149</text:p>
          </table:table-cell>
          <table:table-cell office:value-type="float" office:value="756.507125711484" calcext:value-type="float">
            <text:p>756.5071257115</text:p>
          </table:table-cell>
          <table:table-cell office:value-type="float" office:value="-0.43099672305451" calcext:value-type="float">
            <text:p>-0.4309967231</text:p>
          </table:table-cell>
          <table:table-cell office:value-type="float" office:value="-43.3809705121253" calcext:value-type="float">
            <text:p>-43.3809705121</text:p>
          </table:table-cell>
          <table:table-cell office:value-type="float" office:value="133.340430425668" calcext:value-type="float">
            <text:p>133.3404304257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1.031800682266" calcext:value-type="float">
            <text:p>101.0318006823</text:p>
          </table:table-cell>
          <table:table-cell office:value-type="float" office:value="762.715291229832" calcext:value-type="float">
            <text:p>762.7152912298</text:p>
          </table:table-cell>
          <table:table-cell office:value-type="float" office:value="-0.44696039986839" calcext:value-type="float">
            <text:p>-0.4469603999</text:p>
          </table:table-cell>
          <table:table-cell office:value-type="float" office:value="-45.1572140323688" calcext:value-type="float">
            <text:p>-45.1572140324</text:p>
          </table:table-cell>
          <table:table-cell office:value-type="float" office:value="114.839834545486" calcext:value-type="float">
            <text:p>114.8398345455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3.371089667981" calcext:value-type="float">
            <text:p>103.371089668</text:p>
          </table:table-cell>
          <table:table-cell office:value-type="float" office:value="904.933478942156" calcext:value-type="float">
            <text:p>904.9334789422</text:p>
          </table:table-cell>
          <table:table-cell office:value-type="float" office:value="-0.812660247751861" calcext:value-type="float">
            <text:p>-0.8126602478</text:p>
          </table:table-cell>
          <table:table-cell office:value-type="float" office:value="-84.0055753399612" calcext:value-type="float">
            <text:p>-84.00557534</text:p>
          </table:table-cell>
          <table:table-cell office:value-type="float" office:value="169.077877701199" calcext:value-type="float">
            <text:p>169.0778777012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3.673409939061" calcext:value-type="float">
            <text:p>103.6734099391</text:p>
          </table:table-cell>
          <table:table-cell office:value-type="float" office:value="914.357614848491" calcext:value-type="float">
            <text:p>914.3576148485</text:p>
          </table:table-cell>
          <table:table-cell office:value-type="float" office:value="-0.83689347082141" calcext:value-type="float">
            <text:p>-0.8368934708</text:p>
          </table:table-cell>
          <table:table-cell office:value-type="float" office:value="-86.7635998757914" calcext:value-type="float">
            <text:p>-86.7635998758</text:p>
          </table:table-cell>
          <table:table-cell office:value-type="float" office:value="123.458645563541" calcext:value-type="float">
            <text:p>123.4586455635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3.149334035383" calcext:value-type="float">
            <text:p>103.1493340354</text:p>
          </table:table-cell>
          <table:table-cell table:style-name="ce2" office:value-type="float" office:value="913.435403582566" calcext:value-type="float">
            <text:p>913.4354035826</text:p>
          </table:table-cell>
          <table:table-cell table:style-name="ce2" office:value-type="float" office:value="-0.834522096772209" calcext:value-type="float">
            <text:p>-0.8345220968</text:p>
          </table:table-cell>
          <table:table-cell table:style-name="ce2" office:value-type="float" office:value="-86.0803985198651" calcext:value-type="float">
            <text:p>-86.0803985199</text:p>
          </table:table-cell>
          <table:table-cell table:style-name="ce2" office:value-type="float" office:value="95.8785075005886" calcext:value-type="float">
            <text:p>95.8785075006</text:p>
          </table:table-cell>
          <table:table-cell table:style-name="ce2"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2.683978579474" calcext:value-type="float">
            <text:p>102.6839785795</text:p>
          </table:table-cell>
          <table:table-cell office:value-type="float" office:value="914.586307389522" calcext:value-type="float">
            <text:p>914.5863073895</text:p>
          </table:table-cell>
          <table:table-cell office:value-type="float" office:value="-0.837481530821418" calcext:value-type="float">
            <text:p>-0.8374815308</text:p>
          </table:table-cell>
          <table:table-cell office:value-type="float" office:value="-85.9959355715719" calcext:value-type="float">
            <text:p>-85.9959355716</text:p>
          </table:table-cell>
          <table:table-cell office:value-type="float" office:value="94.2730266133369" calcext:value-type="float">
            <text:p>94.2730266133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3.054748229257" calcext:value-type="float">
            <text:p>103.0547482293</text:p>
          </table:table-cell>
          <table:table-cell office:value-type="float" office:value="900.840089963972" calcext:value-type="float">
            <text:p>900.840089964</text:p>
          </table:table-cell>
          <table:table-cell office:value-type="float" office:value="-0.802134507333357" calcext:value-type="float">
            <text:p>-0.8021345073</text:p>
          </table:table-cell>
          <table:table-cell office:value-type="float" office:value="-82.6637696992383" calcext:value-type="float">
            <text:p>-82.6637696992</text:p>
          </table:table-cell>
          <table:table-cell office:value-type="float" office:value="90.8435626493399" calcext:value-type="float">
            <text:p>90.8435626493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2.003456821914" calcext:value-type="float">
            <text:p>102.0034568219</text:p>
          </table:table-cell>
          <table:table-cell office:value-type="float" office:value="889.789648998003" calcext:value-type="float">
            <text:p>889.789648998</text:p>
          </table:table-cell>
          <table:table-cell office:value-type="float" office:value="-0.773719403433464" calcext:value-type="float">
            <text:p>-0.7737194034</text:p>
          </table:table-cell>
          <table:table-cell office:value-type="float" office:value="-78.922053760402" calcext:value-type="float">
            <text:p>-78.9220537604</text:p>
          </table:table-cell>
          <table:table-cell office:value-type="float" office:value="90.7998516809116" calcext:value-type="float">
            <text:p>90.7998516809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2.430528891217" calcext:value-type="float">
            <text:p>102.4305288912</text:p>
          </table:table-cell>
          <table:table-cell office:value-type="float" office:value="892.444340353885" calcext:value-type="float">
            <text:p>892.4443403539</text:p>
          </table:table-cell>
          <table:table-cell office:value-type="float" office:value="-0.780545676785979" calcext:value-type="float">
            <text:p>-0.7805456768</text:p>
          </table:table-cell>
          <table:table-cell office:value-type="float" office:value="-79.9517064969407" calcext:value-type="float">
            <text:p>-79.9517064969</text:p>
          </table:table-cell>
          <table:table-cell office:value-type="float" office:value="112.06103386451" calcext:value-type="float">
            <text:p>112.0610338645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3.653515227174" calcext:value-type="float">
            <text:p>103.6535152272</text:p>
          </table:table-cell>
          <table:table-cell office:value-type="float" office:value="858.784884020923" calcext:value-type="float">
            <text:p>858.7848840209</text:p>
          </table:table-cell>
          <table:table-cell office:value-type="float" office:value="-0.693993750771402" calcext:value-type="float">
            <text:p>-0.6939937508</text:p>
          </table:table-cell>
          <table:table-cell office:value-type="float" office:value="-71.9348918131473" calcext:value-type="float">
            <text:p>-71.9348918131</text:p>
          </table:table-cell>
          <table:table-cell office:value-type="float" office:value="109.278665806948" calcext:value-type="float">
            <text:p>109.2786658069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4.986533874793" calcext:value-type="float">
            <text:p>104.9865338748</text:p>
          </table:table-cell>
          <table:table-cell office:value-type="float" office:value="828.480673873887" calcext:value-type="float">
            <text:p>828.4806738739</text:p>
          </table:table-cell>
          <table:table-cell office:value-type="float" office:value="-0.616069504799314" calcext:value-type="float">
            <text:p>-0.6160695048</text:p>
          </table:table-cell>
          <table:table-cell office:value-type="float" office:value="-64.6790019348402" calcext:value-type="float">
            <text:p>-64.6790019348</text:p>
          </table:table-cell>
          <table:table-cell office:value-type="float" office:value="114.636772687245" calcext:value-type="float">
            <text:p>114.6367726872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5.843285363496" calcext:value-type="float">
            <text:p>105.8432853635</text:p>
          </table:table-cell>
          <table:table-cell office:value-type="float" office:value="817.965906817412" calcext:value-type="float">
            <text:p>817.9659068174</text:p>
          </table:table-cell>
          <table:table-cell office:value-type="float" office:value="-0.589031832790294" calcext:value-type="float">
            <text:p>-0.5890318328</text:p>
          </table:table-cell>
          <table:table-cell office:value-type="float" office:value="-62.3450643662062" calcext:value-type="float">
            <text:p>-62.3450643662</text:p>
          </table:table-cell>
          <table:table-cell office:value-type="float" office:value="113.178280455426" calcext:value-type="float">
            <text:p>113.1782804554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5.523924751899" calcext:value-type="float">
            <text:p>105.5239247519</text:p>
          </table:table-cell>
          <table:table-cell office:value-type="float" office:value="829.479384654803" calcext:value-type="float">
            <text:p>829.4793846548</text:p>
          </table:table-cell>
          <table:table-cell office:value-type="float" office:value="-0.618637589701361" calcext:value-type="float">
            <text:p>-0.6186375897</text:p>
          </table:table-cell>
          <table:table-cell office:value-type="float" office:value="-65.2810664643428" calcext:value-type="float">
            <text:p>-65.2810664643</text:p>
          </table:table-cell>
          <table:table-cell office:value-type="float" office:value="83.1113160228223" calcext:value-type="float">
            <text:p>83.1113160228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5.23123258165" calcext:value-type="float">
            <text:p>105.2312325817</text:p>
          </table:table-cell>
          <table:table-cell office:value-type="float" office:value="846.45459232582" calcext:value-type="float">
            <text:p>846.4545923258</text:p>
          </table:table-cell>
          <table:table-cell office:value-type="float" office:value="-0.662287638706615" calcext:value-type="float">
            <text:p>-0.6622876387</text:p>
          </table:table-cell>
          <table:table-cell office:value-type="float" office:value="-69.6933445446873" calcext:value-type="float">
            <text:p>-69.6933445447</text:p>
          </table:table-cell>
          <table:table-cell office:value-type="float" office:value="72.6023065716142" calcext:value-type="float">
            <text:p>72.6023065716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4.752392287626" calcext:value-type="float">
            <text:p>104.7523922876</text:p>
          </table:table-cell>
          <table:table-cell office:value-type="float" office:value="839.117777334526" calcext:value-type="float">
            <text:p>839.1177773345</text:p>
          </table:table-cell>
          <table:table-cell office:value-type="float" office:value="-0.643421752638" calcext:value-type="float">
            <text:p>-0.6434217526</text:p>
          </table:table-cell>
          <table:table-cell office:value-type="float" office:value="-67.3999678387278" calcext:value-type="float">
            <text:p>-67.3999678387</text:p>
          </table:table-cell>
          <table:table-cell office:value-type="float" office:value="104.751985764011" calcext:value-type="float">
            <text:p>104.751985764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3.710377572835" calcext:value-type="float">
            <text:p>103.7103775728</text:p>
          </table:table-cell>
          <table:table-cell office:value-type="float" office:value="841.864552443097" calcext:value-type="float">
            <text:p>841.8645524431</text:p>
          </table:table-cell>
          <table:table-cell office:value-type="float" office:value="-0.650484810152179" calcext:value-type="float">
            <text:p>-0.6504848102</text:p>
          </table:table-cell>
          <table:table-cell office:value-type="float" office:value="-67.4620252662761" calcext:value-type="float">
            <text:p>-67.4620252663</text:p>
          </table:table-cell>
          <table:table-cell office:value-type="float" office:value="86.2823256883631" calcext:value-type="float">
            <text:p>86.2823256884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4.277290323082" calcext:value-type="float">
            <text:p>104.2772903231</text:p>
          </table:table-cell>
          <table:table-cell office:value-type="float" office:value="844.225095885481" calcext:value-type="float">
            <text:p>844.2250958855</text:p>
          </table:table-cell>
          <table:table-cell office:value-type="float" office:value="-0.656554711559925" calcext:value-type="float">
            <text:p>-0.6565547116</text:p>
          </table:table-cell>
          <table:table-cell office:value-type="float" office:value="-68.4637462703219" calcext:value-type="float">
            <text:p>-68.4637462703</text:p>
          </table:table-cell>
          <table:table-cell office:value-type="float" office:value="115.081306031544" calcext:value-type="float">
            <text:p>115.0813060315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4.050695126802" calcext:value-type="float">
            <text:p>104.0506951268</text:p>
          </table:table-cell>
          <table:table-cell office:value-type="float" office:value="852.105528843408" calcext:value-type="float">
            <text:p>852.1055288434</text:p>
          </table:table-cell>
          <table:table-cell office:value-type="float" office:value="-0.67681845686794" calcext:value-type="float">
            <text:p>-0.6768184569</text:p>
          </table:table-cell>
          <table:table-cell office:value-type="float" office:value="-70.4234309117587" calcext:value-type="float">
            <text:p>-70.4234309118</text:p>
          </table:table-cell>
          <table:table-cell office:value-type="float" office:value="83.6930784347034" calcext:value-type="float">
            <text:p>83.6930784347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6.264083085117" calcext:value-type="float">
            <text:p>106.2640830851</text:p>
          </table:table-cell>
          <table:table-cell office:value-type="float" office:value="819.654365217633" calcext:value-type="float">
            <text:p>819.6543652176</text:p>
          </table:table-cell>
          <table:table-cell office:value-type="float" office:value="-0.593373534720621" calcext:value-type="float">
            <text:p>-0.5933735347</text:p>
          </table:table-cell>
          <table:table-cell office:value-type="float" office:value="-63.0542945940619" calcext:value-type="float">
            <text:p>-63.0542945941</text:p>
          </table:table-cell>
          <table:table-cell office:value-type="float" office:value="133.470025147726" calcext:value-type="float">
            <text:p>133.4700251477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10.531057253702" calcext:value-type="float">
            <text:p>110.5310572537</text:p>
          </table:table-cell>
          <table:table-cell office:value-type="float" office:value="981.399476453832" calcext:value-type="float">
            <text:p>981.3994764538</text:p>
          </table:table-cell>
          <table:table-cell office:value-type="float" office:value="-1.00928491375338" calcext:value-type="float">
            <text:p>-1.0092849138</text:p>
          </table:table-cell>
          <table:table-cell office:value-type="float" office:value="-111.557328587373" calcext:value-type="float">
            <text:p>-111.5573285874</text:p>
          </table:table-cell>
          <table:table-cell office:value-type="float" office:value="195.030010520825" calcext:value-type="float">
            <text:p>195.0300105208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3.901884264539" calcext:value-type="float">
            <text:p>113.9018842645</text:p>
          </table:table-cell>
          <table:table-cell office:value-type="float" office:value="1073.78004841046" calcext:value-type="float">
            <text:p>1073.7800484105</text:p>
          </table:table-cell>
          <table:table-cell office:value-type="float" office:value="-1.24683231648267" calcext:value-type="float">
            <text:p>-1.2468323165</text:p>
          </table:table-cell>
          <table:table-cell office:value-type="float" office:value="-142.016550209296" calcext:value-type="float">
            <text:p>-142.0165502093</text:p>
          </table:table-cell>
          <table:table-cell office:value-type="float" office:value="179.424439190898" calcext:value-type="float">
            <text:p>179.4244391909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6.766215180204" calcext:value-type="float">
            <text:p>116.7662151802</text:p>
          </table:table-cell>
          <table:table-cell office:value-type="float" office:value="1119.66351349562" calcext:value-type="float">
            <text:p>1119.6635134956</text:p>
          </table:table-cell>
          <table:table-cell office:value-type="float" office:value="-1.36481705860265" calcext:value-type="float">
            <text:p>-1.3648170586</text:p>
          </table:table-cell>
          <table:table-cell office:value-type="float" office:value="-159.364522346409" calcext:value-type="float">
            <text:p>-159.3645223464</text:p>
          </table:table-cell>
          <table:table-cell office:value-type="float" office:value="168.922504908218" calcext:value-type="float">
            <text:p>168.9225049082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19.271629931777" calcext:value-type="float">
            <text:p>119.2716299318</text:p>
          </table:table-cell>
          <table:table-cell office:value-type="float" office:value="1202.94191414609" calcext:value-type="float">
            <text:p>1202.9419141461</text:p>
          </table:table-cell>
          <table:table-cell office:value-type="float" office:value="-1.57895913803525" calcext:value-type="float">
            <text:p>-1.578959138</text:p>
          </table:table-cell>
          <table:table-cell office:value-type="float" office:value="-188.325029989138" calcext:value-type="float">
            <text:p>-188.3250299891</text:p>
          </table:table-cell>
          <table:table-cell office:value-type="float" office:value="174.205877017355" calcext:value-type="float">
            <text:p>174.2058770174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22.551457359747" calcext:value-type="float">
            <text:p>122.5514573597</text:p>
          </table:table-cell>
          <table:table-cell office:value-type="float" office:value="1488.72554601276" calcext:value-type="float">
            <text:p>1488.7255460128</text:p>
          </table:table-cell>
          <table:table-cell office:value-type="float" office:value="-2.3138231690172" calcext:value-type="float">
            <text:p>-2.313823169</text:p>
          </table:table-cell>
          <table:table-cell office:value-type="float" office:value="-283.562401435806" calcext:value-type="float">
            <text:p>-283.5624014358</text:p>
          </table:table-cell>
          <table:table-cell office:value-type="float" office:value="215.594188029236" calcext:value-type="float">
            <text:p>215.5941880292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4.218687856519" calcext:value-type="float">
            <text:p>124.2186878565</text:p>
          </table:table-cell>
          <table:table-cell office:value-type="float" office:value="1512.58755869521" calcext:value-type="float">
            <text:p>1512.5875586952</text:p>
          </table:table-cell>
          <table:table-cell office:value-type="float" office:value="-2.37518194842887" calcext:value-type="float">
            <text:p>-2.3751819484</text:p>
          </table:table-cell>
          <table:table-cell office:value-type="float" office:value="-295.041985054325" calcext:value-type="float">
            <text:p>-295.0419850543</text:p>
          </table:table-cell>
          <table:table-cell office:value-type="float" office:value="156.993312723358" calcext:value-type="float">
            <text:p>156.9933127234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24.057750586901" calcext:value-type="float">
            <text:p>124.0577505869</text:p>
          </table:table-cell>
          <table:table-cell office:value-type="float" office:value="1524.44171921717" calcext:value-type="float">
            <text:p>1524.4417192172</text:p>
          </table:table-cell>
          <table:table-cell office:value-type="float" office:value="-2.40566373679504" calcext:value-type="float">
            <text:p>-2.4056637368</text:p>
          </table:table-cell>
          <table:table-cell office:value-type="float" office:value="-298.441231855271" calcext:value-type="float">
            <text:p>-298.4412318553</text:p>
          </table:table-cell>
          <table:table-cell office:value-type="float" office:value="85.8856013324268" calcext:value-type="float">
            <text:p>85.8856013324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3.759070174545" calcext:value-type="float">
            <text:p>123.7590701745</text:p>
          </table:table-cell>
          <table:table-cell office:value-type="float" office:value="1553.56694600192" calcext:value-type="float">
            <text:p>1553.5669460019</text:p>
          </table:table-cell>
          <table:table-cell office:value-type="float" office:value="-2.48055634494935" calcext:value-type="float">
            <text:p>-2.4805563449</text:p>
          </table:table-cell>
          <table:table-cell office:value-type="float" office:value="-306.991346766498" calcext:value-type="float">
            <text:p>-306.9913467665</text:p>
          </table:table-cell>
          <table:table-cell office:value-type="float" office:value="71.8966583514933" calcext:value-type="float">
            <text:p>71.8966583515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23.494162221816" calcext:value-type="float">
            <text:p>123.4941622218</text:p>
          </table:table-cell>
          <table:table-cell office:value-type="float" office:value="1572.18695424095" calcext:value-type="float">
            <text:p>1572.186954241</text:p>
          </table:table-cell>
          <table:table-cell office:value-type="float" office:value="-2.52843583413517" calcext:value-type="float">
            <text:p>-2.5284358341</text:p>
          </table:table-cell>
          <table:table-cell office:value-type="float" office:value="-312.247065068143" calcext:value-type="float">
            <text:p>-312.2470650681</text:p>
          </table:table-cell>
          <table:table-cell office:value-type="float" office:value="85.3420499515659" calcext:value-type="float">
            <text:p>85.3420499516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23.197335792831" calcext:value-type="float">
            <text:p>123.1973357928</text:p>
          </table:table-cell>
          <table:table-cell office:value-type="float" office:value="1592.12103728634" calcext:value-type="float">
            <text:p>1592.1210372864</text:p>
          </table:table-cell>
          <table:table-cell office:value-type="float" office:value="-2.5796943352781" calcext:value-type="float">
            <text:p>-2.5796943353</text:p>
          </table:table-cell>
          <table:table-cell office:value-type="float" office:value="-317.811469266121" calcext:value-type="float">
            <text:p>-317.8114692661</text:p>
          </table:table-cell>
          <table:table-cell office:value-type="float" office:value="86.0671738613915" calcext:value-type="float">
            <text:p>86.0671738614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2.14721516883" calcext:value-type="float">
            <text:p>122.1472151688</text:p>
          </table:table-cell>
          <table:table-cell office:value-type="float" office:value="1598.00012351418" calcext:value-type="float">
            <text:p>1598.0001235142</text:p>
          </table:table-cell>
          <table:table-cell office:value-type="float" office:value="-2.59481181760436" calcext:value-type="float">
            <text:p>-2.5948118176</text:p>
          </table:table-cell>
          <table:table-cell office:value-type="float" office:value="-316.949037407542" calcext:value-type="float">
            <text:p>-316.9490374075</text:p>
          </table:table-cell>
          <table:table-cell office:value-type="float" office:value="103.158578556396" calcext:value-type="float">
            <text:p>103.1585785564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0.402502571252" calcext:value-type="float">
            <text:p>120.4025025713</text:p>
          </table:table-cell>
          <table:table-cell office:value-type="float" office:value="1579.42199852787" calcext:value-type="float">
            <text:p>1579.4219985279</text:p>
          </table:table-cell>
          <table:table-cell office:value-type="float" office:value="-2.54704002701457" calcext:value-type="float">
            <text:p>-2.547040027</text:p>
          </table:table-cell>
          <table:table-cell office:value-type="float" office:value="-306.669993401703" calcext:value-type="float">
            <text:p>-306.6699934017</text:p>
          </table:table-cell>
          <table:table-cell office:value-type="float" office:value="98.517200367878" calcext:value-type="float">
            <text:p>98.5172003679</text:p>
          </table:table-cell>
          <table:table-cell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.455104352686" calcext:value-type="float">
            <text:p>118.4551043527</text:p>
          </table:table-cell>
          <table:table-cell table:style-name="ce3" office:value-type="float" office:value="1416.20649075805" calcext:value-type="float">
            <text:p>1416.2064907581</text:p>
          </table:table-cell>
          <table:table-cell table:style-name="ce3" office:value-type="float" office:value="-2.12734767033524" calcext:value-type="float">
            <text:p>-2.1273476703</text:p>
          </table:table-cell>
          <table:table-cell table:style-name="ce3" office:value-type="float" office:value="-251.995190284005" calcext:value-type="float">
            <text:p>-251.995190284</text:p>
          </table:table-cell>
          <table:table-cell table:style-name="ce3" office:value-type="float" office:value="128.866911319929" calcext:value-type="float">
            <text:p>128.8669113199</text:p>
          </table:table-cell>
          <table:table-cell table:style-name="ce3" table:number-columns-repeated="101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.88972184793" calcext:value-type="float">
            <text:p>125.8897218479</text:p>
          </table:table-cell>
          <table:table-cell table:style-name="ce2" office:value-type="float" office:value="3413.43288312689" calcext:value-type="float">
            <text:p>3413.4328831269</text:p>
          </table:table-cell>
          <table:table-cell table:style-name="ce2" office:value-type="float" office:value="-7.26301561567249" calcext:value-type="float">
            <text:p>-7.2630156157</text:p>
          </table:table-cell>
          <table:table-cell table:style-name="ce2" office:value-type="float" office:value="-914.339015634181" calcext:value-type="float">
            <text:p>-914.3390156342</text:p>
          </table:table-cell>
          <table:table-cell table:style-name="ce2" office:value-type="float" office:value="371.248190273468" calcext:value-type="float">
            <text:p>371.2481902735</text:p>
          </table:table-cell>
          <table:table-cell table:style-name="ce2"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8.674099775188" calcext:value-type="float">
            <text:p>138.6740997752</text:p>
          </table:table-cell>
          <table:table-cell office:value-type="float" office:value="8351.87728874206" calcext:value-type="float">
            <text:p>8351.8772887421</text:p>
          </table:table-cell>
          <table:table-cell office:value-type="float" office:value="-19.9617315602713" calcext:value-type="float">
            <text:p>-19.9617315603</text:p>
          </table:table-cell>
          <table:table-cell office:value-type="float" office:value="-2768.17515407458" calcext:value-type="float">
            <text:p>-2768.1751540746</text:p>
          </table:table-cell>
          <table:table-cell office:value-type="float" office:value="523.939928217741" calcext:value-type="float">
            <text:p>523.9399282177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44.317568648981" calcext:value-type="float">
            <text:p>144.317568649</text:p>
          </table:table-cell>
          <table:table-cell office:value-type="float" office:value="9725.27240363841" calcext:value-type="float">
            <text:p>9725.2724036384</text:p>
          </table:table-cell>
          <table:table-cell office:value-type="float" office:value="-23.4932797587158" calcext:value-type="float">
            <text:p>-23.4932797587</text:p>
          </table:table-cell>
          <table:table-cell office:value-type="float" office:value="-3390.49301436818" calcext:value-type="float">
            <text:p>-3390.4930143682</text:p>
          </table:table-cell>
          <table:table-cell office:value-type="float" office:value="349.668881662571" calcext:value-type="float">
            <text:p>349.6688816626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45.685646990268" calcext:value-type="float">
            <text:p>145.6856469903</text:p>
          </table:table-cell>
          <table:table-cell office:value-type="float" office:value="9726.25047537348" calcext:value-type="float">
            <text:p>9726.2504753735</text:p>
          </table:table-cell>
          <table:table-cell office:value-type="float" office:value="-23.4957947723754" calcext:value-type="float">
            <text:p>-23.4957947724</text:p>
          </table:table-cell>
          <table:table-cell office:value-type="float" office:value="-3423.00006296406" calcext:value-type="float">
            <text:p>-3423.0000629641</text:p>
          </table:table-cell>
          <table:table-cell office:value-type="float" office:value="167.237152484731" calcext:value-type="float">
            <text:p>167.2371524847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8.41492760248" calcext:value-type="float">
            <text:p>148.4149276025</text:p>
          </table:table-cell>
          <table:table-cell office:value-type="float" office:value="9683.97210855875" calcext:value-type="float">
            <text:p>9683.9721085588</text:p>
          </table:table-cell>
          <table:table-cell office:value-type="float" office:value="-23.387080179948" calcext:value-type="float">
            <text:p>-23.3870801799</text:p>
          </table:table-cell>
          <table:table-cell office:value-type="float" office:value="-3470.99181174037" calcext:value-type="float">
            <text:p>-3470.9918117404</text:p>
          </table:table-cell>
          <table:table-cell office:value-type="float" office:value="183.215487091369" calcext:value-type="float">
            <text:p>183.2154870914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49.511217658644" calcext:value-type="float">
            <text:p>149.5112176586</text:p>
          </table:table-cell>
          <table:table-cell office:value-type="float" office:value="9599.89154407065" calcext:value-type="float">
            <text:p>9599.8915440707</text:p>
          </table:table-cell>
          <table:table-cell office:value-type="float" office:value="-23.1708754164233" calcext:value-type="float">
            <text:p>-23.1708754164</text:p>
          </table:table-cell>
          <table:table-cell office:value-type="float" office:value="-3464.30579772617" calcext:value-type="float">
            <text:p>-3464.3057977262</text:p>
          </table:table-cell>
          <table:table-cell office:value-type="float" office:value="129.354308410581" calcext:value-type="float">
            <text:p>129.3543084106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49.366560210602" calcext:value-type="float">
            <text:p>149.3665602106</text:p>
          </table:table-cell>
          <table:table-cell office:value-type="float" office:value="9618.08212534339" calcext:value-type="float">
            <text:p>9618.0821253434</text:p>
          </table:table-cell>
          <table:table-cell office:value-type="float" office:value="-23.217650677108" calcext:value-type="float">
            <text:p>-23.2176506771</text:p>
          </table:table-cell>
          <table:table-cell office:value-type="float" office:value="-3467.94061781097" calcext:value-type="float">
            <text:p>-3467.940617811</text:p>
          </table:table-cell>
          <table:table-cell office:value-type="float" office:value="86.2145243120043" calcext:value-type="float">
            <text:p>86.214524312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48.643623991841" calcext:value-type="float">
            <text:p>148.6436239918</text:p>
          </table:table-cell>
          <table:table-cell office:value-type="float" office:value="9722.21810437593" calcext:value-type="float">
            <text:p>9722.2181043759</text:p>
          </table:table-cell>
          <table:table-cell office:value-type="float" office:value="-23.4854259335923" calcext:value-type="float">
            <text:p>-23.4854259336</text:p>
          </table:table-cell>
          <table:table-cell office:value-type="float" office:value="-3490.95882176112" calcext:value-type="float">
            <text:p>-3490.9588217611</text:p>
          </table:table-cell>
          <table:table-cell office:value-type="float" office:value="67.6658926805554" calcext:value-type="float">
            <text:p>67.6658926806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8.059523487397" calcext:value-type="float">
            <text:p>148.0595234874</text:p>
          </table:table-cell>
          <table:table-cell office:value-type="float" office:value="9777.25004664428" calcext:value-type="float">
            <text:p>9777.2500466443</text:p>
          </table:table-cell>
          <table:table-cell office:value-type="float" office:value="-23.6269350699411" calcext:value-type="float">
            <text:p>-23.6269350699</text:p>
          </table:table-cell>
          <table:table-cell office:value-type="float" office:value="-3498.19274792316" calcext:value-type="float">
            <text:p>-3498.1927479232</text:p>
          </table:table-cell>
          <table:table-cell office:value-type="float" office:value="93.3698177223225" calcext:value-type="float">
            <text:p>93.369817722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9.345763542053" calcext:value-type="float">
            <text:p>149.3457635421</text:p>
          </table:table-cell>
          <table:table-cell office:value-type="float" office:value="9727.21013213509" calcext:value-type="float">
            <text:p>9727.2101321351</text:p>
          </table:table-cell>
          <table:table-cell office:value-type="float" office:value="-23.4982624337722" calcext:value-type="float">
            <text:p>-23.4982624338</text:p>
          </table:table-cell>
          <table:table-cell office:value-type="float" office:value="-3509.36594508325" calcext:value-type="float">
            <text:p>-3509.3659450833</text:p>
          </table:table-cell>
          <table:table-cell office:value-type="float" office:value="150.438347555937" calcext:value-type="float">
            <text:p>150.4383475559</text:p>
          </table:table-cell>
          <table:table-cell table:number-columns-repeated="101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.38945712068" calcext:value-type="float">
            <text:p>149.3894571207</text:p>
          </table:table-cell>
          <table:table-cell table:style-name="ce3" office:value-type="float" office:value="9724.14026163316" calcext:value-type="float">
            <text:p>9724.1402616332</text:p>
          </table:table-cell>
          <table:table-cell table:style-name="ce3" office:value-type="float" office:value="-23.4903685687635" calcext:value-type="float">
            <text:p>-23.4903685688</text:p>
          </table:table-cell>
          <table:table-cell table:style-name="ce3" office:value-type="float" office:value="-3509.21340805227" calcext:value-type="float">
            <text:p>-3509.2134080523</text:p>
          </table:table-cell>
          <table:table-cell table:style-name="ce3" office:value-type="float" office:value="116.034967203312" calcext:value-type="float">
            <text:p>116.0349672033</text:p>
          </table:table-cell>
          <table:table-cell table:style-name="ce3"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.175519939112" calcext:value-type="float">
            <text:p>157.1755199391</text:p>
          </table:table-cell>
          <table:table-cell table:style-name="ce2" office:value-type="float" office:value="11081.9942054777" calcext:value-type="float">
            <text:p>11081.9942054777</text:p>
          </table:table-cell>
          <table:table-cell table:style-name="ce2" office:value-type="float" office:value="-26.9819541999653" calcext:value-type="float">
            <text:p>-26.9819542</text:p>
          </table:table-cell>
          <table:table-cell table:style-name="ce2" office:value-type="float" office:value="-4240.90268035285" calcext:value-type="float">
            <text:p>-4240.9026803529</text:p>
          </table:table-cell>
          <table:table-cell table:style-name="ce2" office:value-type="float" office:value="362.332290645231" calcext:value-type="float">
            <text:p>362.3322906452</text:p>
          </table:table-cell>
          <table:table-cell table:style-name="ce2"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74.72519246264" calcext:value-type="float">
            <text:p>174.7251924626</text:p>
          </table:table-cell>
          <table:table-cell office:value-type="float" office:value="18254.243111059" calcext:value-type="float">
            <text:p>18254.243111059</text:p>
          </table:table-cell>
          <table:table-cell office:value-type="float" office:value="-45.4246750357771" calcext:value-type="float">
            <text:p>-45.4246750358</text:p>
          </table:table-cell>
          <table:table-cell office:value-type="float" office:value="-7936.83508817903" calcext:value-type="float">
            <text:p>-7936.835088179</text:p>
          </table:table-cell>
          <table:table-cell office:value-type="float" office:value="644.700836775718" calcext:value-type="float">
            <text:p>644.7008367757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85.568525658258" calcext:value-type="float">
            <text:p>185.5685256583</text:p>
          </table:table-cell>
          <table:table-cell office:value-type="float" office:value="19730.5880517538" calcext:value-type="float">
            <text:p>19730.5880517538</text:p>
          </table:table-cell>
          <table:table-cell office:value-type="float" office:value="-49.2209484162798" calcext:value-type="float">
            <text:p>-49.2209484163</text:p>
          </table:table-cell>
          <table:table-cell office:value-type="float" office:value="-9133.85882911022" calcext:value-type="float">
            <text:p>-9133.8588291102</text:p>
          </table:table-cell>
          <table:table-cell office:value-type="float" office:value="419.588968831399" calcext:value-type="float">
            <text:p>419.5889688314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90.541259799047" calcext:value-type="float">
            <text:p>190.541259799</text:p>
          </table:table-cell>
          <table:table-cell office:value-type="float" office:value="19692.2007441295" calcext:value-type="float">
            <text:p>19692.2007441295</text:p>
          </table:table-cell>
          <table:table-cell office:value-type="float" office:value="-49.1222392934546" calcext:value-type="float">
            <text:p>-49.1222392935</text:p>
          </table:table-cell>
          <table:table-cell office:value-type="float" office:value="-9359.81335912509" calcext:value-type="float">
            <text:p>-9359.8133591251</text:p>
          </table:table-cell>
          <table:table-cell office:value-type="float" office:value="263.879478269259" calcext:value-type="float">
            <text:p>263.8794782693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95.036212874721" calcext:value-type="float">
            <text:p>195.0362128747</text:p>
          </table:table-cell>
          <table:table-cell office:value-type="float" office:value="19371.2352366541" calcext:value-type="float">
            <text:p>19371.2352366541</text:p>
          </table:table-cell>
          <table:table-cell office:value-type="float" office:value="-48.2969085875324" calcext:value-type="float">
            <text:p>-48.2969085875</text:p>
          </table:table-cell>
          <table:table-cell office:value-type="float" office:value="-9419.6461444689" calcext:value-type="float">
            <text:p>-9419.6461444689</text:p>
          </table:table-cell>
          <table:table-cell office:value-type="float" office:value="230.120824109929" calcext:value-type="float">
            <text:p>230.1208241099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95.444530837502" calcext:value-type="float">
            <text:p>195.4445308375</text:p>
          </table:table-cell>
          <table:table-cell office:value-type="float" office:value="19309.1700815239" calcext:value-type="float">
            <text:p>19309.1700815239</text:p>
          </table:table-cell>
          <table:table-cell office:value-type="float" office:value="-48.1373142476304" calcext:value-type="float">
            <text:p>-48.1373142476</text:p>
          </table:table-cell>
          <table:table-cell office:value-type="float" office:value="-9408.17479890551" calcext:value-type="float">
            <text:p>-9408.1747989055</text:p>
          </table:table-cell>
          <table:table-cell office:value-type="float" office:value="128.147480840522" calcext:value-type="float">
            <text:p>128.1474808405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94.215993714441" calcext:value-type="float">
            <text:p>194.2159937144</text:p>
          </table:table-cell>
          <table:table-cell office:value-type="float" office:value="19640.90687947" calcext:value-type="float">
            <text:p>19640.90687947</text:p>
          </table:table-cell>
          <table:table-cell office:value-type="float" office:value="-48.9903422498691" calcext:value-type="float">
            <text:p>-48.9903422499</text:p>
          </table:table-cell>
          <table:table-cell office:value-type="float" office:value="-9514.70800246891" calcext:value-type="float">
            <text:p>-9514.7080024689</text:p>
          </table:table-cell>
          <table:table-cell office:value-type="float" office:value="44.3798904967803" calcext:value-type="float">
            <text:p>44.3798904968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91.373998998595" calcext:value-type="float">
            <text:p>191.3739989986</text:p>
          </table:table-cell>
          <table:table-cell office:value-type="float" office:value="20255.7862562576" calcext:value-type="float">
            <text:p>20255.7862562576</text:p>
          </table:table-cell>
          <table:table-cell office:value-type="float" office:value="-50.5714430793409" calcext:value-type="float">
            <text:p>-50.5714430793</text:p>
          </table:table-cell>
          <table:table-cell office:value-type="float" office:value="-9678.05929722328" calcext:value-type="float">
            <text:p>-9678.0592972233</text:p>
          </table:table-cell>
          <table:table-cell office:value-type="float" office:value="42.5261942406371" calcext:value-type="float">
            <text:p>42.5261942406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86.469407674143" calcext:value-type="float">
            <text:p>186.4694076741</text:p>
          </table:table-cell>
          <table:table-cell office:value-type="float" office:value="20988.5274310379" calcext:value-type="float">
            <text:p>20988.5274310379</text:p>
          </table:table-cell>
          <table:table-cell office:value-type="float" office:value="-52.4556137361709" calcext:value-type="float">
            <text:p>-52.4556137362</text:p>
          </table:table-cell>
          <table:table-cell office:value-type="float" office:value="-9781.36722256745" calcext:value-type="float">
            <text:p>-9781.3672225675</text:p>
          </table:table-cell>
          <table:table-cell office:value-type="float" office:value="38.0830881383726" calcext:value-type="float">
            <text:p>38.0830881384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82.234982924924" calcext:value-type="float">
            <text:p>182.2349829249</text:p>
          </table:table-cell>
          <table:table-cell office:value-type="float" office:value="21623.886109197" calcext:value-type="float">
            <text:p>21623.886109197</text:p>
          </table:table-cell>
          <table:table-cell office:value-type="float" office:value="-54.0893750411892" calcext:value-type="float">
            <text:p>-54.0893750412</text:p>
          </table:table-cell>
          <table:table-cell office:value-type="float" office:value="-9856.97633705094" calcext:value-type="float">
            <text:p>-9856.9763370509</text:p>
          </table:table-cell>
          <table:table-cell office:value-type="float" office:value="43.9228472158896" calcext:value-type="float">
            <text:p>43.9228472159</text:p>
          </table:table-cell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8.352788229955" calcext:value-type="float">
            <text:p>178.35278823</text:p>
          </table:table-cell>
          <table:table-cell table:style-name="ce2" office:value-type="float" office:value="22212.8696118611" calcext:value-type="float">
            <text:p>22212.8696118611</text:p>
          </table:table-cell>
          <table:table-cell table:style-name="ce2" office:value-type="float" office:value="-55.6038872199396" calcext:value-type="float">
            <text:p>-55.6038872199</text:p>
          </table:table-cell>
          <table:table-cell table:style-name="ce2" office:value-type="float" office:value="-9917.10832210018" calcext:value-type="float">
            <text:p>-9917.1083221002</text:p>
          </table:table-cell>
          <table:table-cell table:style-name="ce2" office:value-type="float" office:value="44.6922746691934" calcext:value-type="float">
            <text:p>44.6922746692</text:p>
          </table:table-cell>
          <table:table-cell table:style-name="ce2"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74.581307082428" calcext:value-type="float">
            <text:p>174.5813070824</text:p>
          </table:table-cell>
          <table:table-cell office:value-type="float" office:value="22700.3288803496" calcext:value-type="float">
            <text:p>22700.3288803496</text:p>
          </table:table-cell>
          <table:table-cell office:value-type="float" office:value="-56.8573399829311" calcext:value-type="float">
            <text:p>-56.8573399829</text:p>
          </table:table-cell>
          <table:table-cell office:value-type="float" office:value="-9926.22873145009" calcext:value-type="float">
            <text:p>-9926.2287314501</text:p>
          </table:table-cell>
          <table:table-cell office:value-type="float" office:value="53.5184802964917" calcext:value-type="float">
            <text:p>53.5184802965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70.243181266975" calcext:value-type="float">
            <text:p>170.243181267</text:p>
          </table:table-cell>
          <table:table-cell office:value-type="float" office:value="22935.2308964619" calcext:value-type="float">
            <text:p>22935.2308964619</text:p>
          </table:table-cell>
          <table:table-cell office:value-type="float" office:value="-57.4613670271622" calcext:value-type="float">
            <text:p>-57.4613670272</text:p>
          </table:table-cell>
          <table:table-cell office:value-type="float" office:value="-9782.40592265335" calcext:value-type="float">
            <text:p>-9782.4059226534</text:p>
          </table:table-cell>
          <table:table-cell office:value-type="float" office:value="76.7741619347424" calcext:value-type="float">
            <text:p>76.7741619347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66.766390307688" calcext:value-type="float">
            <text:p>166.7663903077</text:p>
          </table:table-cell>
          <table:table-cell office:value-type="float" office:value="23417.1554207874" calcext:value-type="float">
            <text:p>23417.1554207874</text:p>
          </table:table-cell>
          <table:table-cell office:value-type="float" office:value="-58.7005877490127" calcext:value-type="float">
            <text:p>-58.700587749</text:p>
          </table:table-cell>
          <table:table-cell office:value-type="float" office:value="-9789.28512784255" calcext:value-type="float">
            <text:p>-9789.2851278426</text:p>
          </table:table-cell>
          <table:table-cell office:value-type="float" office:value="45.7360020261807" calcext:value-type="float">
            <text:p>45.7360020262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65.760911637819" calcext:value-type="float">
            <text:p>165.7609116378</text:p>
          </table:table-cell>
          <table:table-cell office:value-type="float" office:value="23617.4015361485" calcext:value-type="float">
            <text:p>23617.4015361485</text:p>
          </table:table-cell>
          <table:table-cell office:value-type="float" office:value="-59.2155006100523" calcext:value-type="float">
            <text:p>-59.2155006101</text:p>
          </table:table-cell>
          <table:table-cell office:value-type="float" office:value="-9815.61536421208" calcext:value-type="float">
            <text:p>-9815.6153642121</text:p>
          </table:table-cell>
          <table:table-cell office:value-type="float" office:value="53.7102838966114" calcext:value-type="float">
            <text:p>53.7102838966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65.041083250661" calcext:value-type="float">
            <text:p>165.0410832507</text:p>
          </table:table-cell>
          <table:table-cell office:value-type="float" office:value="23773.473843994" calcext:value-type="float">
            <text:p>23773.473843994</text:p>
          </table:table-cell>
          <table:table-cell office:value-type="float" office:value="-59.6168249424463" calcext:value-type="float">
            <text:p>-59.6168249424</text:p>
          </table:table-cell>
          <table:table-cell office:value-type="float" office:value="-9839.22536846637" calcext:value-type="float">
            <text:p>-9839.2253684664</text:p>
          </table:table-cell>
          <table:table-cell office:value-type="float" office:value="48.8621499624525" calcext:value-type="float">
            <text:p>48.8621499625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63.327812583889" calcext:value-type="float">
            <text:p>163.3278125839</text:p>
          </table:table-cell>
          <table:table-cell office:value-type="float" office:value="24149.304780303" calcext:value-type="float">
            <text:p>24149.304780303</text:p>
          </table:table-cell>
          <table:table-cell office:value-type="float" office:value="-60.583236612071" calcext:value-type="float">
            <text:p>-60.5832366121</text:p>
          </table:table-cell>
          <table:table-cell office:value-type="float" office:value="-9894.92751510172" calcext:value-type="float">
            <text:p>-9894.9275151017</text:p>
          </table:table-cell>
          <table:table-cell office:value-type="float" office:value="30.5173886148437" calcext:value-type="float">
            <text:p>30.5173886148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61.829519631391" calcext:value-type="float">
            <text:p>161.8295196314</text:p>
          </table:table-cell>
          <table:table-cell office:value-type="float" office:value="24460.1274651272" calcext:value-type="float">
            <text:p>24460.1274651272</text:p>
          </table:table-cell>
          <table:table-cell office:value-type="float" office:value="-61.3824860638281" calcext:value-type="float">
            <text:p>-61.3824860638</text:p>
          </table:table-cell>
          <table:table-cell office:value-type="float" office:value="-9933.49823348984" calcext:value-type="float">
            <text:p>-9933.4982334898</text:p>
          </table:table-cell>
          <table:table-cell office:value-type="float" office:value="38.1217993814541" calcext:value-type="float">
            <text:p>38.1217993815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59.969313243905" calcext:value-type="float">
            <text:p>159.9693132439</text:p>
          </table:table-cell>
          <table:table-cell office:value-type="float" office:value="24796.1806477029" calcext:value-type="float">
            <text:p>24796.1806477029</text:p>
          </table:table-cell>
          <table:table-cell office:value-type="float" office:value="-62.2466132175033" calcext:value-type="float">
            <text:p>-62.2466132175</text:p>
          </table:table-cell>
          <table:table-cell office:value-type="float" office:value="-9957.54796816301" calcext:value-type="float">
            <text:p>-9957.547968163</text:p>
          </table:table-cell>
          <table:table-cell office:value-type="float" office:value="43.6319741568667" calcext:value-type="float">
            <text:p>43.6319741569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58.162962047088" calcext:value-type="float">
            <text:p>158.1629620471</text:p>
          </table:table-cell>
          <table:table-cell office:value-type="float" office:value="25129.7633463503" calcext:value-type="float">
            <text:p>25129.7633463503</text:p>
          </table:table-cell>
          <table:table-cell office:value-type="float" office:value="-63.1043877688051" calcext:value-type="float">
            <text:p>-63.1043877688</text:p>
          </table:table-cell>
          <table:table-cell office:value-type="float" office:value="-9980.77688768227" calcext:value-type="float">
            <text:p>-9980.7768876823</text:p>
          </table:table-cell>
          <table:table-cell office:value-type="float" office:value="40.7139620697295" calcext:value-type="float">
            <text:p>40.7139620697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55.102068030184" calcext:value-type="float">
            <text:p>155.1020680302</text:p>
          </table:table-cell>
          <table:table-cell office:value-type="float" office:value="25614.7031661632" calcext:value-type="float">
            <text:p>25614.7031661632</text:p>
          </table:table-cell>
          <table:table-cell office:value-type="float" office:value="-64.3513620214721" calcext:value-type="float">
            <text:p>-64.3513620215</text:p>
          </table:table-cell>
          <table:table-cell office:value-type="float" office:value="-9981.02933008935" calcext:value-type="float">
            <text:p>-9981.0293300894</text:p>
          </table:table-cell>
          <table:table-cell office:value-type="float" office:value="30.9183027789836" calcext:value-type="float">
            <text:p>30.918302779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44.159960141324" calcext:value-type="float">
            <text:p>144.1599601413</text:p>
          </table:table-cell>
          <table:table-cell office:value-type="float" office:value="24563.2792672269" calcext:value-type="float">
            <text:p>24563.2792672269</text:p>
          </table:table-cell>
          <table:table-cell office:value-type="float" office:value="-61.6477306077473" calcext:value-type="float">
            <text:p>-61.6477306077</text:p>
          </table:table-cell>
          <table:table-cell office:value-type="float" office:value="-8887.13438721594" calcext:value-type="float">
            <text:p>-8887.1343872159</text:p>
          </table:table-cell>
          <table:table-cell office:value-type="float" office:value="21.1007378299564" calcext:value-type="float">
            <text:p>21.10073783</text:p>
          </table:table-cell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.268845612895" calcext:value-type="float">
            <text:p>129.2688456129</text:p>
          </table:table-cell>
          <table:table-cell table:style-name="ce2" office:value-type="float" office:value="19983.5735107411" calcext:value-type="float">
            <text:p>19983.5735107411</text:p>
          </table:table-cell>
          <table:table-cell table:style-name="ce2" office:value-type="float" office:value="-49.8714752255196" calcext:value-type="float">
            <text:p>-49.8714752255</text:p>
          </table:table-cell>
          <table:table-cell table:style-name="ce2" office:value-type="float" office:value="-6446.82803141503" calcext:value-type="float">
            <text:p>-6446.828031415</text:p>
          </table:table-cell>
          <table:table-cell table:style-name="ce2" office:value-type="float" office:value="47.4242633080248" calcext:value-type="float">
            <text:p>47.424263308</text:p>
          </table:table-cell>
          <table:table-cell table:style-name="ce2"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0.710208847365" calcext:value-type="float">
            <text:p>120.7102088474</text:p>
          </table:table-cell>
          <table:table-cell office:value-type="float" office:value="18433.2359195101" calcext:value-type="float">
            <text:p>18433.2359195101</text:p>
          </table:table-cell>
          <table:table-cell office:value-type="float" office:value="-45.8849371434282" calcext:value-type="float">
            <text:p>-45.8849371434</text:p>
          </table:table-cell>
          <table:table-cell office:value-type="float" office:value="-5538.78034553145" calcext:value-type="float">
            <text:p>-5538.7803455315</text:p>
          </table:table-cell>
          <table:table-cell office:value-type="float" office:value="75.7925051656072" calcext:value-type="float">
            <text:p>75.7925051656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7.050526358319" calcext:value-type="float">
            <text:p>117.0505263583</text:p>
          </table:table-cell>
          <table:table-cell office:value-type="float" office:value="18510.2876580831" calcext:value-type="float">
            <text:p>18510.2876580831</text:p>
          </table:table-cell>
          <table:table-cell office:value-type="float" office:value="-46.0830679839949" calcext:value-type="float">
            <text:p>-46.083067984</text:p>
          </table:table-cell>
          <table:table-cell office:value-type="float" office:value="-5394.04736373278" calcext:value-type="float">
            <text:p>-5394.0473637328</text:p>
          </table:table-cell>
          <table:table-cell office:value-type="float" office:value="50.1273128352397" calcext:value-type="float">
            <text:p>50.1273128352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12.158920287659" calcext:value-type="float">
            <text:p>112.1589202877</text:p>
          </table:table-cell>
          <table:table-cell office:value-type="float" office:value="18607.7908955463" calcext:value-type="float">
            <text:p>18607.7908955463</text:p>
          </table:table-cell>
          <table:table-cell office:value-type="float" office:value="-46.3337878088078" calcext:value-type="float">
            <text:p>-46.3337878088</text:p>
          </table:table-cell>
          <table:table-cell office:value-type="float" office:value="-5196.74761347337" calcext:value-type="float">
            <text:p>-5196.7476134734</text:p>
          </table:table-cell>
          <table:table-cell office:value-type="float" office:value="26.6840928302547" calcext:value-type="float">
            <text:p>26.6840928303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8.85560701424" calcext:value-type="float">
            <text:p>108.8556070142</text:p>
          </table:table-cell>
          <table:table-cell office:value-type="float" office:value="18839.702873246" calcext:value-type="float">
            <text:p>18839.702873246</text:p>
          </table:table-cell>
          <table:table-cell office:value-type="float" office:value="-46.9301262682648" calcext:value-type="float">
            <text:p>-46.9301262683</text:p>
          </table:table-cell>
          <table:table-cell office:value-type="float" office:value="-5108.6073821869" calcext:value-type="float">
            <text:p>-5108.6073821869</text:p>
          </table:table-cell>
          <table:table-cell office:value-type="float" office:value="23.6482836611845" calcext:value-type="float">
            <text:p>23.6482836612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06.903219505465" calcext:value-type="float">
            <text:p>106.9032195055</text:p>
          </table:table-cell>
          <table:table-cell office:value-type="float" office:value="19052.9412325988" calcext:value-type="float">
            <text:p>19052.9412325988</text:p>
          </table:table-cell>
          <table:table-cell office:value-type="float" office:value="-47.4784473855046" calcext:value-type="float">
            <text:p>-47.4784473855</text:p>
          </table:table-cell>
          <table:table-cell office:value-type="float" office:value="-5075.59888263127" calcext:value-type="float">
            <text:p>-5075.5988826313</text:p>
          </table:table-cell>
          <table:table-cell office:value-type="float" office:value="23.7381240312037" calcext:value-type="float">
            <text:p>23.7381240312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05.87269355803" calcext:value-type="float">
            <text:p>105.872693558</text:p>
          </table:table-cell>
          <table:table-cell office:value-type="float" office:value="19170.4035937659" calcext:value-type="float">
            <text:p>19170.4035937659</text:p>
          </table:table-cell>
          <table:table-cell office:value-type="float" office:value="-47.7804901010096" calcext:value-type="float">
            <text:p>-47.780490101</text:p>
          </table:table-cell>
          <table:table-cell office:value-type="float" office:value="-5058.64918651666" calcext:value-type="float">
            <text:p>-5058.6491865167</text:p>
          </table:table-cell>
          <table:table-cell office:value-type="float" office:value="34.6890623626229" calcext:value-type="float">
            <text:p>34.6890623626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04.279223211655" calcext:value-type="float">
            <text:p>104.2792232117</text:p>
          </table:table-cell>
          <table:table-cell office:value-type="float" office:value="19292.7875977559" calcext:value-type="float">
            <text:p>19292.7875977559</text:p>
          </table:table-cell>
          <table:table-cell office:value-type="float" office:value="-48.0951883288695" calcext:value-type="float">
            <text:p>-48.0951883289</text:p>
          </table:table-cell>
          <table:table-cell office:value-type="float" office:value="-5015.32887915274" calcext:value-type="float">
            <text:p>-5015.3288791528</text:p>
          </table:table-cell>
          <table:table-cell office:value-type="float" office:value="42.3787666383143" calcext:value-type="float">
            <text:p>42.3787666383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00.438226179841" calcext:value-type="float">
            <text:p>100.4382261798</text:p>
          </table:table-cell>
          <table:table-cell office:value-type="float" office:value="19398.8592209357" calcext:value-type="float">
            <text:p>19398.8592209357</text:p>
          </table:table-cell>
          <table:table-cell office:value-type="float" office:value="-48.3679409007141" calcext:value-type="float">
            <text:p>-48.3679409007</text:p>
          </table:table-cell>
          <table:table-cell office:value-type="float" office:value="-4857.99018803909" calcext:value-type="float">
            <text:p>-4857.9901880391</text:p>
          </table:table-cell>
          <table:table-cell office:value-type="float" office:value="27.526442537892" calcext:value-type="float">
            <text:p>27.5264425379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7.459694074807" calcext:value-type="float">
            <text:p>97.4596940748</text:p>
          </table:table-cell>
          <table:table-cell office:value-type="float" office:value="19586.8442230287" calcext:value-type="float">
            <text:p>19586.8442230287</text:p>
          </table:table-cell>
          <table:table-cell office:value-type="float" office:value="-48.8513255350961" calcext:value-type="float">
            <text:p>-48.8513255351</text:p>
          </table:table-cell>
          <table:table-cell office:value-type="float" office:value="-4761.03524179927" calcext:value-type="float">
            <text:p>-4761.0352417993</text:p>
          </table:table-cell>
          <table:table-cell office:value-type="float" office:value="20.7219398422351" calcext:value-type="float">
            <text:p>20.7219398422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87.1356987695888" calcext:value-type="float">
            <text:p>87.1356987696</text:p>
          </table:table-cell>
          <table:table-cell office:value-type="float" office:value="17352.0513084265" calcext:value-type="float">
            <text:p>17352.0513084265</text:p>
          </table:table-cell>
          <table:table-cell office:value-type="float" office:value="-43.104779034488" calcext:value-type="float">
            <text:p>-43.1047790345</text:p>
          </table:table-cell>
          <table:table-cell office:value-type="float" office:value="-3755.96504147884" calcext:value-type="float">
            <text:p>-3755.9650414788</text:p>
          </table:table-cell>
          <table:table-cell office:value-type="float" office:value="31.9644408782517" calcext:value-type="float">
            <text:p>31.9644408783</text:p>
          </table:table-cell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.0771018614214" calcext:value-type="float">
            <text:p>70.0771018614</text:p>
          </table:table-cell>
          <table:table-cell table:style-name="ce2" office:value-type="float" office:value="7027.72584174158" calcext:value-type="float">
            <text:p>7027.7258417416</text:p>
          </table:table-cell>
          <table:table-cell table:style-name="ce2" office:value-type="float" office:value="-16.5568085294543" calcext:value-type="float">
            <text:p>-16.5568085295</text:p>
          </table:table-cell>
          <table:table-cell table:style-name="ce2" office:value-type="float" office:value="-1160.25315781862" calcext:value-type="float">
            <text:p>-1160.2531578186</text:p>
          </table:table-cell>
          <table:table-cell table:style-name="ce2" office:value-type="float" office:value="98.8257357143587" calcext:value-type="float">
            <text:p>98.8257357144</text:p>
          </table:table-cell>
          <table:table-cell table:style-name="ce2"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9.9536680443127" calcext:value-type="float">
            <text:p>59.9536680443</text:p>
          </table:table-cell>
          <table:table-cell office:value-type="float" office:value="3002.41567152371" calcext:value-type="float">
            <text:p>3002.4156715237</text:p>
          </table:table-cell>
          <table:table-cell office:value-type="float" office:value="-6.20612595775606" calcext:value-type="float">
            <text:p>-6.2061259578</text:p>
          </table:table-cell>
          <table:table-cell office:value-type="float" office:value="-372.080015512499" calcext:value-type="float">
            <text:p>-372.0800155125</text:p>
          </table:table-cell>
          <table:table-cell office:value-type="float" office:value="95.6390866839215" calcext:value-type="float">
            <text:p>95.6390866839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3.273649460975" calcext:value-type="float">
            <text:p>53.273649461</text:p>
          </table:table-cell>
          <table:table-cell office:value-type="float" office:value="1617.99832198685" calcext:value-type="float">
            <text:p>1617.9983219869</text:p>
          </table:table-cell>
          <table:table-cell office:value-type="float" office:value="-2.64623518515699" calcext:value-type="float">
            <text:p>-2.6462351852</text:p>
          </table:table-cell>
          <table:table-cell office:value-type="float" office:value="-140.974605645352" calcext:value-type="float">
            <text:p>-140.9746056454</text:p>
          </table:table-cell>
          <table:table-cell office:value-type="float" office:value="50.1188836024514" calcext:value-type="float">
            <text:p>50.1188836025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7.2236382594838" calcext:value-type="float">
            <text:p>47.2236382595</text:p>
          </table:table-cell>
          <table:table-cell office:value-type="float" office:value="580.400310659634" calcext:value-type="float">
            <text:p>580.4003106596</text:p>
          </table:table-cell>
          <table:table-cell office:value-type="float" office:value="0.0218443411698184" calcext:value-type="float">
            <text:p>0.0218443412</text:p>
          </table:table-cell>
          <table:table-cell office:value-type="float" office:value="1.03156926542025" calcext:value-type="float">
            <text:p>1.0315692654</text:p>
          </table:table-cell>
          <table:table-cell office:value-type="float" office:value="36.5204656622114" calcext:value-type="float">
            <text:p>36.5204656622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4.4150676880944" calcext:value-type="float">
            <text:p>44.4150676881</text:p>
          </table:table-cell>
          <table:table-cell office:value-type="float" office:value="363.59461537706" calcext:value-type="float">
            <text:p>363.5946153771</text:p>
          </table:table-cell>
          <table:table-cell office:value-type="float" office:value="0.579338506019427" calcext:value-type="float">
            <text:p>0.579338506</text:p>
          </table:table-cell>
          <table:table-cell office:value-type="float" office:value="25.7313589591724" calcext:value-type="float">
            <text:p>25.7313589592</text:p>
          </table:table-cell>
          <table:table-cell office:value-type="float" office:value="38.2732225560623" calcext:value-type="float">
            <text:p>38.2732225561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4.5653941987891" calcext:value-type="float">
            <text:p>44.5653941988</text:p>
          </table:table-cell>
          <table:table-cell office:value-type="float" office:value="364.306835996925" calcext:value-type="float">
            <text:p>364.3068359969</text:p>
          </table:table-cell>
          <table:table-cell office:value-type="float" office:value="0.577507101917507" calcext:value-type="float">
            <text:p>0.5775071019</text:p>
          </table:table-cell>
          <table:table-cell office:value-type="float" office:value="25.736831649554" calcext:value-type="float">
            <text:p>25.7368316496</text:p>
          </table:table-cell>
          <table:table-cell office:value-type="float" office:value="49.1903388390092" calcext:value-type="float">
            <text:p>49.190338839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4.7686558801548" calcext:value-type="float">
            <text:p>44.7686558802</text:p>
          </table:table-cell>
          <table:table-cell office:value-type="float" office:value="364.773202159702" calcext:value-type="float">
            <text:p>364.7732021597</text:p>
          </table:table-cell>
          <table:table-cell office:value-type="float" office:value="0.576307887966542" calcext:value-type="float">
            <text:p>0.576307888</text:p>
          </table:table-cell>
          <table:table-cell office:value-type="float" office:value="25.8005295173929" calcext:value-type="float">
            <text:p>25.8005295174</text:p>
          </table:table-cell>
          <table:table-cell office:value-type="float" office:value="49.0305680443393" calcext:value-type="float">
            <text:p>49.0305680443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4.9640558803773" calcext:value-type="float">
            <text:p>44.9640558804</text:p>
          </table:table-cell>
          <table:table-cell office:value-type="float" office:value="363.297998119683" calcext:value-type="float">
            <text:p>363.2979981197</text:p>
          </table:table-cell>
          <table:table-cell office:value-type="float" office:value="0.580101227635046" calcext:value-type="float">
            <text:p>0.5801012276</text:p>
          </table:table-cell>
          <table:table-cell office:value-type="float" office:value="26.0837040156577" calcext:value-type="float">
            <text:p>26.0837040157</text:p>
          </table:table-cell>
          <table:table-cell office:value-type="float" office:value="44.3358881454939" calcext:value-type="float">
            <text:p>44.3358881455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4.9005736883873" calcext:value-type="float">
            <text:p>44.9005736884</text:p>
          </table:table-cell>
          <table:table-cell office:value-type="float" office:value="363.563418575299" calcext:value-type="float">
            <text:p>363.5634185753</text:p>
          </table:table-cell>
          <table:table-cell office:value-type="float" office:value="0.579418725475477" calcext:value-type="float">
            <text:p>0.5794187255</text:p>
          </table:table-cell>
          <table:table-cell office:value-type="float" office:value="26.0162331796431" calcext:value-type="float">
            <text:p>26.0162331796</text:p>
          </table:table-cell>
          <table:table-cell office:value-type="float" office:value="41.8914170722075" calcext:value-type="float">
            <text:p>41.8914170722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4.8101326092569" calcext:value-type="float">
            <text:p>44.8101326093</text:p>
          </table:table-cell>
          <table:table-cell office:value-type="float" office:value="363.864058398553" calcext:value-type="float">
            <text:p>363.8640583986</text:p>
          </table:table-cell>
          <table:table-cell office:value-type="float" office:value="0.578645660233962" calcext:value-type="float">
            <text:p>0.5786456602</text:p>
          </table:table-cell>
          <table:table-cell office:value-type="float" office:value="25.9291887688549" calcext:value-type="float">
            <text:p>25.9291887689</text:p>
          </table:table-cell>
          <table:table-cell office:value-type="float" office:value="41.7981601370227" calcext:value-type="float">
            <text:p>41.798160137</text:p>
          </table:table-cell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.1240651473983" calcext:value-type="float">
            <text:p>44.1240651474</text:p>
          </table:table-cell>
          <table:table-cell table:style-name="ce2" office:value-type="float" office:value="366.591611884312" calcext:value-type="float">
            <text:p>366.5916118843</text:p>
          </table:table-cell>
          <table:table-cell table:style-name="ce2" office:value-type="float" office:value="0.57163202920068" calcext:value-type="float">
            <text:p>0.5716320292</text:p>
          </table:table-cell>
          <table:table-cell table:style-name="ce2" office:value-type="float" office:value="25.2227288967903" calcext:value-type="float">
            <text:p>25.2227288968</text:p>
          </table:table-cell>
          <table:table-cell table:style-name="ce2" office:value-type="float" office:value="31.5643215170138" calcext:value-type="float">
            <text:p>31.564321517</text:p>
          </table:table-cell>
          <table:table-cell table:style-name="ce2"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3.2122401995077" calcext:value-type="float">
            <text:p>43.2122401995</text:p>
          </table:table-cell>
          <table:table-cell office:value-type="float" office:value="331.73413699397" calcext:value-type="float">
            <text:p>331.734136994</text:p>
          </table:table-cell>
          <table:table-cell office:value-type="float" office:value="0.661264540133707" calcext:value-type="float">
            <text:p>0.6612645401</text:p>
          </table:table-cell>
          <table:table-cell office:value-type="float" office:value="28.5747221436747" calcext:value-type="float">
            <text:p>28.5747221437</text:p>
          </table:table-cell>
          <table:table-cell office:value-type="float" office:value="47.5957636022441" calcext:value-type="float">
            <text:p>47.5957636022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3.4349639885263" calcext:value-type="float">
            <text:p>43.4349639885</text:p>
          </table:table-cell>
          <table:table-cell office:value-type="float" office:value="334.481993577477" calcext:value-type="float">
            <text:p>334.4819935775</text:p>
          </table:table-cell>
          <table:table-cell office:value-type="float" office:value="0.654198701714877" calcext:value-type="float">
            <text:p>0.6541987017</text:p>
          </table:table-cell>
          <table:table-cell office:value-type="float" office:value="28.4150970503263" calcext:value-type="float">
            <text:p>28.4150970503</text:p>
          </table:table-cell>
          <table:table-cell office:value-type="float" office:value="52.8631632747752" calcext:value-type="float">
            <text:p>52.8631632748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2.9749650541855" calcext:value-type="float">
            <text:p>42.9749650542</text:p>
          </table:table-cell>
          <table:table-cell office:value-type="float" office:value="331.49494551758" calcext:value-type="float">
            <text:p>331.4949455176</text:p>
          </table:table-cell>
          <table:table-cell office:value-type="float" office:value="0.661879597096095" calcext:value-type="float">
            <text:p>0.6618795971</text:p>
          </table:table-cell>
          <table:table-cell office:value-type="float" office:value="28.444252555283" calcext:value-type="float">
            <text:p>28.4442525553</text:p>
          </table:table-cell>
          <table:table-cell office:value-type="float" office:value="38.9903179977061" calcext:value-type="float">
            <text:p>38.9903179977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1.6614999067843" calcext:value-type="float">
            <text:p>31.6614999068</text:p>
          </table:table-cell>
          <table:table-cell office:value-type="float" office:value="405.721277459982" calcext:value-type="float">
            <text:p>405.72127746</text:p>
          </table:table-cell>
          <table:table-cell office:value-type="float" office:value="0.471014007139401" calcext:value-type="float">
            <text:p>0.4710140071</text:p>
          </table:table-cell>
          <table:table-cell office:value-type="float" office:value="14.9130099431382" calcext:value-type="float">
            <text:p>14.9130099431</text:p>
          </table:table-cell>
          <table:table-cell office:value-type="float" office:value="17.2829674793251" calcext:value-type="float">
            <text:p>17.2829674793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972.680315260705" calcext:value-type="float">
            <text:p>972.6803152607</text:p>
          </table:table-cell>
          <table:table-cell office:value-type="float" office:value="569498.506519165" calcext:value-type="float">
            <text:p>569498.506519165</text:p>
          </table:table-cell>
          <table:table-cell office:value-type="float" office:value="-1462.89417396338" calcext:value-type="float">
            <text:p>-1462.8941739634</text:p>
          </table:table-cell>
          <table:table-cell office:value-type="float" office:value="-1422928.36632375" calcext:value-type="float">
            <text:p>-1422928.36632375</text:p>
          </table:table-cell>
          <table:table-cell office:value-type="float" office:value="400.472355832217" calcext:value-type="float">
            <text:p>400.4723558322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1.5702113845959" calcext:value-type="float">
            <text:p>41.5702113846</text:p>
          </table:table-cell>
          <table:table-cell office:value-type="float" office:value="359.186358291183" calcext:value-type="float">
            <text:p>359.1863582912</text:p>
          </table:table-cell>
          <table:table-cell office:value-type="float" office:value="0.590673898290052" calcext:value-type="float">
            <text:p>0.5906738983</text:p>
          </table:table-cell>
          <table:table-cell office:value-type="float" office:value="24.5544388112807" calcext:value-type="float">
            <text:p>24.5544388113</text:p>
          </table:table-cell>
          <table:table-cell office:value-type="float" office:value="30.7531935365565" calcext:value-type="float">
            <text:p>30.7531935366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1.0862688789793" calcext:value-type="float">
            <text:p>41.086268879</text:p>
          </table:table-cell>
          <table:table-cell office:value-type="float" office:value="364.620847609394" calcext:value-type="float">
            <text:p>364.6208476094</text:p>
          </table:table-cell>
          <table:table-cell office:value-type="float" office:value="0.576699652457205" calcext:value-type="float">
            <text:p>0.5766996525</text:p>
          </table:table-cell>
          <table:table-cell office:value-type="float" office:value="23.6944369832706" calcext:value-type="float">
            <text:p>23.6944369833</text:p>
          </table:table-cell>
          <table:table-cell office:value-type="float" office:value="28.1458139771359" calcext:value-type="float">
            <text:p>28.1458139771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0.5792306692933" calcext:value-type="float">
            <text:p>40.5792306693</text:p>
          </table:table-cell>
          <table:table-cell office:value-type="float" office:value="373.237381993456" calcext:value-type="float">
            <text:p>373.2373819935</text:p>
          </table:table-cell>
          <table:table-cell office:value-type="float" office:value="0.554543095942026" calcext:value-type="float">
            <text:p>0.5545430959</text:p>
          </table:table-cell>
          <table:table-cell office:value-type="float" office:value="22.5029322062955" calcext:value-type="float">
            <text:p>22.5029322063</text:p>
          </table:table-cell>
          <table:table-cell office:value-type="float" office:value="24.488739359778" calcext:value-type="float">
            <text:p>24.4887393598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40.310515776862" calcext:value-type="float">
            <text:p>40.3105157769</text:p>
          </table:table-cell>
          <table:table-cell office:value-type="float" office:value="380.907584722239" calcext:value-type="float">
            <text:p>380.9075847222</text:p>
          </table:table-cell>
          <table:table-cell office:value-type="float" office:value="0.534819936645236" calcext:value-type="float">
            <text:p>0.5348199366</text:p>
          </table:table-cell>
          <table:table-cell office:value-type="float" office:value="21.5588674939181" calcext:value-type="float">
            <text:p>21.5588674939</text:p>
          </table:table-cell>
          <table:table-cell office:value-type="float" office:value="22.3194262211816" calcext:value-type="float">
            <text:p>22.3194262212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0.6412921490848" calcext:value-type="float">
            <text:p>40.6412921491</text:p>
          </table:table-cell>
          <table:table-cell office:value-type="float" office:value="371.290575112" calcext:value-type="float">
            <text:p>371.290575112</text:p>
          </table:table-cell>
          <table:table-cell office:value-type="float" office:value="0.559549115157003" calcext:value-type="float">
            <text:p>0.5595491152</text:p>
          </table:table-cell>
          <table:table-cell office:value-type="float" office:value="22.7407990608576" calcext:value-type="float">
            <text:p>22.7407990609</text:p>
          </table:table-cell>
          <table:table-cell office:value-type="float" office:value="31.6855817410854" calcext:value-type="float">
            <text:p>31.6855817411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773.268117724084" calcext:value-type="float">
            <text:p>773.2681177241</text:p>
          </table:table-cell>
          <table:table-cell office:value-type="float" office:value="539006.263709836" calcext:value-type="float">
            <text:p>539006.263709836</text:p>
          </table:table-cell>
          <table:table-cell office:value-type="float" office:value="-1384.48642080347" calcext:value-type="float">
            <text:p>-1384.4864208035</text:p>
          </table:table-cell>
          <table:table-cell office:value-type="float" office:value="-1070579.20862925" calcext:value-type="float">
            <text:p>-1070579.20862925</text:p>
          </table:table-cell>
          <table:table-cell office:value-type="float" office:value="62.0419619379481" calcext:value-type="float">
            <text:p>62.0419619379</text:p>
          </table:table-cell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.570197492668" calcext:value-type="float">
            <text:p>38.5701974927</text:p>
          </table:table-cell>
          <table:table-cell table:style-name="ce2" office:value-type="float" office:value="339.674959605658" calcext:value-type="float">
            <text:p>339.6749596057</text:p>
          </table:table-cell>
          <table:table-cell table:style-name="ce2" office:value-type="float" office:value="0.640845508870011" calcext:value-type="float">
            <text:p>0.6408455089</text:p>
          </table:table-cell>
          <table:table-cell table:style-name="ce2" office:value-type="float" office:value="24.7175378394057" calcext:value-type="float">
            <text:p>24.7175378394</text:p>
          </table:table-cell>
          <table:table-cell table:style-name="ce2" office:value-type="float" office:value="36.9134963541684" calcext:value-type="float">
            <text:p>36.9134963542</text:p>
          </table:table-cell>
          <table:table-cell table:style-name="ce2"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9.0393061581835" calcext:value-type="float">
            <text:p>39.0393061582</text:p>
          </table:table-cell>
          <table:table-cell office:value-type="float" office:value="357.909836563632" calcext:value-type="float">
            <text:p>357.9098365636</text:p>
          </table:table-cell>
          <table:table-cell office:value-type="float" office:value="0.593956346260277" calcext:value-type="float">
            <text:p>0.5939563463</text:p>
          </table:table-cell>
          <table:table-cell office:value-type="float" office:value="23.187643646251" calcext:value-type="float">
            <text:p>23.1876436463</text:p>
          </table:table-cell>
          <table:table-cell office:value-type="float" office:value="65.1387901317347" calcext:value-type="float">
            <text:p>65.1387901317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0.0326533294135" calcext:value-type="float">
            <text:p>40.0326533294</text:p>
          </table:table-cell>
          <table:table-cell office:value-type="float" office:value="364.147631930681" calcext:value-type="float">
            <text:p>364.1476319307</text:p>
          </table:table-cell>
          <table:table-cell office:value-type="float" office:value="0.577916479253447" calcext:value-type="float">
            <text:p>0.5779164793</text:p>
          </table:table-cell>
          <table:table-cell office:value-type="float" office:value="23.1355300673084" calcext:value-type="float">
            <text:p>23.1355300673</text:p>
          </table:table-cell>
          <table:table-cell office:value-type="float" office:value="58.4712023096158" calcext:value-type="float">
            <text:p>58.4712023096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0.4606653254692" calcext:value-type="float">
            <text:p>40.4606653255</text:p>
          </table:table-cell>
          <table:table-cell office:value-type="float" office:value="355.532002305049" calcext:value-type="float">
            <text:p>355.5320023051</text:p>
          </table:table-cell>
          <table:table-cell office:value-type="float" office:value="0.600070709272796" calcext:value-type="float">
            <text:p>0.6000707093</text:p>
          </table:table-cell>
          <table:table-cell office:value-type="float" office:value="24.2792601395035" calcext:value-type="float">
            <text:p>24.2792601395</text:p>
          </table:table-cell>
          <table:table-cell office:value-type="float" office:value="37.3446675349645" calcext:value-type="float">
            <text:p>37.344667535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0.6340229498631" calcext:value-type="float">
            <text:p>40.6340229499</text:p>
          </table:table-cell>
          <table:table-cell office:value-type="float" office:value="350.508702979934" calcext:value-type="float">
            <text:p>350.5087029799</text:p>
          </table:table-cell>
          <table:table-cell office:value-type="float" office:value="0.612987621157398" calcext:value-type="float">
            <text:p>0.6129876212</text:p>
          </table:table-cell>
          <table:table-cell office:value-type="float" office:value="24.9081530660917" calcext:value-type="float">
            <text:p>24.9081530661</text:p>
          </table:table-cell>
          <table:table-cell office:value-type="float" office:value="29.2855680118094" calcext:value-type="float">
            <text:p>29.2855680118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0.5280106200398" calcext:value-type="float">
            <text:p>40.52801062</text:p>
          </table:table-cell>
          <table:table-cell office:value-type="float" office:value="352.169477463993" calcext:value-type="float">
            <text:p>352.169477464</text:p>
          </table:table-cell>
          <table:table-cell office:value-type="float" office:value="0.608717105649088" calcext:value-type="float">
            <text:p>0.6087171056</text:p>
          </table:table-cell>
          <table:table-cell office:value-type="float" office:value="24.6700933223462" calcext:value-type="float">
            <text:p>24.6700933223</text:p>
          </table:table-cell>
          <table:table-cell office:value-type="float" office:value="31.2966678082792" calcext:value-type="float">
            <text:p>31.2966678083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8.2243199834734" calcext:value-type="float">
            <text:p>28.2243199835</text:p>
          </table:table-cell>
          <table:table-cell office:value-type="float" office:value="384.712400565354" calcext:value-type="float">
            <text:p>384.7124005654</text:p>
          </table:table-cell>
          <table:table-cell office:value-type="float" office:value="0.525036233186248" calcext:value-type="float">
            <text:p>0.5250362332</text:p>
          </table:table-cell>
          <table:table-cell office:value-type="float" office:value="14.8187906483662" calcext:value-type="float">
            <text:p>14.8187906484</text:p>
          </table:table-cell>
          <table:table-cell office:value-type="float" office:value="16.0525903917501" calcext:value-type="float">
            <text:p>16.0525903918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8.2107097037857" calcext:value-type="float">
            <text:p>28.2107097038</text:p>
          </table:table-cell>
          <table:table-cell office:value-type="float" office:value="384.958807501798" calcext:value-type="float">
            <text:p>384.9588075018</text:p>
          </table:table-cell>
          <table:table-cell office:value-type="float" office:value="0.524402622389876" calcext:value-type="float">
            <text:p>0.5244026224</text:p>
          </table:table-cell>
          <table:table-cell office:value-type="float" office:value="14.7937701481447" calcext:value-type="float">
            <text:p>14.7937701481</text:p>
          </table:table-cell>
          <table:table-cell office:value-type="float" office:value="19.2303964259484" calcext:value-type="float">
            <text:p>19.2303964259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8.1363785304461" calcext:value-type="float">
            <text:p>28.1363785304</text:p>
          </table:table-cell>
          <table:table-cell office:value-type="float" office:value="386.735150872599" calcext:value-type="float">
            <text:p>386.7351508726</text:p>
          </table:table-cell>
          <table:table-cell office:value-type="float" office:value="0.519834933046199" calcext:value-type="float">
            <text:p>0.519834933</text:p>
          </table:table-cell>
          <table:table-cell office:value-type="float" office:value="14.626272449537" calcext:value-type="float">
            <text:p>14.6262724495</text:p>
          </table:table-cell>
          <table:table-cell office:value-type="float" office:value="15.4088015349283" calcext:value-type="float">
            <text:p>15.4088015349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9.2012011975327" calcext:value-type="float">
            <text:p>39.2012011975</text:p>
          </table:table-cell>
          <table:table-cell office:value-type="float" office:value="384.62443916785" calcext:value-type="float">
            <text:p>384.6244391679</text:p>
          </table:table-cell>
          <table:table-cell office:value-type="float" office:value="0.525262417123791" calcext:value-type="float">
            <text:p>0.5252624171</text:p>
          </table:table-cell>
          <table:table-cell office:value-type="float" office:value="20.5909176951721" calcext:value-type="float">
            <text:p>20.5909176952</text:p>
          </table:table-cell>
          <table:table-cell office:value-type="float" office:value="21.4694422159486" calcext:value-type="float">
            <text:p>21.4694422159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7.1354860915925" calcext:value-type="float">
            <text:p>37.1354860916</text:p>
          </table:table-cell>
          <table:table-cell office:value-type="float" office:value="266.893283135927" calcext:value-type="float">
            <text:p>266.8932831359</text:p>
          </table:table-cell>
          <table:table-cell office:value-type="float" office:value="0.827996311744277" calcext:value-type="float">
            <text:p>0.8279963117</text:p>
          </table:table-cell>
          <table:table-cell office:value-type="float" office:value="30.7480455186695" calcext:value-type="float">
            <text:p>30.7480455187</text:p>
          </table:table-cell>
          <table:table-cell office:value-type="float" office:value="32.7228523242714" calcext:value-type="float">
            <text:p>32.7228523243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599.420776928217" calcext:value-type="float">
            <text:p>599.4207769282</text:p>
          </table:table-cell>
          <table:table-cell office:value-type="float" office:value="233445.593607995" calcext:value-type="float">
            <text:p>233445.593607995</text:p>
          </table:table-cell>
          <table:table-cell office:value-type="float" office:value="-598.767713703599" calcext:value-type="float">
            <text:p>-598.7677137036</text:p>
          </table:table-cell>
          <table:table-cell office:value-type="float" office:value="-358913.808147744" calcext:value-type="float">
            <text:p>-358913.808147744</text:p>
          </table:table-cell>
          <table:table-cell office:value-type="float" office:value="195.714959286867" calcext:value-type="float">
            <text:p>195.7149592869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553.558928430663" calcext:value-type="float">
            <text:p>553.5589284307</text:p>
          </table:table-cell>
          <table:table-cell office:value-type="float" office:value="202608.624930531" calcext:value-type="float">
            <text:p>202608.624930531</text:p>
          </table:table-cell>
          <table:table-cell office:value-type="float" office:value="-519.473532446367" calcext:value-type="float">
            <text:p>-519.4735324464</text:p>
          </table:table-cell>
          <table:table-cell office:value-type="float" office:value="-287559.211969102" calcext:value-type="float">
            <text:p>-287559.211969102</text:p>
          </table:table-cell>
          <table:table-cell office:value-type="float" office:value="168.388341907295" calcext:value-type="float">
            <text:p>168.3883419073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526.624489641143" calcext:value-type="float">
            <text:p>526.6244896411</text:p>
          </table:table-cell>
          <table:table-cell office:value-type="float" office:value="200510.501585433" calcext:value-type="float">
            <text:p>200510.501585433</text:p>
          </table:table-cell>
          <table:table-cell office:value-type="float" office:value="-514.078418076783" calcext:value-type="float">
            <text:p>-514.0784180768</text:p>
          </table:table-cell>
          <table:table-cell office:value-type="float" office:value="-270726.284555212" calcext:value-type="float">
            <text:p>-270726.284555212</text:p>
          </table:table-cell>
          <table:table-cell office:value-type="float" office:value="146.872252191623" calcext:value-type="float">
            <text:p>146.8722521916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508.456889415953" calcext:value-type="float">
            <text:p>508.456889416</text:p>
          </table:table-cell>
          <table:table-cell office:value-type="float" office:value="204235.70851975" calcext:value-type="float">
            <text:p>204235.70851975</text:p>
          </table:table-cell>
          <table:table-cell office:value-type="float" office:value="-523.657415187684" calcext:value-type="float">
            <text:p>-523.6574151877</text:p>
          </table:table-cell>
          <table:table-cell office:value-type="float" office:value="-266257.220445928" calcext:value-type="float">
            <text:p>-266257.220445928</text:p>
          </table:table-cell>
          <table:table-cell office:value-type="float" office:value="127.539578316147" calcext:value-type="float">
            <text:p>127.5395783161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496.479948994545" calcext:value-type="float">
            <text:p>496.4799489945</text:p>
          </table:table-cell>
          <table:table-cell office:value-type="float" office:value="209162.2809018" calcext:value-type="float">
            <text:p>209162.2809018</text:p>
          </table:table-cell>
          <table:table-cell office:value-type="float" office:value="-536.325603410887" calcext:value-type="float">
            <text:p>-536.3256034109</text:p>
          </table:table-cell>
          <table:table-cell office:value-type="float" office:value="-266274.908225906" calcext:value-type="float">
            <text:p>-266274.908225906</text:p>
          </table:table-cell>
          <table:table-cell office:value-type="float" office:value="111.59546145763" calcext:value-type="float">
            <text:p>111.5954614576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487.003728073562" calcext:value-type="float">
            <text:p>487.0037280736</text:p>
          </table:table-cell>
          <table:table-cell office:value-type="float" office:value="213981.67086443" calcext:value-type="float">
            <text:p>213981.67086443</text:p>
          </table:table-cell>
          <table:table-cell office:value-type="float" office:value="-548.718182760794" calcext:value-type="float">
            <text:p>-548.7181827608</text:p>
          </table:table-cell>
          <table:table-cell office:value-type="float" office:value="-267227.800666257" calcext:value-type="float">
            <text:p>-267227.800666257</text:p>
          </table:table-cell>
          <table:table-cell office:value-type="float" office:value="93.780219478624" calcext:value-type="float">
            <text:p>93.7802194786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477.240762522013" calcext:value-type="float">
            <text:p>477.240762522</text:p>
          </table:table-cell>
          <table:table-cell office:value-type="float" office:value="219749.314090944" calcext:value-type="float">
            <text:p>219749.314090944</text:p>
          </table:table-cell>
          <table:table-cell office:value-type="float" office:value="-563.549100553453" calcext:value-type="float">
            <text:p>-563.5491005535</text:p>
          </table:table-cell>
          <table:table-cell office:value-type="float" office:value="-268948.602466725" calcext:value-type="float">
            <text:p>-268948.602466725</text:p>
          </table:table-cell>
          <table:table-cell office:value-type="float" office:value="39.7617650921052" calcext:value-type="float">
            <text:p>39.7617650921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466.755297618626" calcext:value-type="float">
            <text:p>466.7552976186</text:p>
          </table:table-cell>
          <table:table-cell office:value-type="float" office:value="225853.090192993" calcext:value-type="float">
            <text:p>225853.090192993</text:p>
          </table:table-cell>
          <table:table-cell office:value-type="float" office:value="-579.244350422263" calcext:value-type="float">
            <text:p>-579.2443504223</text:p>
          </table:table-cell>
          <table:table-cell office:value-type="float" office:value="-270365.369175251" calcext:value-type="float">
            <text:p>-270365.369175251</text:p>
          </table:table-cell>
          <table:table-cell office:value-type="float" office:value="22.267266511194" calcext:value-type="float">
            <text:p>22.2672665112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459.842415010282" calcext:value-type="float">
            <text:p>459.8424150103</text:p>
          </table:table-cell>
          <table:table-cell office:value-type="float" office:value="230676.644826453" calcext:value-type="float">
            <text:p>230676.644826453</text:p>
          </table:table-cell>
          <table:table-cell office:value-type="float" office:value="-591.647638806742" calcext:value-type="float">
            <text:p>-591.6476388067</text:p>
          </table:table-cell>
          <table:table-cell office:value-type="float" office:value="-272064.679064023" calcext:value-type="float">
            <text:p>-272064.679064023</text:p>
          </table:table-cell>
          <table:table-cell office:value-type="float" office:value="14.7137165715807" calcext:value-type="float">
            <text:p>14.7137165716</text:p>
          </table:table-cell>
          <table:table-cell table:number-columns-repeated="101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4.327122626725" calcext:value-type="float">
            <text:p>454.3271226267</text:p>
          </table:table-cell>
          <table:table-cell table:style-name="ce3" office:value-type="float" office:value="234622.694109502" calcext:value-type="float">
            <text:p>234622.694109502</text:p>
          </table:table-cell>
          <table:table-cell table:style-name="ce3" office:value-type="float" office:value="-601.794509933173" calcext:value-type="float">
            <text:p>-601.7945099332</text:p>
          </table:table-cell>
          <table:table-cell table:style-name="ce3" office:value-type="float" office:value="-273411.568110499" calcext:value-type="float">
            <text:p>-273411.568110499</text:p>
          </table:table-cell>
          <table:table-cell table:style-name="ce3" office:value-type="float" office:value="22.2822858451434" calcext:value-type="float">
            <text:p>22.2822858451</text:p>
          </table:table-cell>
          <table:table-cell table:style-name="ce3"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.0330619540125" calcext:value-type="float">
            <text:p>21.033061954</text:p>
          </table:table-cell>
          <table:table-cell table:style-name="ce2" office:value-type="float" office:value="218.903578916743" calcext:value-type="float">
            <text:p>218.9035789167</text:p>
          </table:table-cell>
          <table:table-cell table:style-name="ce2" office:value-type="float" office:value="0.951397037173487" calcext:value-type="float">
            <text:p>0.9513970372</text:p>
          </table:table-cell>
          <table:table-cell table:style-name="ce2" office:value-type="float" office:value="20.0107928257339" calcext:value-type="float">
            <text:p>20.0107928257</text:p>
          </table:table-cell>
          <table:table-cell table:style-name="ce2" office:value-type="float" office:value="60.2608355602952" calcext:value-type="float">
            <text:p>60.2608355603</text:p>
          </table:table-cell>
          <table:table-cell table:style-name="ce2"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1.1153097912296" calcext:value-type="float">
            <text:p>31.1153097912</text:p>
          </table:table-cell>
          <table:table-cell office:value-type="float" office:value="133.726812658554" calcext:value-type="float">
            <text:p>133.7268126586</text:p>
          </table:table-cell>
          <table:table-cell office:value-type="float" office:value="1.17042057392979" calcext:value-type="float">
            <text:p>1.1704205739</text:p>
          </table:table-cell>
          <table:table-cell office:value-type="float" office:value="36.4179987438543" calcext:value-type="float">
            <text:p>36.4179987439</text:p>
          </table:table-cell>
          <table:table-cell office:value-type="float" office:value="61.8501985579677" calcext:value-type="float">
            <text:p>61.850198558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1.3121604980946" calcext:value-type="float">
            <text:p>31.3121604981</text:p>
          </table:table-cell>
          <table:table-cell office:value-type="float" office:value="138.16723391132" calcext:value-type="float">
            <text:p>138.1672339113</text:p>
          </table:table-cell>
          <table:table-cell office:value-type="float" office:value="1.15900247472043" calcext:value-type="float">
            <text:p>1.1590024747</text:p>
          </table:table-cell>
          <table:table-cell office:value-type="float" office:value="36.290871506135" calcext:value-type="float">
            <text:p>36.2908715061</text:p>
          </table:table-cell>
          <table:table-cell office:value-type="float" office:value="45.2895406173871" calcext:value-type="float">
            <text:p>45.2895406174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23.3628582504118" calcext:value-type="float">
            <text:p>23.3628582504</text:p>
          </table:table-cell>
          <table:table-cell office:value-type="float" office:value="354.524896391055" calcext:value-type="float">
            <text:p>354.5248963911</text:p>
          </table:table-cell>
          <table:table-cell office:value-type="float" office:value="0.602660381420041" calcext:value-type="float">
            <text:p>0.6026603814</text:p>
          </table:table-cell>
          <table:table-cell office:value-type="float" office:value="14.0798690642556" calcext:value-type="float">
            <text:p>14.0798690643</text:p>
          </table:table-cell>
          <table:table-cell office:value-type="float" office:value="25.4146503860362" calcext:value-type="float">
            <text:p>25.414650386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2.1373343358128" calcext:value-type="float">
            <text:p>32.1373343358</text:p>
          </table:table-cell>
          <table:table-cell office:value-type="float" office:value="133.15848420624" calcext:value-type="float">
            <text:p>133.1584842062</text:p>
          </table:table-cell>
          <table:table-cell office:value-type="float" office:value="1.17188197371207" calcext:value-type="float">
            <text:p>1.1718819737</text:p>
          </table:table-cell>
          <table:table-cell office:value-type="float" office:value="37.6611627912971" calcext:value-type="float">
            <text:p>37.6611627913</text:p>
          </table:table-cell>
          <table:table-cell office:value-type="float" office:value="40.3738497114227" calcext:value-type="float">
            <text:p>40.3738497114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569.851453632282" calcext:value-type="float">
            <text:p>569.8514536323</text:p>
          </table:table-cell>
          <table:table-cell office:value-type="float" office:value="422501.62716605" calcext:value-type="float">
            <text:p>422501.62716605</text:p>
          </table:table-cell>
          <table:table-cell office:value-type="float" office:value="-1084.90639839478" calcext:value-type="float">
            <text:p>-1084.9063983948</text:p>
          </table:table-cell>
          <table:table-cell office:value-type="float" office:value="-618235.48818023" calcext:value-type="float">
            <text:p>-618235.48818023</text:p>
          </table:table-cell>
          <table:table-cell office:value-type="float" office:value="684.669194125824" calcext:value-type="float">
            <text:p>684.6691941258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582.050474425533" calcext:value-type="float">
            <text:p>582.0504744255</text:p>
          </table:table-cell>
          <table:table-cell office:value-type="float" office:value="419586.875092535" calcext:value-type="float">
            <text:p>419586.875092535</text:p>
          </table:table-cell>
          <table:table-cell office:value-type="float" office:value="-1077.41140491294" calcext:value-type="float">
            <text:p>-1077.411404913</text:p>
          </table:table-cell>
          <table:table-cell office:value-type="float" office:value="-627107.819381059" calcext:value-type="float">
            <text:p>-627107.819381059</text:p>
          </table:table-cell>
          <table:table-cell office:value-type="float" office:value="655.401988323733" calcext:value-type="float">
            <text:p>655.4019883237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23.4899433525979" calcext:value-type="float">
            <text:p>23.4899433526</text:p>
          </table:table-cell>
          <table:table-cell office:value-type="float" office:value="351.331275355772" calcext:value-type="float">
            <text:p>351.3312753558</text:p>
          </table:table-cell>
          <table:table-cell office:value-type="float" office:value="0.610872458550167" calcext:value-type="float">
            <text:p>0.6108724586</text:p>
          </table:table-cell>
          <table:table-cell office:value-type="float" office:value="14.3493594470056" calcext:value-type="float">
            <text:p>14.349359447</text:p>
          </table:table-cell>
          <table:table-cell office:value-type="float" office:value="15.5380572122336" calcext:value-type="float">
            <text:p>15.5380572122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3.803900673196" calcext:value-type="float">
            <text:p>23.8039006732</text:p>
          </table:table-cell>
          <table:table-cell office:value-type="float" office:value="347.523152414624" calcext:value-type="float">
            <text:p>347.5231524146</text:p>
          </table:table-cell>
          <table:table-cell office:value-type="float" office:value="0.620664665881035" calcext:value-type="float">
            <text:p>0.6206646659</text:p>
          </table:table-cell>
          <table:table-cell office:value-type="float" office:value="14.7742400579945" calcext:value-type="float">
            <text:p>14.774240058</text:p>
          </table:table-cell>
          <table:table-cell office:value-type="float" office:value="22.7950471064766" calcext:value-type="float">
            <text:p>22.7950471065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23.8166164732053" calcext:value-type="float">
            <text:p>23.8166164732</text:p>
          </table:table-cell>
          <table:table-cell office:value-type="float" office:value="347.316880102472" calcext:value-type="float">
            <text:p>347.3168801025</text:p>
          </table:table-cell>
          <table:table-cell office:value-type="float" office:value="0.621195074504503" calcext:value-type="float">
            <text:p>0.6211950745</text:p>
          </table:table-cell>
          <table:table-cell office:value-type="float" office:value="14.794764844518" calcext:value-type="float">
            <text:p>14.7947648445</text:p>
          </table:table-cell>
          <table:table-cell office:value-type="float" office:value="16.1563094697972" calcext:value-type="float">
            <text:p>16.1563094698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23.8704548280016" calcext:value-type="float">
            <text:p>23.870454828</text:p>
          </table:table-cell>
          <table:table-cell office:value-type="float" office:value="346.36917273943" calcext:value-type="float">
            <text:p>346.3691727394</text:p>
          </table:table-cell>
          <table:table-cell office:value-type="float" office:value="0.62363200921783" calcext:value-type="float">
            <text:p>0.6236320092</text:p>
          </table:table-cell>
          <table:table-cell office:value-type="float" office:value="14.8863797053301" calcext:value-type="float">
            <text:p>14.8863797053</text:p>
          </table:table-cell>
          <table:table-cell office:value-type="float" office:value="16.1785789412034" calcext:value-type="float">
            <text:p>16.1785789412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23.0857861851856" calcext:value-type="float">
            <text:p>23.0857861852</text:p>
          </table:table-cell>
          <table:table-cell office:value-type="float" office:value="319.454867959391" calcext:value-type="float">
            <text:p>319.4548679594</text:p>
          </table:table-cell>
          <table:table-cell office:value-type="float" office:value="0.692839452529223" calcext:value-type="float">
            <text:p>0.6928394525</text:p>
          </table:table-cell>
          <table:table-cell office:value-type="float" office:value="15.9947434617507" calcext:value-type="float">
            <text:p>15.9947434618</text:p>
          </table:table-cell>
          <table:table-cell office:value-type="float" office:value="27.5375898669338" calcext:value-type="float">
            <text:p>27.5375898669</text:p>
          </table:table-cell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.8105814768267" calcext:value-type="float">
            <text:p>22.8105814768</text:p>
          </table:table-cell>
          <table:table-cell table:style-name="ce2" office:value-type="float" office:value="295.935523269081" calcext:value-type="float">
            <text:p>295.9355232691</text:p>
          </table:table-cell>
          <table:table-cell table:style-name="ce2" office:value-type="float" office:value="0.753317095465886" calcext:value-type="float">
            <text:p>0.7533170955</text:p>
          </table:table-cell>
          <table:table-cell table:style-name="ce2" office:value-type="float" office:value="17.183600984011" calcext:value-type="float">
            <text:p>17.183600984</text:p>
          </table:table-cell>
          <table:table-cell table:style-name="ce2" office:value-type="float" office:value="59.9402125685547" calcext:value-type="float">
            <text:p>59.9402125686</text:p>
          </table:table-cell>
          <table:table-cell table:style-name="ce2"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3.2085084113484" calcext:value-type="float">
            <text:p>23.2085084113</text:p>
          </table:table-cell>
          <table:table-cell office:value-type="float" office:value="312.017797156596" calcext:value-type="float">
            <text:p>312.0177971566</text:p>
          </table:table-cell>
          <table:table-cell office:value-type="float" office:value="0.711963136391528" calcext:value-type="float">
            <text:p>0.7119631364</text:p>
          </table:table-cell>
          <table:table-cell office:value-type="float" office:value="16.5236024395128" calcext:value-type="float">
            <text:p>16.5236024395</text:p>
          </table:table-cell>
          <table:table-cell office:value-type="float" office:value="48.9524606960936" calcext:value-type="float">
            <text:p>48.9524606961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3.2474127907535" calcext:value-type="float">
            <text:p>23.2474127908</text:p>
          </table:table-cell>
          <table:table-cell office:value-type="float" office:value="311.935251571381" calcext:value-type="float">
            <text:p>311.9352515714</text:p>
          </table:table-cell>
          <table:table-cell office:value-type="float" office:value="0.712175394109351" calcext:value-type="float">
            <text:p>0.7121753941</text:p>
          </table:table-cell>
          <table:table-cell office:value-type="float" office:value="16.5562353662777" calcext:value-type="float">
            <text:p>16.5562353663</text:p>
          </table:table-cell>
          <table:table-cell office:value-type="float" office:value="22.8227052984477" calcext:value-type="float">
            <text:p>22.8227052984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3.235455424738" calcext:value-type="float">
            <text:p>23.2354554247</text:p>
          </table:table-cell>
          <table:table-cell office:value-type="float" office:value="312.093278464031" calcext:value-type="float">
            <text:p>312.093278464</text:p>
          </table:table-cell>
          <table:table-cell office:value-type="float" office:value="0.71176904375759" calcext:value-type="float">
            <text:p>0.7117690438</text:p>
          </table:table-cell>
          <table:table-cell office:value-type="float" office:value="16.5382778889379" calcext:value-type="float">
            <text:p>16.5382778889</text:p>
          </table:table-cell>
          <table:table-cell office:value-type="float" office:value="16.6486833583224" calcext:value-type="float">
            <text:p>16.6486833583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604.6921541138" calcext:value-type="float">
            <text:p>604.6921541138</text:p>
          </table:table-cell>
          <table:table-cell office:value-type="float" office:value="399585.684622279" calcext:value-type="float">
            <text:p>399585.684622279</text:p>
          </table:table-cell>
          <table:table-cell office:value-type="float" office:value="-1025.98034373773" calcext:value-type="float">
            <text:p>-1025.9803437377</text:p>
          </table:table-cell>
          <table:table-cell office:value-type="float" office:value="-620402.264133184" calcext:value-type="float">
            <text:p>-620402.264133184</text:p>
          </table:table-cell>
          <table:table-cell office:value-type="float" office:value="479.531990369796" calcext:value-type="float">
            <text:p>479.5319903698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3.2280330019918" calcext:value-type="float">
            <text:p>23.228033002</text:p>
          </table:table-cell>
          <table:table-cell office:value-type="float" office:value="312.290160512505" calcext:value-type="float">
            <text:p>312.2901605125</text:p>
          </table:table-cell>
          <table:table-cell office:value-type="float" office:value="0.711262781258145" calcext:value-type="float">
            <text:p>0.7112627813</text:p>
          </table:table-cell>
          <table:table-cell office:value-type="float" office:value="16.5212353561526" calcext:value-type="float">
            <text:p>16.5212353562</text:p>
          </table:table-cell>
          <table:table-cell office:value-type="float" office:value="17.4315691644681" calcext:value-type="float">
            <text:p>17.4315691645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23.1521537968816" calcext:value-type="float">
            <text:p>23.1521537969</text:p>
          </table:table-cell>
          <table:table-cell office:value-type="float" office:value="313.100650564872" calcext:value-type="float">
            <text:p>313.1006505649</text:p>
          </table:table-cell>
          <table:table-cell office:value-type="float" office:value="0.709178687137487" calcext:value-type="float">
            <text:p>0.7091786871</text:p>
          </table:table-cell>
          <table:table-cell office:value-type="float" office:value="16.4190140340777" calcext:value-type="float">
            <text:p>16.4190140341</text:p>
          </table:table-cell>
          <table:table-cell office:value-type="float" office:value="16.8022618624249" calcext:value-type="float">
            <text:p>16.8022618624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3.1994184168545" calcext:value-type="float">
            <text:p>23.1994184169</text:p>
          </table:table-cell>
          <table:table-cell office:value-type="float" office:value="312.416551539718" calcext:value-type="float">
            <text:p>312.4165515397</text:p>
          </table:table-cell>
          <table:table-cell office:value-type="float" office:value="0.710937779370768" calcext:value-type="float">
            <text:p>0.7109377794</text:p>
          </table:table-cell>
          <table:table-cell office:value-type="float" office:value="16.4933430119718" calcext:value-type="float">
            <text:p>16.493343012</text:p>
          </table:table-cell>
          <table:table-cell office:value-type="float" office:value="16.9212693740595" calcext:value-type="float">
            <text:p>16.9212693741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23.4028018394559" calcext:value-type="float">
            <text:p>23.4028018395</text:p>
          </table:table-cell>
          <table:table-cell office:value-type="float" office:value="308.784335589075" calcext:value-type="float">
            <text:p>308.7843355891</text:p>
          </table:table-cell>
          <table:table-cell office:value-type="float" office:value="0.720277659466251" calcext:value-type="float">
            <text:p>0.7202776595</text:p>
          </table:table-cell>
          <table:table-cell office:value-type="float" office:value="16.8565153338758" calcext:value-type="float">
            <text:p>16.8565153339</text:p>
          </table:table-cell>
          <table:table-cell office:value-type="float" office:value="17.9048122311609" calcext:value-type="float">
            <text:p>17.9048122312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609.671428686689" calcext:value-type="float">
            <text:p>609.6714286867</text:p>
          </table:table-cell>
          <table:table-cell office:value-type="float" office:value="396752.692424646" calcext:value-type="float">
            <text:p>396752.692424646</text:p>
          </table:table-cell>
          <table:table-cell office:value-type="float" office:value="-1018.69558760074" calcext:value-type="float">
            <text:p>-1018.6955876007</text:p>
          </table:table-cell>
          <table:table-cell office:value-type="float" office:value="-621069.594289367" calcext:value-type="float">
            <text:p>-621069.594289367</text:p>
          </table:table-cell>
          <table:table-cell office:value-type="float" office:value="215.276610209126" calcext:value-type="float">
            <text:p>215.2766102091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605.849433983383" calcext:value-type="float">
            <text:p>605.8494339834</text:p>
          </table:table-cell>
          <table:table-cell office:value-type="float" office:value="400486.48939576" calcext:value-type="float">
            <text:p>400486.48939576</text:p>
          </table:table-cell>
          <table:table-cell office:value-type="float" office:value="-1028.29667313226" calcext:value-type="float">
            <text:p>-1028.2966731323</text:p>
          </table:table-cell>
          <table:table-cell office:value-type="float" office:value="-622992.957384173" calcext:value-type="float">
            <text:p>-622992.957384173</text:p>
          </table:table-cell>
          <table:table-cell office:value-type="float" office:value="73.4111287810753" calcext:value-type="float">
            <text:p>73.4111287811</text:p>
          </table:table-cell>
          <table:table-cell table:number-columns-repeated="101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.0695206237281" calcext:value-type="float">
            <text:p>24.0695206237</text:p>
          </table:table-cell>
          <table:table-cell table:style-name="ce2" office:value-type="float" office:value="310.228603646144" calcext:value-type="float">
            <text:p>310.2286036461</text:p>
          </table:table-cell>
          <table:table-cell table:style-name="ce2" office:value-type="float" office:value="0.716563868584306" calcext:value-type="float">
            <text:p>0.7165638686</text:p>
          </table:table-cell>
          <table:table-cell table:style-name="ce2" office:value-type="float" office:value="17.2473488131084" calcext:value-type="float">
            <text:p>17.2473488131</text:p>
          </table:table-cell>
          <table:table-cell table:style-name="ce2" office:value-type="float" office:value="35.3296038968575" calcext:value-type="float">
            <text:p>35.3296038969</text:p>
          </table:table-cell>
          <table:table-cell table:style-name="ce2"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0.4121393156593" calcext:value-type="float">
            <text:p>30.4121393157</text:p>
          </table:table-cell>
          <table:table-cell office:value-type="float" office:value="78.5470742617945" calcext:value-type="float">
            <text:p>78.5470742618</text:p>
          </table:table-cell>
          <table:table-cell office:value-type="float" office:value="1.31230975324322" calcext:value-type="float">
            <text:p>1.3123097532</text:p>
          </table:table-cell>
          <table:table-cell office:value-type="float" office:value="39.9101470409313" calcext:value-type="float">
            <text:p>39.9101470409</text:p>
          </table:table-cell>
          <table:table-cell office:value-type="float" office:value="46.1316366482059" calcext:value-type="float">
            <text:p>46.1316366482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1.1194449503731" calcext:value-type="float">
            <text:p>31.1194449504</text:p>
          </table:table-cell>
          <table:table-cell office:value-type="float" office:value="90.0261249433371" calcext:value-type="float">
            <text:p>90.0261249433</text:p>
          </table:table-cell>
          <table:table-cell office:value-type="float" office:value="1.2827925223207" calcext:value-type="float">
            <text:p>1.2827925223</text:p>
          </table:table-cell>
          <table:table-cell office:value-type="float" office:value="39.9197912811093" calcext:value-type="float">
            <text:p>39.9197912811</text:p>
          </table:table-cell>
          <table:table-cell office:value-type="float" office:value="49.9437325911423" calcext:value-type="float">
            <text:p>49.9437325911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6.8335138430906" calcext:value-type="float">
            <text:p>26.8335138431</text:p>
          </table:table-cell>
          <table:table-cell office:value-type="float" office:value="359.519607173821" calcext:value-type="float">
            <text:p>359.5196071738</text:p>
          </table:table-cell>
          <table:table-cell office:value-type="float" office:value="0.589816982113237" calcext:value-type="float">
            <text:p>0.5898169821</text:p>
          </table:table-cell>
          <table:table-cell office:value-type="float" office:value="15.8268621544255" calcext:value-type="float">
            <text:p>15.8268621544</text:p>
          </table:table-cell>
          <table:table-cell office:value-type="float" office:value="20.3161303784437" calcext:value-type="float">
            <text:p>20.3161303784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6.8682939819221" calcext:value-type="float">
            <text:p>26.8682939819</text:p>
          </table:table-cell>
          <table:table-cell office:value-type="float" office:value="358.739159463533" calcext:value-type="float">
            <text:p>358.7391594635</text:p>
          </table:table-cell>
          <table:table-cell office:value-type="float" office:value="0.591823825355472" calcext:value-type="float">
            <text:p>0.5918238254</text:p>
          </table:table-cell>
          <table:table-cell office:value-type="float" office:value="15.9012965251565" calcext:value-type="float">
            <text:p>15.9012965252</text:p>
          </table:table-cell>
          <table:table-cell office:value-type="float" office:value="16.5382702426235" calcext:value-type="float">
            <text:p>16.5382702426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764.552605686074" calcext:value-type="float">
            <text:p>764.5526056861</text:p>
          </table:table-cell>
          <table:table-cell office:value-type="float" office:value="396384.822202228" calcext:value-type="float">
            <text:p>396384.822202228</text:p>
          </table:table-cell>
          <table:table-cell office:value-type="float" office:value="-1017.74964611081" calcext:value-type="float">
            <text:p>-1017.7496461108</text:p>
          </table:table-cell>
          <table:table-cell office:value-type="float" office:value="-778123.143870098" calcext:value-type="float">
            <text:p>-778123.143870098</text:p>
          </table:table-cell>
          <table:table-cell office:value-type="float" office:value="418.123383843475" calcext:value-type="float">
            <text:p>418.1233838435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776.092902865047" calcext:value-type="float">
            <text:p>776.092902865</text:p>
          </table:table-cell>
          <table:table-cell office:value-type="float" office:value="382961.488439134" calcext:value-type="float">
            <text:p>382961.488439134</text:p>
          </table:table-cell>
          <table:table-cell office:value-type="float" office:value="-983.23288567239" calcext:value-type="float">
            <text:p>-983.2328856724</text:p>
          </table:table-cell>
          <table:table-cell office:value-type="float" office:value="-763080.064433862" calcext:value-type="float">
            <text:p>-763080.064433862</text:p>
          </table:table-cell>
          <table:table-cell office:value-type="float" office:value="391.55677623834" calcext:value-type="float">
            <text:p>391.5567762383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787.719865485745" calcext:value-type="float">
            <text:p>787.7198654857</text:p>
          </table:table-cell>
          <table:table-cell office:value-type="float" office:value="369011.263277692" calcext:value-type="float">
            <text:p>369011.263277692</text:p>
          </table:table-cell>
          <table:table-cell office:value-type="float" office:value="-947.361276692258" calcext:value-type="float">
            <text:p>-947.3612766923</text:p>
          </table:table-cell>
          <table:table-cell office:value-type="float" office:value="-746255.29744243" calcext:value-type="float">
            <text:p>-746255.29744243</text:p>
          </table:table-cell>
          <table:table-cell office:value-type="float" office:value="386.776520433924" calcext:value-type="float">
            <text:p>386.7765204339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798.932885233275" calcext:value-type="float">
            <text:p>798.9328852333</text:p>
          </table:table-cell>
          <table:table-cell office:value-type="float" office:value="355315.214529914" calcext:value-type="float">
            <text:p>355315.214529914</text:p>
          </table:table-cell>
          <table:table-cell office:value-type="float" office:value="-912.143256942222" calcext:value-type="float">
            <text:p>-912.1432569422</text:p>
          </table:table-cell>
          <table:table-cell office:value-type="float" office:value="-728741.244014926" calcext:value-type="float">
            <text:p>-728741.244014926</text:p>
          </table:table-cell>
          <table:table-cell office:value-type="float" office:value="381.098917766104" calcext:value-type="float">
            <text:p>381.0989177661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772.695265188822" calcext:value-type="float">
            <text:p>772.6952651888</text:p>
          </table:table-cell>
          <table:table-cell office:value-type="float" office:value="355836.961795582" calcext:value-type="float">
            <text:p>355836.961795582</text:p>
          </table:table-cell>
          <table:table-cell office:value-type="float" office:value="-913.484877861159" calcext:value-type="float">
            <text:p>-913.4848778612</text:p>
          </table:table-cell>
          <table:table-cell office:value-type="float" office:value="-705845.439944908" calcext:value-type="float">
            <text:p>-705845.439944908</text:p>
          </table:table-cell>
          <table:table-cell office:value-type="float" office:value="356.380132564138" calcext:value-type="float">
            <text:p>356.3801325641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704.122985991804" calcext:value-type="float">
            <text:p>704.1229859918</text:p>
          </table:table-cell>
          <table:table-cell office:value-type="float" office:value="257761.513878916" calcext:value-type="float">
            <text:p>257761.513878916</text:p>
          </table:table-cell>
          <table:table-cell office:value-type="float" office:value="-661.293671088246" calcext:value-type="float">
            <text:p>-661.2936710882</text:p>
          </table:table-cell>
          <table:table-cell office:value-type="float" office:value="-465632.074304137" calcext:value-type="float">
            <text:p>-465632.074304137</text:p>
          </table:table-cell>
          <table:table-cell office:value-type="float" office:value="334.029617887535" calcext:value-type="float">
            <text:p>334.0296178875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651.570874532192" calcext:value-type="float">
            <text:p>651.5708745322</text:p>
          </table:table-cell>
          <table:table-cell office:value-type="float" office:value="206343.46791674" calcext:value-type="float">
            <text:p>206343.46791674</text:p>
          </table:table-cell>
          <table:table-cell office:value-type="float" office:value="-529.077307701104" calcext:value-type="float">
            <text:p>-529.0773077011</text:p>
          </table:table-cell>
          <table:table-cell office:value-type="float" office:value="-344731.364073946" calcext:value-type="float">
            <text:p>-344731.364073946</text:p>
          </table:table-cell>
          <table:table-cell office:value-type="float" office:value="310.935417987091" calcext:value-type="float">
            <text:p>310.9354179871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619.674825802395" calcext:value-type="float">
            <text:p>619.6748258024</text:p>
          </table:table-cell>
          <table:table-cell office:value-type="float" office:value="195466.529795277" calcext:value-type="float">
            <text:p>195466.529795277</text:p>
          </table:table-cell>
          <table:table-cell office:value-type="float" office:value="-501.108349015576" calcext:value-type="float">
            <text:p>-501.1083490156</text:p>
          </table:table-cell>
          <table:table-cell office:value-type="float" office:value="-310524.228884353" calcext:value-type="float">
            <text:p>-310524.228884353</text:p>
          </table:table-cell>
          <table:table-cell office:value-type="float" office:value="290.463799782799" calcext:value-type="float">
            <text:p>290.4637997828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602.352552275015" calcext:value-type="float">
            <text:p>602.352552275</text:p>
          </table:table-cell>
          <table:table-cell office:value-type="float" office:value="195958.035320396" calcext:value-type="float">
            <text:p>195958.035320396</text:p>
          </table:table-cell>
          <table:table-cell office:value-type="float" office:value="-502.372206322866" calcext:value-type="float">
            <text:p>-502.3722063229</text:p>
          </table:table-cell>
          <table:table-cell office:value-type="float" office:value="-302605.180670608" calcext:value-type="float">
            <text:p>-302605.180670608</text:p>
          </table:table-cell>
          <table:table-cell office:value-type="float" office:value="320.11356306607" calcext:value-type="float">
            <text:p>320.1135630661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588.19831152066" calcext:value-type="float">
            <text:p>588.1983115207</text:p>
          </table:table-cell>
          <table:table-cell office:value-type="float" office:value="199963.567539861" calcext:value-type="float">
            <text:p>199963.567539861</text:p>
          </table:table-cell>
          <table:table-cell office:value-type="float" office:value="-512.672031871998" calcext:value-type="float">
            <text:p>-512.672031872</text:p>
          </table:table-cell>
          <table:table-cell office:value-type="float" office:value="-301552.823510975" calcext:value-type="float">
            <text:p>-301552.823510975</text:p>
          </table:table-cell>
          <table:table-cell office:value-type="float" office:value="231.733489986473" calcext:value-type="float">
            <text:p>231.7334899865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69.833348574341" calcext:value-type="float">
            <text:p>569.8333485743</text:p>
          </table:table-cell>
          <table:table-cell office:value-type="float" office:value="208208.255762746" calcext:value-type="float">
            <text:p>208208.255762746</text:p>
          </table:table-cell>
          <table:table-cell office:value-type="float" office:value="-533.872423168324" calcext:value-type="float">
            <text:p>-533.8724231683</text:p>
          </table:table-cell>
          <table:table-cell office:value-type="float" office:value="-304218.310605504" calcext:value-type="float">
            <text:p>-304218.310605504</text:p>
          </table:table-cell>
          <table:table-cell office:value-type="float" office:value="67.7231740415383" calcext:value-type="float">
            <text:p>67.7231740415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547.640541028857" calcext:value-type="float">
            <text:p>547.6405410289</text:p>
          </table:table-cell>
          <table:table-cell office:value-type="float" office:value="216184.514657616" calcext:value-type="float">
            <text:p>216184.514657616</text:p>
          </table:table-cell>
          <table:table-cell office:value-type="float" office:value="-554.382575290595" calcext:value-type="float">
            <text:p>-554.3825752906</text:p>
          </table:table-cell>
          <table:table-cell office:value-type="float" office:value="-303602.373469112" calcext:value-type="float">
            <text:p>-303602.373469112</text:p>
          </table:table-cell>
          <table:table-cell office:value-type="float" office:value="29.5640726380251" calcext:value-type="float">
            <text:p>29.564072638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526.150202432956" calcext:value-type="float">
            <text:p>526.150202433</text:p>
          </table:table-cell>
          <table:table-cell office:value-type="float" office:value="224250.097652933" calcext:value-type="float">
            <text:p>224250.097652933</text:p>
          </table:table-cell>
          <table:table-cell office:value-type="float" office:value="-575.122415404752" calcext:value-type="float">
            <text:p>-575.1224154048</text:p>
          </table:table-cell>
          <table:table-cell office:value-type="float" office:value="-302600.775288941" calcext:value-type="float">
            <text:p>-302600.775288941</text:p>
          </table:table-cell>
          <table:table-cell office:value-type="float" office:value="11.2581808411051" calcext:value-type="float">
            <text:p>11.2581808411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518.401335726837" calcext:value-type="float">
            <text:p>518.4013357268</text:p>
          </table:table-cell>
          <table:table-cell office:value-type="float" office:value="230468.131990397" calcext:value-type="float">
            <text:p>230468.131990397</text:p>
          </table:table-cell>
          <table:table-cell office:value-type="float" office:value="-591.111468900107" calcext:value-type="float">
            <text:p>-591.1114689001</text:p>
          </table:table-cell>
          <table:table-cell office:value-type="float" office:value="-306432.975041268" calcext:value-type="float">
            <text:p>-306432.975041268</text:p>
          </table:table-cell>
          <table:table-cell office:value-type="float" office:value="9.60991786072175" calcext:value-type="float">
            <text:p>9.6099178607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515.75454427278" calcext:value-type="float">
            <text:p>515.7545442728</text:p>
          </table:table-cell>
          <table:table-cell office:value-type="float" office:value="233019.357241967" calcext:value-type="float">
            <text:p>233019.357241967</text:p>
          </table:table-cell>
          <table:table-cell office:value-type="float" office:value="-597.671689511995" calcext:value-type="float">
            <text:p>-597.671689512</text:p>
          </table:table-cell>
          <table:table-cell office:value-type="float" office:value="-308251.889849002" calcext:value-type="float">
            <text:p>-308251.889849002</text:p>
          </table:table-cell>
          <table:table-cell office:value-type="float" office:value="7.84333098534641" calcext:value-type="float">
            <text:p>7.8433309853</text:p>
          </table:table-cell>
          <table:table-cell table:number-columns-repeated="1017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.9157182175138" calcext:value-type="float">
            <text:p>20.9157182175</text:p>
          </table:table-cell>
          <table:table-cell table:style-name="ce2" office:value-type="float" office:value="207.360166661003" calcext:value-type="float">
            <text:p>207.360166661</text:p>
          </table:table-cell>
          <table:table-cell table:style-name="ce2" office:value-type="float" office:value="0.981079767447896" calcext:value-type="float">
            <text:p>0.9810797674</text:p>
          </table:table-cell>
          <table:table-cell table:style-name="ce2" office:value-type="float" office:value="20.5199879648442" calcext:value-type="float">
            <text:p>20.5199879648</text:p>
          </table:table-cell>
          <table:table-cell table:style-name="ce2" office:value-type="float" office:value="32.4935506959946" calcext:value-type="float">
            <text:p>32.493550696</text:p>
          </table:table-cell>
          <table:table-cell table:style-name="ce2"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4.8414883235155" calcext:value-type="float">
            <text:p>24.8414883235</text:p>
          </table:table-cell>
          <table:table-cell office:value-type="float" office:value="104.661291858988" calcext:value-type="float">
            <text:p>104.661291859</text:p>
          </table:table-cell>
          <table:table-cell office:value-type="float" office:value="1.2451596541138" calcext:value-type="float">
            <text:p>1.2451596541</text:p>
          </table:table-cell>
          <table:table-cell office:value-type="float" office:value="30.9316190085806" calcext:value-type="float">
            <text:p>30.9316190086</text:p>
          </table:table-cell>
          <table:table-cell office:value-type="float" office:value="53.9578446156873" calcext:value-type="float">
            <text:p>53.9578446157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5.3539783195556" calcext:value-type="float">
            <text:p>25.3539783196</text:p>
          </table:table-cell>
          <table:table-cell office:value-type="float" office:value="126.612458569437" calcext:value-type="float">
            <text:p>126.6124585694</text:p>
          </table:table-cell>
          <table:table-cell office:value-type="float" office:value="1.18871442403455" calcext:value-type="float">
            <text:p>1.188714424</text:p>
          </table:table-cell>
          <table:table-cell office:value-type="float" office:value="30.1386397351149" calcext:value-type="float">
            <text:p>30.1386397351</text:p>
          </table:table-cell>
          <table:table-cell office:value-type="float" office:value="54.0445077496414" calcext:value-type="float">
            <text:p>54.0445077496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5.8770664273287" calcext:value-type="float">
            <text:p>25.8770664273</text:p>
          </table:table-cell>
          <table:table-cell office:value-type="float" office:value="132.999601660497" calcext:value-type="float">
            <text:p>132.9996016605</text:p>
          </table:table-cell>
          <table:table-cell office:value-type="float" office:value="1.1722905242902" calcext:value-type="float">
            <text:p>1.1722905243</text:p>
          </table:table-cell>
          <table:table-cell office:value-type="float" office:value="30.3354397691855" calcext:value-type="float">
            <text:p>30.3354397692</text:p>
          </table:table-cell>
          <table:table-cell office:value-type="float" office:value="39.8993705810403" calcext:value-type="float">
            <text:p>39.899370581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40.915148827953" calcext:value-type="float">
            <text:p>540.915148828</text:p>
          </table:table-cell>
          <table:table-cell office:value-type="float" office:value="278517.14097343" calcext:value-type="float">
            <text:p>278517.14097343</text:p>
          </table:table-cell>
          <table:table-cell office:value-type="float" office:value="-714.664690599078" calcext:value-type="float">
            <text:p>-714.6646905991</text:p>
          </table:table-cell>
          <table:table-cell office:value-type="float" office:value="-386572.957477483" calcext:value-type="float">
            <text:p>-386572.957477483</text:p>
          </table:table-cell>
          <table:table-cell office:value-type="float" office:value="685.285294119255" calcext:value-type="float">
            <text:p>685.2852941193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544.605379359885" calcext:value-type="float">
            <text:p>544.6053793599</text:p>
          </table:table-cell>
          <table:table-cell office:value-type="float" office:value="278485.260541704" calcext:value-type="float">
            <text:p>278485.260541704</text:p>
          </table:table-cell>
          <table:table-cell office:value-type="float" office:value="-714.582713256938" calcext:value-type="float">
            <text:p>-714.5827132569</text:p>
          </table:table-cell>
          <table:table-cell office:value-type="float" office:value="-389165.58963731" calcext:value-type="float">
            <text:p>-389165.58963731</text:p>
          </table:table-cell>
          <table:table-cell office:value-type="float" office:value="597.619367391624" calcext:value-type="float">
            <text:p>597.6193673916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1.2234811036073" calcext:value-type="float">
            <text:p>21.2234811036</text:p>
          </table:table-cell>
          <table:table-cell office:value-type="float" office:value="243.965324384608" calcext:value-type="float">
            <text:p>243.9653243846</text:p>
          </table:table-cell>
          <table:table-cell office:value-type="float" office:value="0.886953264877418" calcext:value-type="float">
            <text:p>0.8869532649</text:p>
          </table:table-cell>
          <table:table-cell office:value-type="float" office:value="18.8242358569087" calcext:value-type="float">
            <text:p>18.8242358569</text:p>
          </table:table-cell>
          <table:table-cell office:value-type="float" office:value="21.7942288315366" calcext:value-type="float">
            <text:p>21.7942288315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6.2625664666775" calcext:value-type="float">
            <text:p>26.2625664667</text:p>
          </table:table-cell>
          <table:table-cell office:value-type="float" office:value="133.253870917342" calcext:value-type="float">
            <text:p>133.2538709173</text:p>
          </table:table-cell>
          <table:table-cell office:value-type="float" office:value="1.17163669632315" calcext:value-type="float">
            <text:p>1.1716366963</text:p>
          </table:table-cell>
          <table:table-cell office:value-type="float" office:value="30.7701866119851" calcext:value-type="float">
            <text:p>30.770186612</text:p>
          </table:table-cell>
          <table:table-cell office:value-type="float" office:value="32.1077304429674" calcext:value-type="float">
            <text:p>32.107730443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552.836578332289" calcext:value-type="float">
            <text:p>552.8365783323</text:p>
          </table:table-cell>
          <table:table-cell office:value-type="float" office:value="276834.207299641" calcext:value-type="float">
            <text:p>276834.207299641</text:p>
          </table:table-cell>
          <table:table-cell office:value-type="float" office:value="-710.337194950297" calcext:value-type="float">
            <text:p>-710.3371949503</text:p>
          </table:table-cell>
          <table:table-cell office:value-type="float" office:value="-392700.384318479" calcext:value-type="float">
            <text:p>-392700.384318479</text:p>
          </table:table-cell>
          <table:table-cell office:value-type="float" office:value="332.081398175431" calcext:value-type="float">
            <text:p>332.0813981754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6.9039778340731" calcext:value-type="float">
            <text:p>26.9039778341</text:p>
          </table:table-cell>
          <table:table-cell office:value-type="float" office:value="134.780305663245" calcext:value-type="float">
            <text:p>134.7803056632</text:p>
          </table:table-cell>
          <table:table-cell office:value-type="float" office:value="1.16771162201753" calcext:value-type="float">
            <text:p>1.167711622</text:p>
          </table:table-cell>
          <table:table-cell office:value-type="float" office:value="31.4160875953492" calcext:value-type="float">
            <text:p>31.4160875953</text:p>
          </table:table-cell>
          <table:table-cell office:value-type="float" office:value="36.2224063779051" calcext:value-type="float">
            <text:p>36.2224063779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7.1735169612304" calcext:value-type="float">
            <text:p>27.1735169612</text:p>
          </table:table-cell>
          <table:table-cell office:value-type="float" office:value="137.575094916024" calcext:value-type="float">
            <text:p>137.575094916</text:p>
          </table:table-cell>
          <table:table-cell office:value-type="float" office:value="1.16052510093294" calcext:value-type="float">
            <text:p>1.1605251009</text:p>
          </table:table-cell>
          <table:table-cell office:value-type="float" office:value="31.5355485141348" calcext:value-type="float">
            <text:p>31.5355485141</text:p>
          </table:table-cell>
          <table:table-cell office:value-type="float" office:value="36.3737464679188" calcext:value-type="float">
            <text:p>36.3737464679</text:p>
          </table:table-cell>
          <table:table-cell table:number-columns-repeated="1017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.4834714480413" calcext:value-type="float">
            <text:p>27.483471448</text:p>
          </table:table-cell>
          <table:table-cell table:style-name="ce2" office:value-type="float" office:value="140.489030378955" calcext:value-type="float">
            <text:p>140.489030379</text:p>
          </table:table-cell>
          <table:table-cell table:style-name="ce2" office:value-type="float" office:value="1.15303220728355" calcext:value-type="float">
            <text:p>1.1530322073</text:p>
          </table:table-cell>
          <table:table-cell table:style-name="ce2" office:value-type="float" office:value="31.6893277475496" calcext:value-type="float">
            <text:p>31.6893277475</text:p>
          </table:table-cell>
          <table:table-cell table:style-name="ce2" office:value-type="float" office:value="36.8414587127566" calcext:value-type="float">
            <text:p>36.8414587128</text:p>
          </table:table-cell>
          <table:table-cell table:style-name="ce2"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8.1101057960023" calcext:value-type="float">
            <text:p>28.110105796</text:p>
          </table:table-cell>
          <table:table-cell office:value-type="float" office:value="159.751830880519" calcext:value-type="float">
            <text:p>159.7518308805</text:p>
          </table:table-cell>
          <table:table-cell office:value-type="float" office:value="1.10349984207383" calcext:value-type="float">
            <text:p>1.1034998421</text:p>
          </table:table-cell>
          <table:table-cell office:value-type="float" office:value="31.0194973065673" calcext:value-type="float">
            <text:p>31.0194973066</text:p>
          </table:table-cell>
          <table:table-cell office:value-type="float" office:value="52.7126725668784" calcext:value-type="float">
            <text:p>52.7126725669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7.8673011555469" calcext:value-type="float">
            <text:p>27.8673011555</text:p>
          </table:table-cell>
          <table:table-cell office:value-type="float" office:value="152.604635276055" calcext:value-type="float">
            <text:p>152.6046352761</text:p>
          </table:table-cell>
          <table:table-cell office:value-type="float" office:value="1.12187814085115" calcext:value-type="float">
            <text:p>1.1218781409</text:p>
          </table:table-cell>
          <table:table-cell office:value-type="float" office:value="31.263716010924" calcext:value-type="float">
            <text:p>31.2637160109</text:p>
          </table:table-cell>
          <table:table-cell office:value-type="float" office:value="38.3618881536318" calcext:value-type="float">
            <text:p>38.3618881536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439.052871048722" calcext:value-type="float">
            <text:p>439.0528710487</text:p>
          </table:table-cell>
          <table:table-cell office:value-type="float" office:value="217924.349331576" calcext:value-type="float">
            <text:p>217924.349331576</text:p>
          </table:table-cell>
          <table:table-cell office:value-type="float" office:value="-558.856386171214" calcext:value-type="float">
            <text:p>-558.8563861712</text:p>
          </table:table-cell>
          <table:table-cell office:value-type="float" office:value="-245367.500852385" calcext:value-type="float">
            <text:p>-245367.500852385</text:p>
          </table:table-cell>
          <table:table-cell office:value-type="float" office:value="30.7058066065422" calcext:value-type="float">
            <text:p>30.7058066065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409.021539071209" calcext:value-type="float">
            <text:p>409.0215390712</text:p>
          </table:table-cell>
          <table:table-cell office:value-type="float" office:value="213154.575720987" calcext:value-type="float">
            <text:p>213154.575720987</text:p>
          </table:table-cell>
          <table:table-cell office:value-type="float" office:value="-546.591390308947" calcext:value-type="float">
            <text:p>-546.5913903089</text:p>
          </table:table-cell>
          <table:table-cell office:value-type="float" office:value="-223567.651707238" calcext:value-type="float">
            <text:p>-223567.651707238</text:p>
          </table:table-cell>
          <table:table-cell office:value-type="float" office:value="20.46751584526" calcext:value-type="float">
            <text:p>20.4675158453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7.4716315346804" calcext:value-type="float">
            <text:p>27.4716315347</text:p>
          </table:table-cell>
          <table:table-cell office:value-type="float" office:value="137.004160062743" calcext:value-type="float">
            <text:p>137.0041600627</text:p>
          </table:table-cell>
          <table:table-cell office:value-type="float" office:value="1.16199320281466" calcext:value-type="float">
            <text:p>1.1619932028</text:p>
          </table:table-cell>
          <table:table-cell office:value-type="float" office:value="31.9218491135276" calcext:value-type="float">
            <text:p>31.9218491135</text:p>
          </table:table-cell>
          <table:table-cell office:value-type="float" office:value="32.0845899258203" calcext:value-type="float">
            <text:p>32.0845899258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7.7173727703867" calcext:value-type="float">
            <text:p>27.7173727704</text:p>
          </table:table-cell>
          <table:table-cell office:value-type="float" office:value="138.250805455299" calcext:value-type="float">
            <text:p>138.2508054553</text:p>
          </table:table-cell>
          <table:table-cell office:value-type="float" office:value="1.15878757885224" calcext:value-type="float">
            <text:p>1.1587875789</text:p>
          </table:table-cell>
          <table:table-cell office:value-type="float" office:value="32.1185472847415" calcext:value-type="float">
            <text:p>32.1185472847</text:p>
          </table:table-cell>
          <table:table-cell office:value-type="float" office:value="33.983596503468" calcext:value-type="float">
            <text:p>33.9835965035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365.162097531129" calcext:value-type="float">
            <text:p>365.1620975311</text:p>
          </table:table-cell>
          <table:table-cell office:value-type="float" office:value="224792.475357023" calcext:value-type="float">
            <text:p>224792.475357023</text:p>
          </table:table-cell>
          <table:table-cell office:value-type="float" office:value="-576.517085433049" calcext:value-type="float">
            <text:p>-576.5170854331</text:p>
          </table:table-cell>
          <table:table-cell office:value-type="float" office:value="-210522.188179265" calcext:value-type="float">
            <text:p>-210522.188179265</text:p>
          </table:table-cell>
          <table:table-cell office:value-type="float" office:value="9.37728795151446" calcext:value-type="float">
            <text:p>9.3772879515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353.446872008648" calcext:value-type="float">
            <text:p>353.4468720086</text:p>
          </table:table-cell>
          <table:table-cell office:value-type="float" office:value="228661.591333933" calcext:value-type="float">
            <text:p>228661.591333933</text:p>
          </table:table-cell>
          <table:table-cell office:value-type="float" office:value="-586.466130256074" calcext:value-type="float">
            <text:p>-586.4661302561</text:p>
          </table:table-cell>
          <table:table-cell office:value-type="float" office:value="-207284.619278026" calcext:value-type="float">
            <text:p>-207284.619278026</text:p>
          </table:table-cell>
          <table:table-cell office:value-type="float" office:value="11.8893037145449" calcext:value-type="float">
            <text:p>11.8893037145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341.819036331698" calcext:value-type="float">
            <text:p>341.8190363317</text:p>
          </table:table-cell>
          <table:table-cell office:value-type="float" office:value="232324.390353325" calcext:value-type="float">
            <text:p>232324.390353325</text:p>
          </table:table-cell>
          <table:table-cell office:value-type="float" office:value="-595.88465165454" calcext:value-type="float">
            <text:p>-595.8846516545</text:p>
          </table:table-cell>
          <table:table-cell office:value-type="float" office:value="-203684.717393405" calcext:value-type="float">
            <text:p>-203684.717393405</text:p>
          </table:table-cell>
          <table:table-cell office:value-type="float" office:value="9.00817610369707" calcext:value-type="float">
            <text:p>9.0081761037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330.918239079961" calcext:value-type="float">
            <text:p>330.91823908</text:p>
          </table:table-cell>
          <table:table-cell office:value-type="float" office:value="235799.170933292" calcext:value-type="float">
            <text:p>235799.170933292</text:p>
          </table:table-cell>
          <table:table-cell office:value-type="float" office:value="-604.819702437866" calcext:value-type="float">
            <text:p>-604.8197024379</text:p>
          </table:table-cell>
          <table:table-cell office:value-type="float" office:value="-200145.870891604" calcext:value-type="float">
            <text:p>-200145.870891604</text:p>
          </table:table-cell>
          <table:table-cell office:value-type="float" office:value="7.5546205085317" calcext:value-type="float">
            <text:p>7.5546205085</text:p>
          </table:table-cell>
          <table:table-cell table:number-columns-repeated="1017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.4709017272195" calcext:value-type="float">
            <text:p>19.4709017272</text:p>
          </table:table-cell>
          <table:table-cell table:style-name="ce2" office:value-type="float" office:value="170.124607100453" calcext:value-type="float">
            <text:p>170.1246071005</text:p>
          </table:table-cell>
          <table:table-cell table:style-name="ce2" office:value-type="float" office:value="1.0768272853019" calcext:value-type="float">
            <text:p>1.0768272853</text:p>
          </table:table-cell>
          <table:table-cell table:style-name="ce2" office:value-type="float" office:value="20.9667982493017" calcext:value-type="float">
            <text:p>20.9667982493</text:p>
          </table:table-cell>
          <table:table-cell table:style-name="ce2" office:value-type="float" office:value="25.0563714757846" calcext:value-type="float">
            <text:p>25.0563714758</text:p>
          </table:table-cell>
          <table:table-cell table:style-name="ce2"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9.2905605873927" calcext:value-type="float">
            <text:p>29.2905605874</text:p>
          </table:table-cell>
          <table:table-cell office:value-type="float" office:value="144.641795187935" calcext:value-type="float">
            <text:p>144.6417951879</text:p>
          </table:table-cell>
          <table:table-cell office:value-type="float" office:value="1.14235378785375" calcext:value-type="float">
            <text:p>1.1423537879</text:p>
          </table:table-cell>
          <table:table-cell office:value-type="float" office:value="33.4601828353677" calcext:value-type="float">
            <text:p>33.4601828354</text:p>
          </table:table-cell>
          <table:table-cell office:value-type="float" office:value="48.6281687903646" calcext:value-type="float">
            <text:p>48.6281687904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.8051127880833" calcext:value-type="float">
            <text:p>29.8051127881</text:p>
          </table:table-cell>
          <table:table-cell office:value-type="float" office:value="144.826693517601" calcext:value-type="float">
            <text:p>144.8266935176</text:p>
          </table:table-cell>
          <table:table-cell office:value-type="float" office:value="1.14187834028884" calcext:value-type="float">
            <text:p>1.1418783403</text:p>
          </table:table-cell>
          <table:table-cell office:value-type="float" office:value="34.0338127225782" calcext:value-type="float">
            <text:p>34.0338127226</text:p>
          </table:table-cell>
          <table:table-cell office:value-type="float" office:value="37.9547264034841" calcext:value-type="float">
            <text:p>37.9547264035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30.4224555118648" calcext:value-type="float">
            <text:p>30.4224555119</text:p>
          </table:table-cell>
          <table:table-cell office:value-type="float" office:value="145.44047207326" calcext:value-type="float">
            <text:p>145.4404720733</text:p>
          </table:table-cell>
          <table:table-cell office:value-type="float" office:value="1.14030007011082" calcext:value-type="float">
            <text:p>1.1403000701</text:p>
          </table:table-cell>
          <table:table-cell office:value-type="float" office:value="34.6907281531227" calcext:value-type="float">
            <text:p>34.6907281531</text:p>
          </table:table-cell>
          <table:table-cell office:value-type="float" office:value="40.472846238567" calcext:value-type="float">
            <text:p>40.4728462386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0.8512398709839" calcext:value-type="float">
            <text:p>30.851239871</text:p>
          </table:table-cell>
          <table:table-cell office:value-type="float" office:value="147.997714819473" calcext:value-type="float">
            <text:p>147.9977148195</text:p>
          </table:table-cell>
          <table:table-cell office:value-type="float" office:value="1.13372437611321" calcext:value-type="float">
            <text:p>1.1337243761</text:p>
          </table:table-cell>
          <table:table-cell office:value-type="float" office:value="34.9768026750501" calcext:value-type="float">
            <text:p>34.9768026751</text:p>
          </table:table-cell>
          <table:table-cell office:value-type="float" office:value="40.3861792430403" calcext:value-type="float">
            <text:p>40.386179243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305.935126360296" calcext:value-type="float">
            <text:p>305.9351263603</text:p>
          </table:table-cell>
          <table:table-cell office:value-type="float" office:value="242985.233961299" calcext:value-type="float">
            <text:p>242985.233961299</text:p>
          </table:table-cell>
          <table:table-cell office:value-type="float" office:value="-623.297944908084" calcext:value-type="float">
            <text:p>-623.2979449081</text:p>
          </table:table-cell>
          <table:table-cell office:value-type="float" office:value="-190688.735535567" calcext:value-type="float">
            <text:p>-190688.735535567</text:p>
          </table:table-cell>
          <table:table-cell office:value-type="float" office:value="20.5988384256" calcext:value-type="float">
            <text:p>20.5988384256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305.438136008005" calcext:value-type="float">
            <text:p>305.438136008</text:p>
          </table:table-cell>
          <table:table-cell office:value-type="float" office:value="243276.706969219" calcext:value-type="float">
            <text:p>243276.706969219</text:p>
          </table:table-cell>
          <table:table-cell office:value-type="float" office:value="-624.04743860065" calcext:value-type="float">
            <text:p>-624.0474386007</text:p>
          </table:table-cell>
          <table:table-cell office:value-type="float" office:value="-190607.886426753" calcext:value-type="float">
            <text:p>-190607.886426753</text:p>
          </table:table-cell>
          <table:table-cell office:value-type="float" office:value="13.6603813647314" calcext:value-type="float">
            <text:p>13.6603813647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305.380396404082" calcext:value-type="float">
            <text:p>305.3803964041</text:p>
          </table:table-cell>
          <table:table-cell office:value-type="float" office:value="243311.88118125" calcext:value-type="float">
            <text:p>243311.88118125</text:p>
          </table:table-cell>
          <table:table-cell office:value-type="float" office:value="-624.137885569466" calcext:value-type="float">
            <text:p>-624.1378855695</text:p>
          </table:table-cell>
          <table:table-cell office:value-type="float" office:value="-190599.474906009" calcext:value-type="float">
            <text:p>-190599.474906009</text:p>
          </table:table-cell>
          <table:table-cell office:value-type="float" office:value="9.41051351555443" calcext:value-type="float">
            <text:p>9.4105135156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305.240106342952" calcext:value-type="float">
            <text:p>305.240106343</text:p>
          </table:table-cell>
          <table:table-cell office:value-type="float" office:value="243398.175310147" calcext:value-type="float">
            <text:p>243398.175310147</text:p>
          </table:table-cell>
          <table:table-cell office:value-type="float" office:value="-624.359782292513" calcext:value-type="float">
            <text:p>-624.3597822925</text:p>
          </table:table-cell>
          <table:table-cell office:value-type="float" office:value="-190579.646343229" calcext:value-type="float">
            <text:p>-190579.646343229</text:p>
          </table:table-cell>
          <table:table-cell office:value-type="float" office:value="5.12063590456552" calcext:value-type="float">
            <text:p>5.1206359046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305.154566416004" calcext:value-type="float">
            <text:p>305.154566416</text:p>
          </table:table-cell>
          <table:table-cell office:value-type="float" office:value="243450.929298616" calcext:value-type="float">
            <text:p>243450.929298616</text:p>
          </table:table-cell>
          <table:table-cell office:value-type="float" office:value="-624.495433898462" calcext:value-type="float">
            <text:p>-624.4954338985</text:p>
          </table:table-cell>
          <table:table-cell office:value-type="float" office:value="-190567.63336006" calcext:value-type="float">
            <text:p>-190567.63336006</text:p>
          </table:table-cell>
          <table:table-cell office:value-type="float" office:value="5.10605332301708" calcext:value-type="float">
            <text:p>5.106053323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285.251053126797" calcext:value-type="float">
            <text:p>285.2510531268</text:p>
          </table:table-cell>
          <table:table-cell office:value-type="float" office:value="242131.395768315" calcext:value-type="float">
            <text:p>242131.395768315</text:p>
          </table:table-cell>
          <table:table-cell office:value-type="float" office:value="-621.102385378646" calcext:value-type="float">
            <text:p>-621.1023853786</text:p>
          </table:table-cell>
          <table:table-cell office:value-type="float" office:value="-177170.109528824" calcext:value-type="float">
            <text:p>-177170.109528824</text:p>
          </table:table-cell>
          <table:table-cell office:value-type="float" office:value="8.85897069605368" calcext:value-type="float">
            <text:p>8.8589706961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22.715162959491" calcext:value-type="float">
            <text:p>222.7151629595</text:p>
          </table:table-cell>
          <table:table-cell office:value-type="float" office:value="144501.38091167" calcext:value-type="float">
            <text:p>144501.38091167</text:p>
          </table:table-cell>
          <table:table-cell office:value-type="float" office:value="-370.056565176269" calcext:value-type="float">
            <text:p>-370.0565651763</text:p>
          </table:table-cell>
          <table:table-cell office:value-type="float" office:value="-82417.2082174622" calcext:value-type="float">
            <text:p>-82417.2082174622</text:p>
          </table:table-cell>
          <table:table-cell office:value-type="float" office:value="9.60723912683418" calcext:value-type="float">
            <text:p>9.6072391268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66.228012535454" calcext:value-type="float">
            <text:p>166.2280125355</text:p>
          </table:table-cell>
          <table:table-cell office:value-type="float" office:value="60883.038498011" calcext:value-type="float">
            <text:p>60883.038498011</text:p>
          </table:table-cell>
          <table:table-cell office:value-type="float" office:value="-155.040359493785" calcext:value-type="float">
            <text:p>-155.0403594938</text:p>
          </table:table-cell>
          <table:table-cell office:value-type="float" office:value="-25772.0508214342" calcext:value-type="float">
            <text:p>-25772.0508214342</text:p>
          </table:table-cell>
          <table:table-cell office:value-type="float" office:value="7.7010404171326" calcext:value-type="float">
            <text:p>7.7010404171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35.712584196163" calcext:value-type="float">
            <text:p>135.7125841962</text:p>
          </table:table-cell>
          <table:table-cell office:value-type="float" office:value="39010.8434280095" calcext:value-type="float">
            <text:p>39010.8434280095</text:p>
          </table:table-cell>
          <table:table-cell office:value-type="float" office:value="-98.7981970907836" calcext:value-type="float">
            <text:p>-98.7981970908</text:p>
          </table:table-cell>
          <table:table-cell office:value-type="float" office:value="-13408.1586411121" calcext:value-type="float">
            <text:p>-13408.1586411121</text:p>
          </table:table-cell>
          <table:table-cell office:value-type="float" office:value="9.90338189353365" calcext:value-type="float">
            <text:p>9.9033818935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114.758191977935" calcext:value-type="float">
            <text:p>114.7581919779</text:p>
          </table:table-cell>
          <table:table-cell office:value-type="float" office:value="29286.7236013975" calcext:value-type="float">
            <text:p>29286.7236013975</text:p>
          </table:table-cell>
          <table:table-cell office:value-type="float" office:value="-73.7935953686335" calcext:value-type="float">
            <text:p>-73.7935953686</text:p>
          </table:table-cell>
          <table:table-cell office:value-type="float" office:value="-8468.41958405566" calcext:value-type="float">
            <text:p>-8468.4195840557</text:p>
          </table:table-cell>
          <table:table-cell office:value-type="float" office:value="14.7447431359468" calcext:value-type="float">
            <text:p>14.7447431359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96.5507609652565" calcext:value-type="float">
            <text:p>96.5507609653</text:p>
          </table:table-cell>
          <table:table-cell office:value-type="float" office:value="21744.533961587" calcext:value-type="float">
            <text:p>21744.533961587</text:p>
          </table:table-cell>
          <table:table-cell office:value-type="float" office:value="-54.3996089288248" calcext:value-type="float">
            <text:p>-54.3996089288</text:p>
          </table:table-cell>
          <table:table-cell office:value-type="float" office:value="-5252.32363829039" calcext:value-type="float">
            <text:p>-5252.3236382904</text:p>
          </table:table-cell>
          <table:table-cell office:value-type="float" office:value="14.9815749859272" calcext:value-type="float">
            <text:p>14.9815749859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80.3882120166302" calcext:value-type="float">
            <text:p>80.3882120166</text:p>
          </table:table-cell>
          <table:table-cell office:value-type="float" office:value="15782.3012324483" calcext:value-type="float">
            <text:p>15782.3012324483</text:p>
          </table:table-cell>
          <table:table-cell office:value-type="float" office:value="-39.0683236891175" calcext:value-type="float">
            <text:p>-39.0683236891</text:p>
          </table:table-cell>
          <table:table-cell office:value-type="float" office:value="-3140.63268785511" calcext:value-type="float">
            <text:p>-3140.6326878551</text:p>
          </table:table-cell>
          <table:table-cell office:value-type="float" office:value="8.55069755505134" calcext:value-type="float">
            <text:p>8.5506975551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65.0000549092141" calcext:value-type="float">
            <text:p>65.0000549092</text:p>
          </table:table-cell>
          <table:table-cell office:value-type="float" office:value="9856.61487334613" calcext:value-type="float">
            <text:p>9856.6148733461</text:p>
          </table:table-cell>
          <table:table-cell office:value-type="float" office:value="-23.8310137853222" calcext:value-type="float">
            <text:p>-23.8310137853</text:p>
          </table:table-cell>
          <table:table-cell office:value-type="float" office:value="-1549.01720458818" calcext:value-type="float">
            <text:p>-1549.0172045882</text:p>
          </table:table-cell>
          <table:table-cell office:value-type="float" office:value="13.0072112409232" calcext:value-type="float">
            <text:p>13.0072112409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55.0559631169359" calcext:value-type="float">
            <text:p>55.0559631169</text:p>
          </table:table-cell>
          <table:table-cell office:value-type="float" office:value="7537.82367012801" calcext:value-type="float">
            <text:p>7537.823670128</text:p>
          </table:table-cell>
          <table:table-cell office:value-type="float" office:value="-17.8684740853672" calcext:value-type="float">
            <text:p>-17.8684740854</text:p>
          </table:table-cell>
          <table:table-cell office:value-type="float" office:value="-983.766050199898" calcext:value-type="float">
            <text:p>-983.7660501999</text:p>
          </table:table-cell>
          <table:table-cell office:value-type="float" office:value="13.8704608225278" calcext:value-type="float">
            <text:p>13.8704608225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52.8221494050058" calcext:value-type="float">
            <text:p>52.822149405</text:p>
          </table:table-cell>
          <table:table-cell office:value-type="float" office:value="7558.06219604188" calcext:value-type="float">
            <text:p>7558.0621960419</text:p>
          </table:table-cell>
          <table:table-cell office:value-type="float" office:value="-17.9205154309021" calcext:value-type="float">
            <text:p>-17.9205154309</text:p>
          </table:table-cell>
          <table:table-cell office:value-type="float" office:value="-946.600143505822" calcext:value-type="float">
            <text:p>-946.6001435058</text:p>
          </table:table-cell>
          <table:table-cell office:value-type="float" office:value="13.8095617088989" calcext:value-type="float">
            <text:p>13.8095617089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51.1015672824539" calcext:value-type="float">
            <text:p>51.1015672825</text:p>
          </table:table-cell>
          <table:table-cell office:value-type="float" office:value="7601.60655745464" calcext:value-type="float">
            <text:p>7601.6065574546</text:p>
          </table:table-cell>
          <table:table-cell office:value-type="float" office:value="-18.0324854018389" calcext:value-type="float">
            <text:p>-18.0324854018</text:p>
          </table:table-cell>
          <table:table-cell office:value-type="float" office:value="-921.488266031935" calcext:value-type="float">
            <text:p>-921.4882660319</text:p>
          </table:table-cell>
          <table:table-cell office:value-type="float" office:value="12.174018746227" calcext:value-type="float">
            <text:p>12.1740187462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44.898279954852" calcext:value-type="float">
            <text:p>44.8982799549</text:p>
          </table:table-cell>
          <table:table-cell office:value-type="float" office:value="5926.25790242163" calcext:value-type="float">
            <text:p>5926.2579024216</text:p>
          </table:table-cell>
          <table:table-cell office:value-type="float" office:value="-13.724493870287" calcext:value-type="float">
            <text:p>-13.7244938703</text:p>
          </table:table-cell>
          <table:table-cell office:value-type="float" office:value="-616.206168026795" calcext:value-type="float">
            <text:p>-616.2061680268</text:p>
          </table:table-cell>
          <table:table-cell office:value-type="float" office:value="79.564578895831" calcext:value-type="float">
            <text:p>79.5645788958</text:p>
          </table:table-cell>
          <table:table-cell table:number-columns-repeated="1017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.8917925729159" calcext:value-type="float">
            <text:p>34.8917925729</text:p>
          </table:table-cell>
          <table:table-cell table:style-name="ce2" office:value-type="float" office:value="57.7336086925506" calcext:value-type="float">
            <text:p>57.7336086926</text:p>
          </table:table-cell>
          <table:table-cell table:style-name="ce2" office:value-type="float" office:value="1.36582949860798" calcext:value-type="float">
            <text:p>1.3658294986</text:p>
          </table:table-cell>
          <table:table-cell table:style-name="ce2" office:value-type="float" office:value="47.6562395553992" calcext:value-type="float">
            <text:p>47.6562395554</text:p>
          </table:table-cell>
          <table:table-cell table:style-name="ce2" office:value-type="float" office:value="58.5674513699336" calcext:value-type="float">
            <text:p>58.5674513699</text:p>
          </table:table-cell>
          <table:table-cell table:style-name="ce2"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36.4322617651311" calcext:value-type="float">
            <text:p>36.4322617651</text:p>
          </table:table-cell>
          <table:table-cell office:value-type="float" office:value="144.70708582221" calcext:value-type="float">
            <text:p>144.7070858222</text:p>
          </table:table-cell>
          <table:table-cell office:value-type="float" office:value="1.14218589951677" calcext:value-type="float">
            <text:p>1.1421858995</text:p>
          </table:table-cell>
          <table:table-cell office:value-type="float" office:value="41.6124156756367" calcext:value-type="float">
            <text:p>41.6124156756</text:p>
          </table:table-cell>
          <table:table-cell office:value-type="float" office:value="87.6569023045179" calcext:value-type="float">
            <text:p>87.6569023045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7.9848300372557" calcext:value-type="float">
            <text:p>37.9848300373</text:p>
          </table:table-cell>
          <table:table-cell office:value-type="float" office:value="196.307180628896" calcext:value-type="float">
            <text:p>196.3071806289</text:p>
          </table:table-cell>
          <table:table-cell office:value-type="float" office:value="1.00950141573086" calcext:value-type="float">
            <text:p>1.0095014157</text:p>
          </table:table-cell>
          <table:table-cell office:value-type="float" office:value="38.3457396989056" calcext:value-type="float">
            <text:p>38.3457396989</text:p>
          </table:table-cell>
          <table:table-cell office:value-type="float" office:value="78.1479937160941" calcext:value-type="float">
            <text:p>78.1479937161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39.1379262102651" calcext:value-type="float">
            <text:p>39.1379262103</text:p>
          </table:table-cell>
          <table:table-cell office:value-type="float" office:value="215.905642549519" calcext:value-type="float">
            <text:p>215.9056425495</text:p>
          </table:table-cell>
          <table:table-cell office:value-type="float" office:value="0.959105930748168" calcext:value-type="float">
            <text:p>0.9591059307</text:p>
          </table:table-cell>
          <table:table-cell office:value-type="float" office:value="37.5374171454494" calcext:value-type="float">
            <text:p>37.5374171454</text:p>
          </table:table-cell>
          <table:table-cell office:value-type="float" office:value="65.2435389532837" calcext:value-type="float">
            <text:p>65.2435389533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39.6316242939343" calcext:value-type="float">
            <text:p>39.6316242939</text:p>
          </table:table-cell>
          <table:table-cell office:value-type="float" office:value="216.516155600531" calcext:value-type="float">
            <text:p>216.5161556005</text:p>
          </table:table-cell>
          <table:table-cell office:value-type="float" office:value="0.957536057488795" calcext:value-type="float">
            <text:p>0.9575360575</text:p>
          </table:table-cell>
          <table:table-cell office:value-type="float" office:value="37.948709278291" calcext:value-type="float">
            <text:p>37.9487092783</text:p>
          </table:table-cell>
          <table:table-cell office:value-type="float" office:value="47.8829286032343" calcext:value-type="float">
            <text:p>47.8829286032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40.2934739127646" calcext:value-type="float">
            <text:p>40.2934739128</text:p>
          </table:table-cell>
          <table:table-cell office:value-type="float" office:value="222.816132246513" calcext:value-type="float">
            <text:p>222.8161322465</text:p>
          </table:table-cell>
          <table:table-cell office:value-type="float" office:value="0.941336297541317" calcext:value-type="float">
            <text:p>0.9413362975</text:p>
          </table:table-cell>
          <table:table-cell office:value-type="float" office:value="37.9297095481195" calcext:value-type="float">
            <text:p>37.9297095481</text:p>
          </table:table-cell>
          <table:table-cell office:value-type="float" office:value="55.1627843060386" calcext:value-type="float">
            <text:p>55.162784306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41.087517129975" calcext:value-type="float">
            <text:p>41.08751713</text:p>
          </table:table-cell>
          <table:table-cell office:value-type="float" office:value="218.515927086851" calcext:value-type="float">
            <text:p>218.5159270869</text:p>
          </table:table-cell>
          <table:table-cell office:value-type="float" office:value="0.952393845088871" calcext:value-type="float">
            <text:p>0.9523938451</text:p>
          </table:table-cell>
          <table:table-cell office:value-type="float" office:value="39.1314984245718" calcext:value-type="float">
            <text:p>39.1314984246</text:p>
          </table:table-cell>
          <table:table-cell office:value-type="float" office:value="50.7720150722543" calcext:value-type="float">
            <text:p>50.7720150723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307.818390238109" calcext:value-type="float">
            <text:p>307.8183902381</text:p>
          </table:table-cell>
          <table:table-cell office:value-type="float" office:value="358138.517528853" calcext:value-type="float">
            <text:p>358138.517528853</text:p>
          </table:table-cell>
          <table:table-cell office:value-type="float" office:value="-919.403098273694" calcext:value-type="float">
            <text:p>-919.4030982737</text:p>
          </table:table-cell>
          <table:table-cell office:value-type="float" office:value="-283009.181690538" calcext:value-type="float">
            <text:p>-283009.181690538</text:p>
          </table:table-cell>
          <table:table-cell office:value-type="float" office:value="260.625674565537" calcext:value-type="float">
            <text:p>260.6256745655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310.320215396742" calcext:value-type="float">
            <text:p>310.3202153967</text:p>
          </table:table-cell>
          <table:table-cell office:value-type="float" office:value="356795.437456698" calcext:value-type="float">
            <text:p>356795.437456698</text:p>
          </table:table-cell>
          <table:table-cell office:value-type="float" office:value="-915.949502176154" calcext:value-type="float">
            <text:p>-915.9495021762</text:p>
          </table:table-cell>
          <table:table-cell office:value-type="float" office:value="-284237.646807842" calcext:value-type="float">
            <text:p>-284237.646807842</text:p>
          </table:table-cell>
          <table:table-cell office:value-type="float" office:value="89.0665811799408" calcext:value-type="float">
            <text:p>89.0665811799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42.4804361347869" calcext:value-type="float">
            <text:p>42.4804361348</text:p>
          </table:table-cell>
          <table:table-cell office:value-type="float" office:value="191.981730206245" calcext:value-type="float">
            <text:p>191.9817302062</text:p>
          </table:table-cell>
          <table:table-cell office:value-type="float" office:value="1.02062387894766" calcext:value-type="float">
            <text:p>1.0206238789</text:p>
          </table:table-cell>
          <table:table-cell office:value-type="float" office:value="43.3565475072746" calcext:value-type="float">
            <text:p>43.3565475073</text:p>
          </table:table-cell>
          <table:table-cell office:value-type="float" office:value="45.4690112037154" calcext:value-type="float">
            <text:p>45.4690112037</text:p>
          </table:table-cell>
          <table:table-cell table:number-columns-repeated="1017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.0433678904076" calcext:value-type="float">
            <text:p>43.0433678904</text:p>
          </table:table-cell>
          <table:table-cell table:style-name="ce2" office:value-type="float" office:value="185.804763735975" calcext:value-type="float">
            <text:p>185.804763736</text:p>
          </table:table-cell>
          <table:table-cell table:style-name="ce2" office:value-type="float" office:value="1.03650733052931" calcext:value-type="float">
            <text:p>1.0365073305</text:p>
          </table:table-cell>
          <table:table-cell table:style-name="ce2" office:value-type="float" office:value="44.6147663490775" calcext:value-type="float">
            <text:p>44.6147663491</text:p>
          </table:table-cell>
          <table:table-cell table:style-name="ce2" office:value-type="float" office:value="46.4538352336152" calcext:value-type="float">
            <text:p>46.4538352336</text:p>
          </table:table-cell>
          <table:table-cell table:style-name="ce2"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3.0481893732959" calcext:value-type="float">
            <text:p>43.0481893733</text:p>
          </table:table-cell>
          <table:table-cell office:value-type="float" office:value="185.861098901459" calcext:value-type="float">
            <text:p>185.8610989015</text:p>
          </table:table-cell>
          <table:table-cell office:value-type="float" office:value="1.03636247028479" calcext:value-type="float">
            <text:p>1.0363624703</text:p>
          </table:table-cell>
          <table:table-cell office:value-type="float" office:value="44.6135278801964" calcext:value-type="float">
            <text:p>44.6135278802</text:p>
          </table:table-cell>
          <table:table-cell office:value-type="float" office:value="48.7824562427901" calcext:value-type="float">
            <text:p>48.7824562428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43.3937485263315" calcext:value-type="float">
            <text:p>43.3937485263</text:p>
          </table:table-cell>
          <table:table-cell office:value-type="float" office:value="186.04851513466" calcext:value-type="float">
            <text:p>186.0485151347</text:p>
          </table:table-cell>
          <table:table-cell office:value-type="float" office:value="1.03588054818274" calcext:value-type="float">
            <text:p>1.0358805482</text:p>
          </table:table-cell>
          <table:table-cell office:value-type="float" office:value="44.95074001116" calcext:value-type="float">
            <text:p>44.9507400112</text:p>
          </table:table-cell>
          <table:table-cell office:value-type="float" office:value="49.0126193006217" calcext:value-type="float">
            <text:p>49.0126193006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22.5016586709515" calcext:value-type="float">
            <text:p>22.501658671</text:p>
          </table:table-cell>
          <table:table-cell office:value-type="float" office:value="290.075177450865" calcext:value-type="float">
            <text:p>290.0751774509</text:p>
          </table:table-cell>
          <table:table-cell office:value-type="float" office:value="0.768386388702846" calcext:value-type="float">
            <text:p>0.7683863887</text:p>
          </table:table-cell>
          <table:table-cell office:value-type="float" office:value="17.2899682459965" calcext:value-type="float">
            <text:p>17.289968246</text:p>
          </table:table-cell>
          <table:table-cell office:value-type="float" office:value="23.6771129298761" calcext:value-type="float">
            <text:p>23.6771129299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473.937908163616" calcext:value-type="float">
            <text:p>473.9379081636</text:p>
          </table:table-cell>
          <table:table-cell office:value-type="float" office:value="489306.228075286" calcext:value-type="float">
            <text:p>489306.228075286</text:p>
          </table:table-cell>
          <table:table-cell office:value-type="float" office:value="-1256.68774917279" calcext:value-type="float">
            <text:p>-1256.6877491728</text:p>
          </table:table-cell>
          <table:table-cell office:value-type="float" office:value="-595591.963057795" calcext:value-type="float">
            <text:p>-595591.963057795</text:p>
          </table:table-cell>
          <table:table-cell office:value-type="float" office:value="786.472638554397" calcext:value-type="float">
            <text:p>786.4726385544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489.778723835351" calcext:value-type="float">
            <text:p>489.7787238354</text:p>
          </table:table-cell>
          <table:table-cell office:value-type="float" office:value="482510.205772825" calcext:value-type="float">
            <text:p>482510.205772825</text:p>
          </table:table-cell>
          <table:table-cell office:value-type="float" office:value="-1239.21245742424" calcext:value-type="float">
            <text:p>-1239.2124574243</text:p>
          </table:table-cell>
          <table:table-cell office:value-type="float" office:value="-606939.895958114" calcext:value-type="float">
            <text:p>-606939.895958114</text:p>
          </table:table-cell>
          <table:table-cell office:value-type="float" office:value="527.504939921131" calcext:value-type="float">
            <text:p>527.5049399211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504.114462198461" calcext:value-type="float">
            <text:p>504.1144621985</text:p>
          </table:table-cell>
          <table:table-cell office:value-type="float" office:value="474995.263065015" calcext:value-type="float">
            <text:p>474995.263065015</text:p>
          </table:table-cell>
          <table:table-cell office:value-type="float" office:value="-1219.88853374538" calcext:value-type="float">
            <text:p>-1219.8885337454</text:p>
          </table:table-cell>
          <table:table-cell office:value-type="float" office:value="-614963.452131121" calcext:value-type="float">
            <text:p>-614963.452131121</text:p>
          </table:table-cell>
          <table:table-cell office:value-type="float" office:value="472.404008984247" calcext:value-type="float">
            <text:p>472.4040089842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519.581462830247" calcext:value-type="float">
            <text:p>519.5814628302</text:p>
          </table:table-cell>
          <table:table-cell office:value-type="float" office:value="466853.739236579" calcext:value-type="float">
            <text:p>466853.739236579</text:p>
          </table:table-cell>
          <table:table-cell office:value-type="float" office:value="-1198.95341937294" calcext:value-type="float">
            <text:p>-1198.9534193729</text:p>
          </table:table-cell>
          <table:table-cell office:value-type="float" office:value="-622953.971503118" calcext:value-type="float">
            <text:p>-622953.971503118</text:p>
          </table:table-cell>
          <table:table-cell office:value-type="float" office:value="504.354533732703" calcext:value-type="float">
            <text:p>504.3545337327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530.440572612751" calcext:value-type="float">
            <text:p>530.4405726128</text:p>
          </table:table-cell>
          <table:table-cell office:value-type="float" office:value="459093.589586571" calcext:value-type="float">
            <text:p>459093.589586571</text:p>
          </table:table-cell>
          <table:table-cell office:value-type="float" office:value="-1178.99897056291" calcext:value-type="float">
            <text:p>-1178.9989705629</text:p>
          </table:table-cell>
          <table:table-cell office:value-type="float" office:value="-625388.889055234" calcext:value-type="float">
            <text:p>-625388.889055234</text:p>
          </table:table-cell>
          <table:table-cell office:value-type="float" office:value="352.612148944701" calcext:value-type="float">
            <text:p>352.6121489447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533.832013113798" calcext:value-type="float">
            <text:p>533.8320131138</text:p>
          </table:table-cell>
          <table:table-cell office:value-type="float" office:value="455783.42328794" calcext:value-type="float">
            <text:p>455783.42328794</text:p>
          </table:table-cell>
          <table:table-cell office:value-type="float" office:value="-1170.48720894261" calcext:value-type="float">
            <text:p>-1170.4872089426</text:p>
          </table:table-cell>
          <table:table-cell office:value-type="float" office:value="-624843.543073785" calcext:value-type="float">
            <text:p>-624843.543073785</text:p>
          </table:table-cell>
          <table:table-cell office:value-type="float" office:value="113.632149356525" calcext:value-type="float">
            <text:p>113.6321493565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534.976380342384" calcext:value-type="float">
            <text:p>534.9763803424</text:p>
          </table:table-cell>
          <table:table-cell office:value-type="float" office:value="454585.047004794" calcext:value-type="float">
            <text:p>454585.047004794</text:p>
          </table:table-cell>
          <table:table-cell office:value-type="float" office:value="-1167.40570416813" calcext:value-type="float">
            <text:p>-1167.4057041681</text:p>
          </table:table-cell>
          <table:table-cell office:value-type="float" office:value="-624534.478006917" calcext:value-type="float">
            <text:p>-624534.478006917</text:p>
          </table:table-cell>
          <table:table-cell office:value-type="float" office:value="45.4787220108011" calcext:value-type="float">
            <text:p>45.4787220108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22.2938194787011" calcext:value-type="float">
            <text:p>22.2938194787</text:p>
          </table:table-cell>
          <table:table-cell office:value-type="float" office:value="295.096448274326" calcext:value-type="float">
            <text:p>295.0964482743</text:p>
          </table:table-cell>
          <table:table-cell office:value-type="float" office:value="0.755474692907397" calcext:value-type="float">
            <text:p>0.7554746929</text:p>
          </table:table-cell>
          <table:table-cell office:value-type="float" office:value="16.8424164244046" calcext:value-type="float">
            <text:p>16.8424164244</text:p>
          </table:table-cell>
          <table:table-cell office:value-type="float" office:value="25.6402851546537" calcext:value-type="float">
            <text:p>25.6402851547</text:p>
          </table:table-cell>
          <table:table-cell table:number-columns-repeated="1017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.958807059728" calcext:value-type="float">
            <text:p>45.9588070597</text:p>
          </table:table-cell>
          <table:table-cell table:style-name="ce2" office:value-type="float" office:value="163.973500839653" calcext:value-type="float">
            <text:p>163.9735008397</text:p>
          </table:table-cell>
          <table:table-cell table:style-name="ce2" office:value-type="float" office:value="1.09264423994092" calcext:value-type="float">
            <text:p>1.0926442399</text:p>
          </table:table-cell>
          <table:table-cell table:style-name="ce2" office:value-type="float" office:value="50.2166258083677" calcext:value-type="float">
            <text:p>50.2166258084</text:p>
          </table:table-cell>
          <table:table-cell table:style-name="ce2" office:value-type="float" office:value="61.9031028774372" calcext:value-type="float">
            <text:p>61.9031028774</text:p>
          </table:table-cell>
          <table:table-cell table:style-name="ce2"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47.4975271800296" calcext:value-type="float">
            <text:p>47.49752718</text:p>
          </table:table-cell>
          <table:table-cell office:value-type="float" office:value="199.395353600776" calcext:value-type="float">
            <text:p>199.3953536008</text:p>
          </table:table-cell>
          <table:table-cell office:value-type="float" office:value="1.00156048775097" calcext:value-type="float">
            <text:p>1.0015604878</text:p>
          </table:table-cell>
          <table:table-cell office:value-type="float" office:value="47.5716464893952" calcext:value-type="float">
            <text:p>47.5716464894</text:p>
          </table:table-cell>
          <table:table-cell office:value-type="float" office:value="82.4981638482738" calcext:value-type="float">
            <text:p>82.4981638483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8.5140932955969" calcext:value-type="float">
            <text:p>28.5140932956</text:p>
          </table:table-cell>
          <table:table-cell office:value-type="float" office:value="645.121225456584" calcext:value-type="float">
            <text:p>645.1212254566</text:p>
          </table:table-cell>
          <table:table-cell office:value-type="float" office:value="-0.144579019139059" calcext:value-type="float">
            <text:p>-0.1445790191</text:p>
          </table:table-cell>
          <table:table-cell office:value-type="float" office:value="-4.12253964031704" calcext:value-type="float">
            <text:p>-4.1225396403</text:p>
          </table:table-cell>
          <table:table-cell office:value-type="float" office:value="42.2909643382167" calcext:value-type="float">
            <text:p>42.2909643382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8.8883610748066" calcext:value-type="float">
            <text:p>28.8883610748</text:p>
          </table:table-cell>
          <table:table-cell office:value-type="float" office:value="638.368729680515" calcext:value-type="float">
            <text:p>638.3687296805</text:p>
          </table:table-cell>
          <table:table-cell office:value-type="float" office:value="-0.127215651500477" calcext:value-type="float">
            <text:p>-0.1272156515</text:p>
          </table:table-cell>
          <table:table-cell office:value-type="float" office:value="-3.67505167491255" calcext:value-type="float">
            <text:p>-3.6750516749</text:p>
          </table:table-cell>
          <table:table-cell office:value-type="float" office:value="25.9504741953673" calcext:value-type="float">
            <text:p>25.9504741954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28.886595636894" calcext:value-type="float">
            <text:p>28.8865956369</text:p>
          </table:table-cell>
          <table:table-cell office:value-type="float" office:value="638.411108766131" calcext:value-type="float">
            <text:p>638.4111087661</text:p>
          </table:table-cell>
          <table:table-cell office:value-type="float" office:value="-0.127324625081229" calcext:value-type="float">
            <text:p>-0.1273246251</text:p>
          </table:table-cell>
          <table:table-cell office:value-type="float" office:value="-3.67797495934059" calcext:value-type="float">
            <text:p>-3.6779749593</text:p>
          </table:table-cell>
          <table:table-cell office:value-type="float" office:value="17.2318784710015" calcext:value-type="float">
            <text:p>17.231878471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8.8019597827706" calcext:value-type="float">
            <text:p>28.8019597828</text:p>
          </table:table-cell>
          <table:table-cell office:value-type="float" office:value="640.707266645389" calcext:value-type="float">
            <text:p>640.7072666454</text:p>
          </table:table-cell>
          <table:table-cell office:value-type="float" office:value="-0.133228965451954" calcext:value-type="float">
            <text:p>-0.1332289655</text:p>
          </table:table-cell>
          <table:table-cell office:value-type="float" office:value="-3.83725530484732" calcext:value-type="float">
            <text:p>-3.8372553048</text:p>
          </table:table-cell>
          <table:table-cell office:value-type="float" office:value="14.3490837955789" calcext:value-type="float">
            <text:p>14.3490837956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28.9048468553329" calcext:value-type="float">
            <text:p>28.9048468553</text:p>
          </table:table-cell>
          <table:table-cell office:value-type="float" office:value="638.056430927601" calcext:value-type="float">
            <text:p>638.0564309276</text:p>
          </table:table-cell>
          <table:table-cell office:value-type="float" office:value="-0.126412606487234" calcext:value-type="float">
            <text:p>-0.1264126065</text:p>
          </table:table-cell>
          <table:table-cell office:value-type="float" office:value="-3.65393703109696" calcext:value-type="float">
            <text:p>-3.6539370311</text:p>
          </table:table-cell>
          <table:table-cell office:value-type="float" office:value="18.0199086161869" calcext:value-type="float">
            <text:p>18.0199086162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29.375384512147" calcext:value-type="float">
            <text:p>29.3753845121</text:p>
          </table:table-cell>
          <table:table-cell office:value-type="float" office:value="631.245658894112" calcext:value-type="float">
            <text:p>631.2456588941</text:p>
          </table:table-cell>
          <table:table-cell office:value-type="float" office:value="-0.10889938728032" calcext:value-type="float">
            <text:p>-0.1088993873</text:p>
          </table:table-cell>
          <table:table-cell office:value-type="float" office:value="-3.1989613744966" calcext:value-type="float">
            <text:p>-3.1989613745</text:p>
          </table:table-cell>
          <table:table-cell office:value-type="float" office:value="29.6576582787566" calcext:value-type="float">
            <text:p>29.6576582788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29.5221921172832" calcext:value-type="float">
            <text:p>29.5221921173</text:p>
          </table:table-cell>
          <table:table-cell office:value-type="float" office:value="628.571596803341" calcext:value-type="float">
            <text:p>628.5715968033</text:p>
          </table:table-cell>
          <table:table-cell office:value-type="float" office:value="-0.102023304020111" calcext:value-type="float">
            <text:p>-0.102023304</text:p>
          </table:table-cell>
          <table:table-cell office:value-type="float" office:value="-3.01195158172172" calcext:value-type="float">
            <text:p>-3.0119515817</text:p>
          </table:table-cell>
          <table:table-cell office:value-type="float" office:value="22.9749461896983" calcext:value-type="float">
            <text:p>22.9749461897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30.0414802724481" calcext:value-type="float">
            <text:p>30.0414802724</text:p>
          </table:table-cell>
          <table:table-cell office:value-type="float" office:value="621.927556378462" calcext:value-type="float">
            <text:p>621.9275563785</text:p>
          </table:table-cell>
          <table:table-cell office:value-type="float" office:value="-0.0849388184715769" calcext:value-type="float">
            <text:p>-0.0849388185</text:p>
          </table:table-cell>
          <table:table-cell office:value-type="float" office:value="-2.55168783947893" calcext:value-type="float">
            <text:p>-2.5516878395</text:p>
          </table:table-cell>
          <table:table-cell office:value-type="float" office:value="31.8931031625544" calcext:value-type="float">
            <text:p>31.8931031626</text:p>
          </table:table-cell>
          <table:table-cell table:number-columns-repeated="1017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.4110230730584" calcext:value-type="float">
            <text:p>48.4110230731</text:p>
          </table:table-cell>
          <table:table-cell table:style-name="ce2" office:value-type="float" office:value="178.830929634209" calcext:value-type="float">
            <text:p>178.8309296342</text:p>
          </table:table-cell>
          <table:table-cell table:style-name="ce2" office:value-type="float" office:value="1.0544398475386" calcext:value-type="float">
            <text:p>1.0544398475</text:p>
          </table:table-cell>
          <table:table-cell table:style-name="ce2" office:value-type="float" office:value="51.0465117883431" calcext:value-type="float">
            <text:p>51.0465117883</text:p>
          </table:table-cell>
          <table:table-cell table:style-name="ce2" office:value-type="float" office:value="52.5862028112694" calcext:value-type="float">
            <text:p>52.5862028113</text:p>
          </table:table-cell>
          <table:table-cell table:style-name="ce2"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29.6331021939593" calcext:value-type="float">
            <text:p>29.633102194</text:p>
          </table:table-cell>
          <table:table-cell office:value-type="float" office:value="591.842433515642" calcext:value-type="float">
            <text:p>591.8424335156</text:p>
          </table:table-cell>
          <table:table-cell office:value-type="float" office:value="-0.007577933542122" calcext:value-type="float">
            <text:p>-0.0075779335</text:p>
          </table:table-cell>
          <table:table-cell office:value-type="float" office:value="-0.224557679072733" calcext:value-type="float">
            <text:p>-0.2245576791</text:p>
          </table:table-cell>
          <table:table-cell office:value-type="float" office:value="53.6154444268071" calcext:value-type="float">
            <text:p>53.6154444268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9.1451141535624" calcext:value-type="float">
            <text:p>29.1451141536</text:p>
          </table:table-cell>
          <table:table-cell office:value-type="float" office:value="590.234125058604" calcext:value-type="float">
            <text:p>590.2341250586</text:p>
          </table:table-cell>
          <table:table-cell office:value-type="float" office:value="-0.00344232917569354" calcext:value-type="float">
            <text:p>-0.0034423292</text:p>
          </table:table-cell>
          <table:table-cell office:value-type="float" office:value="-0.100327076779726" calcext:value-type="float">
            <text:p>-0.1003270768</text:p>
          </table:table-cell>
          <table:table-cell office:value-type="float" office:value="23.1777001446143" calcext:value-type="float">
            <text:p>23.1777001446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8.9343531299435" calcext:value-type="float">
            <text:p>28.9343531299</text:p>
          </table:table-cell>
          <table:table-cell office:value-type="float" office:value="595.563979051292" calcext:value-type="float">
            <text:p>595.5639790513</text:p>
          </table:table-cell>
          <table:table-cell office:value-type="float" office:value="-0.0171475157324912" calcext:value-type="float">
            <text:p>-0.0171475157</text:p>
          </table:table-cell>
          <table:table-cell office:value-type="float" office:value="-0.496152275505162" calcext:value-type="float">
            <text:p>-0.4961522755</text:p>
          </table:table-cell>
          <table:table-cell office:value-type="float" office:value="13.4183852709457" calcext:value-type="float">
            <text:p>13.4183852709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28.9777079328665" calcext:value-type="float">
            <text:p>28.9777079329</text:p>
          </table:table-cell>
          <table:table-cell office:value-type="float" office:value="593.95636371036" calcext:value-type="float">
            <text:p>593.9563637104</text:p>
          </table:table-cell>
          <table:table-cell office:value-type="float" office:value="-0.0130136936448195" calcext:value-type="float">
            <text:p>-0.0130136936</text:p>
          </table:table-cell>
          <table:table-cell office:value-type="float" office:value="-0.377107013567382" calcext:value-type="float">
            <text:p>-0.3771070136</text:p>
          </table:table-cell>
          <table:table-cell office:value-type="float" office:value="11.6888673266834" calcext:value-type="float">
            <text:p>11.6888673267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9.0207715350477" calcext:value-type="float">
            <text:p>29.020771535</text:p>
          </table:table-cell>
          <table:table-cell office:value-type="float" office:value="592.379701831106" calcext:value-type="float">
            <text:p>592.3797018311</text:p>
          </table:table-cell>
          <table:table-cell office:value-type="float" office:value="-0.00895946528850633" calcext:value-type="float">
            <text:p>-0.0089594653</text:p>
          </table:table-cell>
          <table:table-cell office:value-type="float" office:value="-0.260010595213932" calcext:value-type="float">
            <text:p>-0.2600105952</text:p>
          </table:table-cell>
          <table:table-cell office:value-type="float" office:value="11.9541255479562" calcext:value-type="float">
            <text:p>11.954125548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8.9655666782671" calcext:value-type="float">
            <text:p>28.9655666783</text:p>
          </table:table-cell>
          <table:table-cell office:value-type="float" office:value="594.476505133847" calcext:value-type="float">
            <text:p>594.4765051338</text:p>
          </table:table-cell>
          <table:table-cell office:value-type="float" office:value="-0.0143511853011749" calcext:value-type="float">
            <text:p>-0.0143511853</text:p>
          </table:table-cell>
          <table:table-cell office:value-type="float" office:value="-0.415690214753346" calcext:value-type="float">
            <text:p>-0.4156902148</text:p>
          </table:table-cell>
          <table:table-cell office:value-type="float" office:value="9.71225106371854" calcext:value-type="float">
            <text:p>9.7122510637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8.921230391132" calcext:value-type="float">
            <text:p>28.9212303911</text:p>
          </table:table-cell>
          <table:table-cell office:value-type="float" office:value="596.091595381259" calcext:value-type="float">
            <text:p>596.0915953813</text:p>
          </table:table-cell>
          <table:table-cell office:value-type="float" office:value="-0.0185042283633692" calcext:value-type="float">
            <text:p>-0.0185042284</text:p>
          </table:table-cell>
          <table:table-cell office:value-type="float" office:value="-0.535165051707119" calcext:value-type="float">
            <text:p>-0.5351650517</text:p>
          </table:table-cell>
          <table:table-cell office:value-type="float" office:value="10.5891182626179" calcext:value-type="float">
            <text:p>10.5891182626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28.9613005679391" calcext:value-type="float">
            <text:p>28.9613005679</text:p>
          </table:table-cell>
          <table:table-cell office:value-type="float" office:value="594.774044212839" calcext:value-type="float">
            <text:p>594.7740442128</text:p>
          </table:table-cell>
          <table:table-cell office:value-type="float" office:value="-0.0151162772888944" calcext:value-type="float">
            <text:p>-0.0151162773</text:p>
          </table:table-cell>
          <table:table-cell office:value-type="float" office:value="-0.437787050031983" calcext:value-type="float">
            <text:p>-0.43778705</text:p>
          </table:table-cell>
          <table:table-cell office:value-type="float" office:value="13.6556093906752" calcext:value-type="float">
            <text:p>13.6556093907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29.0058033275858" calcext:value-type="float">
            <text:p>29.0058033276</text:p>
          </table:table-cell>
          <table:table-cell office:value-type="float" office:value="593.394705734423" calcext:value-type="float">
            <text:p>593.3947057344</text:p>
          </table:table-cell>
          <table:table-cell office:value-type="float" office:value="-0.0115694463254958" calcext:value-type="float">
            <text:p>-0.0115694463</text:p>
          </table:table-cell>
          <table:table-cell office:value-type="float" office:value="-0.335581084726393" calcext:value-type="float">
            <text:p>-0.3355810847</text:p>
          </table:table-cell>
          <table:table-cell office:value-type="float" office:value="14.6826602575308" calcext:value-type="float">
            <text:p>14.6826602575</text:p>
          </table:table-cell>
          <table:table-cell table:number-columns-repeated="1017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.8347550100052" calcext:value-type="float">
            <text:p>45.83475501</text:p>
          </table:table-cell>
          <table:table-cell table:style-name="ce2" office:value-type="float" office:value="90.3321508037057" calcext:value-type="float">
            <text:p>90.3321508037</text:p>
          </table:table-cell>
          <table:table-cell table:style-name="ce2" office:value-type="float" office:value="1.28200560742335" calcext:value-type="float">
            <text:p>1.2820056074</text:p>
          </table:table-cell>
          <table:table-cell table:style-name="ce2" office:value-type="float" office:value="58.7604129377022" calcext:value-type="float">
            <text:p>58.7604129377</text:p>
          </table:table-cell>
          <table:table-cell table:style-name="ce2" office:value-type="float" office:value="64.3544552309953" calcext:value-type="float">
            <text:p>64.354455231</text:p>
          </table:table-cell>
          <table:table-cell table:style-name="ce2"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47.58957103141" calcext:value-type="float">
            <text:p>47.5895710314</text:p>
          </table:table-cell>
          <table:table-cell office:value-type="float" office:value="199.551354971514" calcext:value-type="float">
            <text:p>199.5513549715</text:p>
          </table:table-cell>
          <table:table-cell office:value-type="float" office:value="1.00115934582625" calcext:value-type="float">
            <text:p>1.0011593458</text:p>
          </table:table-cell>
          <table:table-cell office:value-type="float" office:value="47.6447438019583" calcext:value-type="float">
            <text:p>47.644743802</text:p>
          </table:table-cell>
          <table:table-cell office:value-type="float" office:value="104.936568927745" calcext:value-type="float">
            <text:p>104.9365689277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48.4785004366064" calcext:value-type="float">
            <text:p>48.4785004366</text:p>
          </table:table-cell>
          <table:table-cell office:value-type="float" office:value="227.44920169475" calcext:value-type="float">
            <text:p>227.4492016948</text:p>
          </table:table-cell>
          <table:table-cell office:value-type="float" office:value="0.92942282276212" calcext:value-type="float">
            <text:p>0.9294228228</text:p>
          </table:table-cell>
          <table:table-cell office:value-type="float" office:value="45.0570247190653" calcext:value-type="float">
            <text:p>45.0570247191</text:p>
          </table:table-cell>
          <table:table-cell office:value-type="float" office:value="77.4583602669038" calcext:value-type="float">
            <text:p>77.4583602669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49.3798616225264" calcext:value-type="float">
            <text:p>49.3798616225</text:p>
          </table:table-cell>
          <table:table-cell office:value-type="float" office:value="229.402078370674" calcext:value-type="float">
            <text:p>229.4020783707</text:p>
          </table:table-cell>
          <table:table-cell office:value-type="float" office:value="0.924401195677648" calcext:value-type="float">
            <text:p>0.9244011957</text:p>
          </table:table-cell>
          <table:table-cell office:value-type="float" office:value="45.6468031262602" calcext:value-type="float">
            <text:p>45.6468031263</text:p>
          </table:table-cell>
          <table:table-cell office:value-type="float" office:value="64.4004001784111" calcext:value-type="float">
            <text:p>64.4004001784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50.2131394071662" calcext:value-type="float">
            <text:p>50.2131394072</text:p>
          </table:table-cell>
          <table:table-cell office:value-type="float" office:value="221.42533488315" calcext:value-type="float">
            <text:p>221.4253348832</text:p>
          </table:table-cell>
          <table:table-cell office:value-type="float" office:value="0.944912593881468" calcext:value-type="float">
            <text:p>0.9449125939</text:p>
          </table:table-cell>
          <table:table-cell office:value-type="float" office:value="47.4470278041572" calcext:value-type="float">
            <text:p>47.4470278042</text:p>
          </table:table-cell>
          <table:table-cell office:value-type="float" office:value="58.4921538357261" calcext:value-type="float">
            <text:p>58.4921538357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51.1213603589017" calcext:value-type="float">
            <text:p>51.1213603589</text:p>
          </table:table-cell>
          <table:table-cell office:value-type="float" office:value="226.517945032909" calcext:value-type="float">
            <text:p>226.5179450329</text:p>
          </table:table-cell>
          <table:table-cell office:value-type="float" office:value="0.931817456142378" calcext:value-type="float">
            <text:p>0.9318174561</text:p>
          </table:table-cell>
          <table:table-cell office:value-type="float" office:value="47.6357759641696" calcext:value-type="float">
            <text:p>47.6357759642</text:p>
          </table:table-cell>
          <table:table-cell office:value-type="float" office:value="67.9147905460163" calcext:value-type="float">
            <text:p>67.914790546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51.8853904321167" calcext:value-type="float">
            <text:p>51.8853904321</text:p>
          </table:table-cell>
          <table:table-cell office:value-type="float" office:value="230.524089254186" calcext:value-type="float">
            <text:p>230.5240892542</text:p>
          </table:table-cell>
          <table:table-cell office:value-type="float" office:value="0.921516056891785" calcext:value-type="float">
            <text:p>0.9215160569</text:p>
          </table:table-cell>
          <table:table-cell office:value-type="float" office:value="47.8132204012949" calcext:value-type="float">
            <text:p>47.8132204013</text:p>
          </table:table-cell>
          <table:table-cell office:value-type="float" office:value="66.2676467862213" calcext:value-type="float">
            <text:p>66.2676467862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52.3857959098554" calcext:value-type="float">
            <text:p>52.3857959099</text:p>
          </table:table-cell>
          <table:table-cell office:value-type="float" office:value="230.313057689407" calcext:value-type="float">
            <text:p>230.3130576894</text:p>
          </table:table-cell>
          <table:table-cell office:value-type="float" office:value="0.92205870345746" calcext:value-type="float">
            <text:p>0.9220587035</text:p>
          </table:table-cell>
          <table:table-cell office:value-type="float" office:value="48.3027790562283" calcext:value-type="float">
            <text:p>48.3027790562</text:p>
          </table:table-cell>
          <table:table-cell office:value-type="float" office:value="59.9378096412511" calcext:value-type="float">
            <text:p>59.9378096413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2.9269801437414" calcext:value-type="float">
            <text:p>52.9269801437</text:p>
          </table:table-cell>
          <table:table-cell office:value-type="float" office:value="230.196867952194" calcext:value-type="float">
            <text:p>230.1968679522</text:p>
          </table:table-cell>
          <table:table-cell office:value-type="float" office:value="0.922357473747727" calcext:value-type="float">
            <text:p>0.9223574737</text:p>
          </table:table-cell>
          <table:table-cell office:value-type="float" office:value="48.8175956984774" calcext:value-type="float">
            <text:p>48.8175956985</text:p>
          </table:table-cell>
          <table:table-cell office:value-type="float" office:value="61.211342709979" calcext:value-type="float">
            <text:p>61.21134271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53.4834385771419" calcext:value-type="float">
            <text:p>53.4834385771</text:p>
          </table:table-cell>
          <table:table-cell office:value-type="float" office:value="229.783744894628" calcext:value-type="float">
            <text:p>229.7837448946</text:p>
          </table:table-cell>
          <table:table-cell office:value-type="float" office:value="0.923419778377953" calcext:value-type="float">
            <text:p>0.9234197784</text:p>
          </table:table-cell>
          <table:table-cell office:value-type="float" office:value="49.3876649977953" calcext:value-type="float">
            <text:p>49.3876649978</text:p>
          </table:table-cell>
          <table:table-cell office:value-type="float" office:value="61.7489370555713" calcext:value-type="float">
            <text:p>61.7489370556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53.8078591748939" calcext:value-type="float">
            <text:p>53.8078591749</text:p>
          </table:table-cell>
          <table:table-cell office:value-type="float" office:value="226.695632246766" calcext:value-type="float">
            <text:p>226.6956322468</text:p>
          </table:table-cell>
          <table:table-cell office:value-type="float" office:value="0.931360551240666" calcext:value-type="float">
            <text:p>0.9313605512</text:p>
          </table:table-cell>
          <table:table-cell office:value-type="float" office:value="50.1145173822093" calcext:value-type="float">
            <text:p>50.1145173822</text:p>
          </table:table-cell>
          <table:table-cell office:value-type="float" office:value="54.2256830212839" calcext:value-type="float">
            <text:p>54.2256830213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54.3047489301195" calcext:value-type="float">
            <text:p>54.3047489301</text:p>
          </table:table-cell>
          <table:table-cell office:value-type="float" office:value="220.907487189944" calcext:value-type="float">
            <text:p>220.9074871899</text:p>
          </table:table-cell>
          <table:table-cell office:value-type="float" office:value="0.946244187439778" calcext:value-type="float">
            <text:p>0.9462441874</text:p>
          </table:table-cell>
          <table:table-cell office:value-type="float" office:value="51.3855530255021" calcext:value-type="float">
            <text:p>51.3855530255</text:p>
          </table:table-cell>
          <table:table-cell office:value-type="float" office:value="56.3641763473426" calcext:value-type="float">
            <text:p>56.3641763473</text:p>
          </table:table-cell>
          <table:table-cell table:number-columns-repeated="1017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.4392591621122" calcext:value-type="float">
            <text:p>54.4392591621</text:p>
          </table:table-cell>
          <table:table-cell table:style-name="ce2" office:value-type="float" office:value="223.596515094217" calcext:value-type="float">
            <text:p>223.5965150942</text:p>
          </table:table-cell>
          <table:table-cell table:style-name="ce2" office:value-type="float" office:value="0.939329621086729" calcext:value-type="float">
            <text:p>0.9393296211</text:p>
          </table:table-cell>
          <table:table-cell table:style-name="ce2" office:value-type="float" office:value="51.1364086809891" calcext:value-type="float">
            <text:p>51.136408681</text:p>
          </table:table-cell>
          <table:table-cell table:style-name="ce2" office:value-type="float" office:value="66.2074303012026" calcext:value-type="float">
            <text:p>66.2074303012</text:p>
          </table:table-cell>
          <table:table-cell table:style-name="ce2"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3.6099586169337" calcext:value-type="float">
            <text:p>53.6099586169</text:p>
          </table:table-cell>
          <table:table-cell office:value-type="float" office:value="197.564402902778" calcext:value-type="float">
            <text:p>197.5644029028</text:p>
          </table:table-cell>
          <table:table-cell office:value-type="float" office:value="1.0062685943758" calcext:value-type="float">
            <text:p>1.0062685944</text:p>
          </table:table-cell>
          <table:table-cell office:value-type="float" office:value="53.9460177020065" calcext:value-type="float">
            <text:p>53.946017702</text:p>
          </table:table-cell>
          <table:table-cell office:value-type="float" office:value="55.960546402561" calcext:value-type="float">
            <text:p>55.9605464026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884.793682208145" calcext:value-type="float">
            <text:p>884.7936822081</text:p>
          </table:table-cell>
          <table:table-cell office:value-type="float" office:value="399609.312420852" calcext:value-type="float">
            <text:p>399609.312420852</text:p>
          </table:table-cell>
          <table:table-cell office:value-type="float" office:value="-1026.04110025898" calcext:value-type="float">
            <text:p>-1026.041100259</text:p>
          </table:table-cell>
          <table:table-cell office:value-type="float" office:value="-907834.683195038" calcext:value-type="float">
            <text:p>-907834.683195038</text:p>
          </table:table-cell>
          <table:table-cell office:value-type="float" office:value="359.710298032569" calcext:value-type="float">
            <text:p>359.7102980326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833.086092660574" calcext:value-type="float">
            <text:p>833.0860926606</text:p>
          </table:table-cell>
          <table:table-cell office:value-type="float" office:value="385766.208661327" calcext:value-type="float">
            <text:p>385766.208661327</text:p>
          </table:table-cell>
          <table:table-cell office:value-type="float" office:value="-990.444943251737" calcext:value-type="float">
            <text:p>-990.4449432517</text:p>
          </table:table-cell>
          <table:table-cell office:value-type="float" office:value="-825125.907769014" calcext:value-type="float">
            <text:p>-825125.907769014</text:p>
          </table:table-cell>
          <table:table-cell office:value-type="float" office:value="161.294841489742" calcext:value-type="float">
            <text:p>161.2948414897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781.202458682399" calcext:value-type="float">
            <text:p>781.2024586824</text:p>
          </table:table-cell>
          <table:table-cell office:value-type="float" office:value="373041.727535666" calcext:value-type="float">
            <text:p>373041.727535666</text:p>
          </table:table-cell>
          <table:table-cell office:value-type="float" office:value="-957.725212485211" calcext:value-type="float">
            <text:p>-957.7252124852</text:p>
          </table:table-cell>
          <table:table-cell office:value-type="float" office:value="-748177.290735569" calcext:value-type="float">
            <text:p>-748177.290735569</text:p>
          </table:table-cell>
          <table:table-cell office:value-type="float" office:value="95.7992864831149" calcext:value-type="float">
            <text:p>95.7992864831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731.990788486554" calcext:value-type="float">
            <text:p>731.9907884866</text:p>
          </table:table-cell>
          <table:table-cell office:value-type="float" office:value="359432.15700947" calcext:value-type="float">
            <text:p>359432.15700947</text:p>
          </table:table-cell>
          <table:table-cell office:value-type="float" office:value="-922.729562834152" calcext:value-type="float">
            <text:p>-922.7295628342</text:p>
          </table:table-cell>
          <table:table-cell office:value-type="float" office:value="-675429.540258824" calcext:value-type="float">
            <text:p>-675429.540258824</text:p>
          </table:table-cell>
          <table:table-cell office:value-type="float" office:value="103.164624958217" calcext:value-type="float">
            <text:p>103.1646249582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682.817470397513" calcext:value-type="float">
            <text:p>682.8174703975</text:p>
          </table:table-cell>
          <table:table-cell office:value-type="float" office:value="341529.470382915" calcext:value-type="float">
            <text:p>341529.470382915</text:p>
          </table:table-cell>
          <table:table-cell office:value-type="float" office:value="-876.694594442628" calcext:value-type="float">
            <text:p>-876.6945944426</text:p>
          </table:table-cell>
          <table:table-cell office:value-type="float" office:value="-598622.385288489" calcext:value-type="float">
            <text:p>-598622.385288489</text:p>
          </table:table-cell>
          <table:table-cell office:value-type="float" office:value="96.9789899164442" calcext:value-type="float">
            <text:p>96.9789899164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54.8371221897902" calcext:value-type="float">
            <text:p>54.8371221898</text:p>
          </table:table-cell>
          <table:table-cell office:value-type="float" office:value="184.57074475683" calcext:value-type="float">
            <text:p>184.5707447568</text:p>
          </table:table-cell>
          <table:table-cell office:value-type="float" office:value="1.03968048693229" calcext:value-type="float">
            <text:p>1.0396804869</text:p>
          </table:table-cell>
          <table:table-cell office:value-type="float" office:value="57.0130859002464" calcext:value-type="float">
            <text:p>57.0130859002</text:p>
          </table:table-cell>
          <table:table-cell office:value-type="float" office:value="57.2387507601312" calcext:value-type="float">
            <text:p>57.2387507601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642.109198362045" calcext:value-type="float">
            <text:p>642.109198362</text:p>
          </table:table-cell>
          <table:table-cell office:value-type="float" office:value="356438.808436964" calcext:value-type="float">
            <text:p>356438.808436964</text:p>
          </table:table-cell>
          <table:table-cell office:value-type="float" office:value="-915.03246631481" calcext:value-type="float">
            <text:p>-915.0324663148</text:p>
          </table:table-cell>
          <table:table-cell office:value-type="float" office:value="-587550.763420648" calcext:value-type="float">
            <text:p>-587550.763420648</text:p>
          </table:table-cell>
          <table:table-cell office:value-type="float" office:value="51.061131758103" calcext:value-type="float">
            <text:p>51.0611317581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1.7716457922164" calcext:value-type="float">
            <text:p>21.7716457922</text:p>
          </table:table-cell>
          <table:table-cell office:value-type="float" office:value="294.046282809492" calcext:value-type="float">
            <text:p>294.0462828095</text:p>
          </table:table-cell>
          <table:table-cell office:value-type="float" office:value="0.758175088383672" calcext:value-type="float">
            <text:p>0.7581750884</text:p>
          </table:table-cell>
          <table:table-cell office:value-type="float" office:value="16.5067194727717" calcext:value-type="float">
            <text:p>16.5067194728</text:p>
          </table:table-cell>
          <table:table-cell office:value-type="float" office:value="17.7457151272411" calcext:value-type="float">
            <text:p>17.7457151272</text:p>
          </table:table-cell>
          <table:table-cell table:number-columns-repeated="1017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.0769759521658" calcext:value-type="float">
            <text:p>21.0769759522</text:p>
          </table:table-cell>
          <table:table-cell table:style-name="ce2" office:value-type="float" office:value="242.134866275656" calcext:value-type="float">
            <text:p>242.1348662757</text:p>
          </table:table-cell>
          <table:table-cell table:style-name="ce2" office:value-type="float" office:value="0.891660104858778" calcext:value-type="float">
            <text:p>0.8916601049</text:p>
          </table:table-cell>
          <table:table-cell table:style-name="ce2" office:value-type="float" office:value="18.7934985876141" calcext:value-type="float">
            <text:p>18.7934985876</text:p>
          </table:table-cell>
          <table:table-cell table:style-name="ce2" office:value-type="float" office:value="46.5060581890054" calcext:value-type="float">
            <text:p>46.506058189</text:p>
          </table:table-cell>
          <table:table-cell table:style-name="ce2"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56.3561886172101" calcext:value-type="float">
            <text:p>56.3561886172</text:p>
          </table:table-cell>
          <table:table-cell office:value-type="float" office:value="162.837575409262" calcext:value-type="float">
            <text:p>162.8375754093</text:p>
          </table:table-cell>
          <table:table-cell office:value-type="float" office:value="1.09556515859263" calcext:value-type="float">
            <text:p>1.0955651586</text:p>
          </table:table-cell>
          <table:table-cell office:value-type="float" office:value="61.7418767200897" calcext:value-type="float">
            <text:p>61.7418767201</text:p>
          </table:table-cell>
          <table:table-cell office:value-type="float" office:value="66.5294709905182" calcext:value-type="float">
            <text:p>66.5294709905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20.8824659685557" calcext:value-type="float">
            <text:p>20.8824659686</text:p>
          </table:table-cell>
          <table:table-cell office:value-type="float" office:value="228.98345240576" calcext:value-type="float">
            <text:p>228.9834524058</text:p>
          </table:table-cell>
          <table:table-cell office:value-type="float" office:value="0.925477650483829" calcext:value-type="float">
            <text:p>0.9254776505</text:p>
          </table:table-cell>
          <table:table-cell office:value-type="float" office:value="19.3262555408874" calcext:value-type="float">
            <text:p>19.3262555409</text:p>
          </table:table-cell>
          <table:table-cell office:value-type="float" office:value="24.0376502166375" calcext:value-type="float">
            <text:p>24.0376502166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577.621401543316" calcext:value-type="float">
            <text:p>577.6214015433</text:p>
          </table:table-cell>
          <table:table-cell office:value-type="float" office:value="285737.870625866" calcext:value-type="float">
            <text:p>285737.870625866</text:p>
          </table:table-cell>
          <table:table-cell office:value-type="float" office:value="-733.232074827352" calcext:value-type="float">
            <text:p>-733.2320748274</text:p>
          </table:table-cell>
          <table:table-cell office:value-type="float" office:value="-423530.538718289" calcext:value-type="float">
            <text:p>-423530.538718289</text:p>
          </table:table-cell>
          <table:table-cell office:value-type="float" office:value="466.530101946485" calcext:value-type="float">
            <text:p>466.5301019465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571.865646190317" calcext:value-type="float">
            <text:p>571.8656461903</text:p>
          </table:table-cell>
          <table:table-cell office:value-type="float" office:value="287635.930364022" calcext:value-type="float">
            <text:p>287635.930364022</text:p>
          </table:table-cell>
          <table:table-cell office:value-type="float" office:value="-738.112745638047" calcext:value-type="float">
            <text:p>-738.112745638</text:p>
          </table:table-cell>
          <table:table-cell office:value-type="float" office:value="-422101.322245611" calcext:value-type="float">
            <text:p>-422101.322245611</text:p>
          </table:table-cell>
          <table:table-cell office:value-type="float" office:value="322.920416088019" calcext:value-type="float">
            <text:p>322.920416088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567.435890246" calcext:value-type="float">
            <text:p>567.435890246</text:p>
          </table:table-cell>
          <table:table-cell office:value-type="float" office:value="289301.167540232" calcext:value-type="float">
            <text:p>289301.167540232</text:p>
          </table:table-cell>
          <table:table-cell office:value-type="float" office:value="-742.394736512953" calcext:value-type="float">
            <text:p>-742.394736513</text:p>
          </table:table-cell>
          <table:table-cell office:value-type="float" office:value="-421261.418227171" calcext:value-type="float">
            <text:p>-421261.418227171</text:p>
          </table:table-cell>
          <table:table-cell office:value-type="float" office:value="316.68805990383" calcext:value-type="float">
            <text:p>316.6880599038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float" office:value="563.174812551083" calcext:value-type="float">
            <text:p>563.1748125511</text:p>
          </table:table-cell>
          <table:table-cell office:value-type="float" office:value="291334.696420738" calcext:value-type="float">
            <text:p>291334.696420738</text:p>
          </table:table-cell>
          <table:table-cell office:value-type="float" office:value="-747.623752676286" calcext:value-type="float">
            <text:p>-747.6237526763</text:p>
          </table:table-cell>
          <table:table-cell office:value-type="float" office:value="-421042.866772205" calcext:value-type="float">
            <text:p>-421042.866772205</text:p>
          </table:table-cell>
          <table:table-cell office:value-type="float" office:value="265.968147814894" calcext:value-type="float">
            <text:p>265.9681478149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556.677870687924" calcext:value-type="float">
            <text:p>556.6778706879</text:p>
          </table:table-cell>
          <table:table-cell office:value-type="float" office:value="294074.723656097" calcext:value-type="float">
            <text:p>294074.723656097</text:p>
          </table:table-cell>
          <table:table-cell office:value-type="float" office:value="-754.669458709287" calcext:value-type="float">
            <text:p>-754.6694587093</text:p>
          </table:table-cell>
          <table:table-cell office:value-type="float" office:value="-420107.787347494" calcext:value-type="float">
            <text:p>-420107.787347494</text:p>
          </table:table-cell>
          <table:table-cell office:value-type="float" office:value="251.694439367973" calcext:value-type="float">
            <text:p>251.694439368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549.482963414312" calcext:value-type="float">
            <text:p>549.4829634143</text:p>
          </table:table-cell>
          <table:table-cell office:value-type="float" office:value="298163.961588117" calcext:value-type="float">
            <text:p>298163.961588117</text:p>
          </table:table-cell>
          <table:table-cell office:value-type="float" office:value="-765.184525127684" calcext:value-type="float">
            <text:p>-765.1845251277</text:p>
          </table:table-cell>
          <table:table-cell office:value-type="float" office:value="-420455.860425933" calcext:value-type="float">
            <text:p>-420455.860425933</text:p>
          </table:table-cell>
          <table:table-cell office:value-type="float" office:value="162.666535771694" calcext:value-type="float">
            <text:p>162.6665357717</text:p>
          </table:table-cell>
          <table:table-cell table:number-columns-repeated="1017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.4271661627761" calcext:value-type="float">
            <text:p>21.4271661628</text:p>
          </table:table-cell>
          <table:table-cell table:style-name="ce2" office:value-type="float" office:value="222.160621343566" calcext:value-type="float">
            <text:p>222.1606213436</text:p>
          </table:table-cell>
          <table:table-cell table:style-name="ce2" office:value-type="float" office:value="0.943021878277155" calcext:value-type="float">
            <text:p>0.9430218783</text:p>
          </table:table-cell>
          <table:table-cell table:style-name="ce2" office:value-type="float" office:value="20.2062864809778" calcext:value-type="float">
            <text:p>20.206286481</text:p>
          </table:table-cell>
          <table:table-cell table:style-name="ce2" office:value-type="float" office:value="22.2612127388202" calcext:value-type="float">
            <text:p>22.2612127388</text:p>
          </table:table-cell>
          <table:table-cell table:style-name="ce2"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21.7380578445083" calcext:value-type="float">
            <text:p>21.7380578445</text:p>
          </table:table-cell>
          <table:table-cell office:value-type="float" office:value="240.265117410227" calcext:value-type="float">
            <text:p>240.2651174102</text:p>
          </table:table-cell>
          <table:table-cell office:value-type="float" office:value="0.896467977091342" calcext:value-type="float">
            <text:p>0.8964679771</text:p>
          </table:table-cell>
          <table:table-cell office:value-type="float" office:value="19.4874727417609" calcext:value-type="float">
            <text:p>19.4874727418</text:p>
          </table:table-cell>
          <table:table-cell office:value-type="float" office:value="54.764019203533" calcext:value-type="float">
            <text:p>54.7640192035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53.6496702493196" calcext:value-type="float">
            <text:p>53.6496702493</text:p>
          </table:table-cell>
          <table:table-cell office:value-type="float" office:value="151.180630514132" calcext:value-type="float">
            <text:p>151.1806305141</text:p>
          </table:table-cell>
          <table:table-cell office:value-type="float" office:value="1.12553982669596" calcext:value-type="float">
            <text:p>1.1255398267</text:p>
          </table:table-cell>
          <table:table-cell office:value-type="float" office:value="60.3848405547145" calcext:value-type="float">
            <text:p>60.3848405547</text:p>
          </table:table-cell>
          <table:table-cell office:value-type="float" office:value="76.3001299737542" calcext:value-type="float">
            <text:p>76.3001299738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3.5176863358969" calcext:value-type="float">
            <text:p>53.5176863359</text:p>
          </table:table-cell>
          <table:table-cell office:value-type="float" office:value="145.250601292453" calcext:value-type="float">
            <text:p>145.2506012925</text:p>
          </table:table-cell>
          <table:table-cell office:value-type="float" office:value="1.14078830383659" calcext:value-type="float">
            <text:p>1.1407883038</text:p>
          </table:table-cell>
          <table:table-cell office:value-type="float" office:value="61.0523506203863" calcext:value-type="float">
            <text:p>61.0523506204</text:p>
          </table:table-cell>
          <table:table-cell office:value-type="float" office:value="73.2348750373793" calcext:value-type="float">
            <text:p>73.2348750374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21.4746337064998" calcext:value-type="float">
            <text:p>21.4746337065</text:p>
          </table:table-cell>
          <table:table-cell office:value-type="float" office:value="241.85119796833" calcext:value-type="float">
            <text:p>241.8511979683</text:p>
          </table:table-cell>
          <table:table-cell office:value-type="float" office:value="0.892389529544236" calcext:value-type="float">
            <text:p>0.8923895295</text:p>
          </table:table-cell>
          <table:table-cell office:value-type="float" office:value="19.1637382704781" calcext:value-type="float">
            <text:p>19.1637382705</text:p>
          </table:table-cell>
          <table:table-cell office:value-type="float" office:value="21.4068983720369" calcext:value-type="float">
            <text:p>21.406898372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519.1023308776" calcext:value-type="float">
            <text:p>519.1023308776</text:p>
          </table:table-cell>
          <table:table-cell office:value-type="float" office:value="240550.71607889" calcext:value-type="float">
            <text:p>240550.71607889</text:p>
          </table:table-cell>
          <table:table-cell office:value-type="float" office:value="-617.037825625259" calcext:value-type="float">
            <text:p>-617.0378256253</text:p>
          </table:table-cell>
          <table:table-cell office:value-type="float" office:value="-320305.773521718" calcext:value-type="float">
            <text:p>-320305.773521718</text:p>
          </table:table-cell>
          <table:table-cell office:value-type="float" office:value="507.027088759186" calcext:value-type="float">
            <text:p>507.0270887592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515.711087972562" calcext:value-type="float">
            <text:p>515.7110879726</text:p>
          </table:table-cell>
          <table:table-cell office:value-type="float" office:value="240499.135997547" calcext:value-type="float">
            <text:p>240499.135997547</text:p>
          </table:table-cell>
          <table:table-cell office:value-type="float" office:value="-616.905192604093" calcext:value-type="float">
            <text:p>-616.9051926041</text:p>
          </table:table-cell>
          <table:table-cell office:value-type="float" office:value="-318144.84805378" calcext:value-type="float">
            <text:p>-318144.84805378</text:p>
          </table:table-cell>
          <table:table-cell office:value-type="float" office:value="470.514063392919" calcext:value-type="float">
            <text:p>470.5140633929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512.526672867379" calcext:value-type="float">
            <text:p>512.5266728674</text:p>
          </table:table-cell>
          <table:table-cell office:value-type="float" office:value="240780.790409467" calcext:value-type="float">
            <text:p>240780.790409467</text:p>
          </table:table-cell>
          <table:table-cell office:value-type="float" office:value="-617.629438758904" calcext:value-type="float">
            <text:p>-617.6294387589</text:p>
          </table:table-cell>
          <table:table-cell office:value-type="float" office:value="-316551.561312048" calcext:value-type="float">
            <text:p>-316551.561312048</text:p>
          </table:table-cell>
          <table:table-cell office:value-type="float" office:value="420.326350582546" calcext:value-type="float">
            <text:p>420.3263505825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511.030089269652" calcext:value-type="float">
            <text:p>511.0300892697</text:p>
          </table:table-cell>
          <table:table-cell office:value-type="float" office:value="241104.837293815" calcext:value-type="float">
            <text:p>241104.837293815</text:p>
          </table:table-cell>
          <table:table-cell office:value-type="float" office:value="-618.462692917317" calcext:value-type="float">
            <text:p>-618.4626929173</text:p>
          </table:table-cell>
          <table:table-cell office:value-type="float" office:value="-316053.045171486" calcext:value-type="float">
            <text:p>-316053.045171486</text:p>
          </table:table-cell>
          <table:table-cell office:value-type="float" office:value="382.954031170052" calcext:value-type="float">
            <text:p>382.9540311701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509.323086811357" calcext:value-type="float">
            <text:p>509.3230868114</text:p>
          </table:table-cell>
          <table:table-cell office:value-type="float" office:value="241784.726494964" calcext:value-type="float">
            <text:p>241784.726494964</text:p>
          </table:table-cell>
          <table:table-cell office:value-type="float" office:value="-620.210960009151" calcext:value-type="float">
            <text:p>-620.2109600092</text:p>
          </table:table-cell>
          <table:table-cell office:value-type="float" office:value="-315887.760626096" calcext:value-type="float">
            <text:p>-315887.760626096</text:p>
          </table:table-cell>
          <table:table-cell office:value-type="float" office:value="289.940789163056" calcext:value-type="float">
            <text:p>289.9407891631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float" office:value="503.585327459942" calcext:value-type="float">
            <text:p>503.5853274599</text:p>
          </table:table-cell>
          <table:table-cell office:value-type="float" office:value="245042.277857362" calcext:value-type="float">
            <text:p>245042.277857362</text:p>
          </table:table-cell>
          <table:table-cell office:value-type="float" office:value="-628.58742758242" calcext:value-type="float">
            <text:p>-628.5874275824</text:p>
          </table:table-cell>
          <table:table-cell office:value-type="float" office:value="-316547.405556295" calcext:value-type="float">
            <text:p>-316547.405556295</text:p>
          </table:table-cell>
          <table:table-cell office:value-type="float" office:value="139.651343812654" calcext:value-type="float">
            <text:p>139.6513438127</text:p>
          </table:table-cell>
          <table:table-cell table:number-columns-repeated="1017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.6506678171671" calcext:value-type="float">
            <text:p>22.6506678172</text:p>
          </table:table-cell>
          <table:table-cell table:style-name="ce2" office:value-type="float" office:value="259.655447256805" calcext:value-type="float">
            <text:p>259.6554472568</text:p>
          </table:table-cell>
          <table:table-cell table:style-name="ce2" office:value-type="float" office:value="0.846607682923851" calcext:value-type="float">
            <text:p>0.8466076829</text:p>
          </table:table-cell>
          <table:table-cell table:style-name="ce2" office:value-type="float" office:value="19.1762293973697" calcext:value-type="float">
            <text:p>19.1762293974</text:p>
          </table:table-cell>
          <table:table-cell table:style-name="ce2" office:value-type="float" office:value="48.2381586672455" calcext:value-type="float">
            <text:p>48.2381586672</text:p>
          </table:table-cell>
          <table:table-cell table:style-name="ce2"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47.3455429793703" calcext:value-type="float">
            <text:p>47.3455429794</text:p>
          </table:table-cell>
          <table:table-cell office:value-type="float" office:value="203.923147823319" calcext:value-type="float">
            <text:p>203.9231478233</text:p>
          </table:table-cell>
          <table:table-cell office:value-type="float" office:value="0.989917717687117" calcext:value-type="float">
            <text:p>0.9899177177</text:p>
          </table:table-cell>
          <table:table-cell office:value-type="float" office:value="46.8681918487956" calcext:value-type="float">
            <text:p>46.8681918488</text:p>
          </table:table-cell>
          <table:table-cell office:value-type="float" office:value="73.0166165748391" calcext:value-type="float">
            <text:p>73.0166165748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47.6408567268906" calcext:value-type="float">
            <text:p>47.6408567269</text:p>
          </table:table-cell>
          <table:table-cell office:value-type="float" office:value="218.213589892317" calcext:value-type="float">
            <text:p>218.2135898923</text:p>
          </table:table-cell>
          <table:table-cell office:value-type="float" office:value="0.953171274950896" calcext:value-type="float">
            <text:p>0.953171275</text:p>
          </table:table-cell>
          <table:table-cell office:value-type="float" office:value="45.4098961461233" calcext:value-type="float">
            <text:p>45.4098961461</text:p>
          </table:table-cell>
          <table:table-cell office:value-type="float" office:value="75.6574702218525" calcext:value-type="float">
            <text:p>75.6574702219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47.3496451455862" calcext:value-type="float">
            <text:p>47.3496451456</text:p>
          </table:table-cell>
          <table:table-cell office:value-type="float" office:value="215.925434810854" calcext:value-type="float">
            <text:p>215.9254348109</text:p>
          </table:table-cell>
          <table:table-cell office:value-type="float" office:value="0.959055036927371" calcext:value-type="float">
            <text:p>0.9590550369</text:p>
          </table:table-cell>
          <table:table-cell office:value-type="float" office:value="45.4109156735981" calcext:value-type="float">
            <text:p>45.4109156736</text:p>
          </table:table-cell>
          <table:table-cell office:value-type="float" office:value="46.6417758008195" calcext:value-type="float">
            <text:p>46.6417758008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47.3226952419729" calcext:value-type="float">
            <text:p>47.322695242</text:p>
          </table:table-cell>
          <table:table-cell office:value-type="float" office:value="215.826490452576" calcext:value-type="float">
            <text:p>215.8264904526</text:p>
          </table:table-cell>
          <table:table-cell office:value-type="float" office:value="0.959309462450246" calcext:value-type="float">
            <text:p>0.9593094625</text:p>
          </table:table-cell>
          <table:table-cell office:value-type="float" office:value="45.3971093342738" calcext:value-type="float">
            <text:p>45.3971093343</text:p>
          </table:table-cell>
          <table:table-cell office:value-type="float" office:value="48.6833147767513" calcext:value-type="float">
            <text:p>48.6833147768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25.3137694493043" calcext:value-type="float">
            <text:p>25.3137694493</text:p>
          </table:table-cell>
          <table:table-cell office:value-type="float" office:value="438.103575072659" calcext:value-type="float">
            <text:p>438.1035750727</text:p>
          </table:table-cell>
          <table:table-cell office:value-type="float" office:value="0.387746167058164" calcext:value-type="float">
            <text:p>0.3877461671</text:p>
          </table:table-cell>
          <table:table-cell office:value-type="float" office:value="9.81531707776179" calcext:value-type="float">
            <text:p>9.8153170778</text:p>
          </table:table-cell>
          <table:table-cell office:value-type="float" office:value="12.4298163163598" calcext:value-type="float">
            <text:p>12.4298163164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25.4515546431712" calcext:value-type="float">
            <text:p>25.4515546432</text:p>
          </table:table-cell>
          <table:table-cell office:value-type="float" office:value="434.112669239057" calcext:value-type="float">
            <text:p>434.1126692391</text:p>
          </table:table-cell>
          <table:table-cell office:value-type="float" office:value="0.39800838231869" calcext:value-type="float">
            <text:p>0.3980083823</text:p>
          </table:table-cell>
          <table:table-cell office:value-type="float" office:value="10.1299320910243" calcext:value-type="float">
            <text:p>10.129932091</text:p>
          </table:table-cell>
          <table:table-cell office:value-type="float" office:value="13.5574519997736" calcext:value-type="float">
            <text:p>13.5574519998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25.5298557246039" calcext:value-type="float">
            <text:p>25.5298557246</text:p>
          </table:table-cell>
          <table:table-cell office:value-type="float" office:value="431.924260254074" calcext:value-type="float">
            <text:p>431.9242602541</text:p>
          </table:table-cell>
          <table:table-cell office:value-type="float" office:value="0.403635657182675" calcext:value-type="float">
            <text:p>0.4036356572</text:p>
          </table:table-cell>
          <table:table-cell office:value-type="float" office:value="10.3047600931794" calcext:value-type="float">
            <text:p>10.3047600932</text:p>
          </table:table-cell>
          <table:table-cell office:value-type="float" office:value="13.2058984501306" calcext:value-type="float">
            <text:p>13.2058984501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25.8187623045968" calcext:value-type="float">
            <text:p>25.8187623046</text:p>
          </table:table-cell>
          <table:table-cell office:value-type="float" office:value="425.53689946332" calcext:value-type="float">
            <text:p>425.5368994633</text:p>
          </table:table-cell>
          <table:table-cell office:value-type="float" office:value="0.42006011672002" calcext:value-type="float">
            <text:p>0.4200601167</text:p>
          </table:table-cell>
          <table:table-cell office:value-type="float" office:value="10.8454323072354" calcext:value-type="float">
            <text:p>10.8454323072</text:p>
          </table:table-cell>
          <table:table-cell office:value-type="float" office:value="19.5878928047194" calcext:value-type="float">
            <text:p>19.5878928047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26.0630232352935" calcext:value-type="float">
            <text:p>26.0630232353</text:p>
          </table:table-cell>
          <table:table-cell office:value-type="float" office:value="419.755797038276" calcext:value-type="float">
            <text:p>419.7557970383</text:p>
          </table:table-cell>
          <table:table-cell office:value-type="float" office:value="0.434925643495776" calcext:value-type="float">
            <text:p>0.4349256435</text:p>
          </table:table-cell>
          <table:table-cell office:value-type="float" office:value="11.3354771520554" calcext:value-type="float">
            <text:p>11.3354771521</text:p>
          </table:table-cell>
          <table:table-cell office:value-type="float" office:value="18.3850096181501" calcext:value-type="float">
            <text:p>18.3850096182</text:p>
          </table:table-cell>
          <table:table-cell table:number-columns-repeated="1017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.6991236824527" calcext:value-type="float">
            <text:p>44.6991236825</text:p>
          </table:table-cell>
          <table:table-cell table:style-name="ce2" office:value-type="float" office:value="225.367615947706" calcext:value-type="float">
            <text:p>225.3676159477</text:p>
          </table:table-cell>
          <table:table-cell table:style-name="ce2" office:value-type="float" office:value="0.934775412352068" calcext:value-type="float">
            <text:p>0.9347754124</text:p>
          </table:table-cell>
          <table:table-cell table:style-name="ce2" office:value-type="float" office:value="41.7836417720408" calcext:value-type="float">
            <text:p>41.783641772</text:p>
          </table:table-cell>
          <table:table-cell table:style-name="ce2" office:value-type="float" office:value="43.9113402462496" calcext:value-type="float">
            <text:p>43.9113402462</text:p>
          </table:table-cell>
          <table:table-cell table:style-name="ce2"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45.1344470713513" calcext:value-type="float">
            <text:p>45.1344470714</text:p>
          </table:table-cell>
          <table:table-cell office:value-type="float" office:value="237.213985241466" calcext:value-type="float">
            <text:p>237.2139852415</text:p>
          </table:table-cell>
          <table:table-cell office:value-type="float" office:value="0.904313658350096" calcext:value-type="float">
            <text:p>0.9043136584</text:p>
          </table:table-cell>
          <table:table-cell office:value-type="float" office:value="40.8156969487025" calcext:value-type="float">
            <text:p>40.8156969487</text:p>
          </table:table-cell>
          <table:table-cell office:value-type="float" office:value="65.0631606856313" calcext:value-type="float">
            <text:p>65.0631606856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4.6238004380305" calcext:value-type="float">
            <text:p>44.623800438</text:p>
          </table:table-cell>
          <table:table-cell office:value-type="float" office:value="232.033091998036" calcext:value-type="float">
            <text:p>232.033091998</text:p>
          </table:table-cell>
          <table:table-cell office:value-type="float" office:value="0.917635807236251" calcext:value-type="float">
            <text:p>0.9176358072</text:p>
          </table:table-cell>
          <table:table-cell office:value-type="float" office:value="40.9483971369015" calcext:value-type="float">
            <text:p>40.9483971369</text:p>
          </table:table-cell>
          <table:table-cell office:value-type="float" office:value="41.6231254328147" calcext:value-type="float">
            <text:p>41.6231254328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27.962201403815" calcext:value-type="float">
            <text:p>27.9622014038</text:p>
          </table:table-cell>
          <table:table-cell office:value-type="float" office:value="475.044348883827" calcext:value-type="float">
            <text:p>475.0443488838</text:p>
          </table:table-cell>
          <table:table-cell office:value-type="float" office:value="0.292756661280127" calcext:value-type="float">
            <text:p>0.2927566613</text:p>
          </table:table-cell>
          <table:table-cell office:value-type="float" office:value="8.18612072502335" calcext:value-type="float">
            <text:p>8.186120725</text:p>
          </table:table-cell>
          <table:table-cell office:value-type="float" office:value="21.5975113408528" calcext:value-type="float">
            <text:p>21.5975113409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27.6503082038006" calcext:value-type="float">
            <text:p>27.6503082038</text:p>
          </table:table-cell>
          <table:table-cell office:value-type="float" office:value="480.684276699515" calcext:value-type="float">
            <text:p>480.6842766995</text:p>
          </table:table-cell>
          <table:table-cell office:value-type="float" office:value="0.278254150894866" calcext:value-type="float">
            <text:p>0.2782541509</text:p>
          </table:table-cell>
          <table:table-cell office:value-type="float" office:value="7.69381303122991" calcext:value-type="float">
            <text:p>7.6938130312</text:p>
          </table:table-cell>
          <table:table-cell office:value-type="float" office:value="14.0570678161793" calcext:value-type="float">
            <text:p>14.0570678162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27.4549365922523" calcext:value-type="float">
            <text:p>27.4549365923</text:p>
          </table:table-cell>
          <table:table-cell office:value-type="float" office:value="486.947157062567" calcext:value-type="float">
            <text:p>486.9471570626</text:p>
          </table:table-cell>
          <table:table-cell office:value-type="float" office:value="0.262149780329316" calcext:value-type="float">
            <text:p>0.2621497803</text:p>
          </table:table-cell>
          <table:table-cell office:value-type="float" office:value="7.19730559661425" calcext:value-type="float">
            <text:p>7.1973055966</text:p>
          </table:table-cell>
          <table:table-cell office:value-type="float" office:value="8.89943265077812" calcext:value-type="float">
            <text:p>8.8994326508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27.3740998971866" calcext:value-type="float">
            <text:p>27.3740998972</text:p>
          </table:table-cell>
          <table:table-cell office:value-type="float" office:value="489.703728841363" calcext:value-type="float">
            <text:p>489.7037288414</text:p>
          </table:table-cell>
          <table:table-cell office:value-type="float" office:value="0.25506153165732" calcext:value-type="float">
            <text:p>0.2550615317</text:p>
          </table:table-cell>
          <table:table-cell office:value-type="float" office:value="6.98207984751689" calcext:value-type="float">
            <text:p>6.9820798475</text:p>
          </table:table-cell>
          <table:table-cell office:value-type="float" office:value="9.60370108439188" calcext:value-type="float">
            <text:p>9.6037010844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27.3769027734789" calcext:value-type="float">
            <text:p>27.3769027735</text:p>
          </table:table-cell>
          <table:table-cell office:value-type="float" office:value="489.615095941153" calcext:value-type="float">
            <text:p>489.6150959412</text:p>
          </table:table-cell>
          <table:table-cell office:value-type="float" office:value="0.25528944229692" calcext:value-type="float">
            <text:p>0.2552894423</text:p>
          </table:table-cell>
          <table:table-cell office:value-type="float" office:value="6.98903424085843" calcext:value-type="float">
            <text:p>6.9890342409</text:p>
          </table:table-cell>
          <table:table-cell office:value-type="float" office:value="12.1033812962543" calcext:value-type="float">
            <text:p>12.1033812963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27.3167832530398" calcext:value-type="float">
            <text:p>27.316783253</text:p>
          </table:table-cell>
          <table:table-cell office:value-type="float" office:value="491.39565167262" calcext:value-type="float">
            <text:p>491.3956516726</text:p>
          </table:table-cell>
          <table:table-cell office:value-type="float" office:value="0.250710921289025" calcext:value-type="float">
            <text:p>0.2507109213</text:p>
          </table:table-cell>
          <table:table-cell office:value-type="float" office:value="6.84861589602223" calcext:value-type="float">
            <text:p>6.848615896</text:p>
          </table:table-cell>
          <table:table-cell office:value-type="float" office:value="12.0392293877107" calcext:value-type="float">
            <text:p>12.0392293877</text:p>
          </table:table-cell>
          <table:table-cell table:number-columns-repeated="101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27.217316789804" calcext:value-type="float">
            <text:p>27.2173167898</text:p>
          </table:table-cell>
          <table:table-cell office:value-type="float" office:value="494.315706902939" calcext:value-type="float">
            <text:p>494.3157069029</text:p>
          </table:table-cell>
          <table:table-cell office:value-type="float" office:value="0.243202291269782" calcext:value-type="float">
            <text:p>0.2432022913</text:p>
          </table:table-cell>
          <table:table-cell office:value-type="float" office:value="6.61931380549586" calcext:value-type="float">
            <text:p>6.6193138055</text:p>
          </table:table-cell>
          <table:table-cell office:value-type="float" office:value="11.4557007690049" calcext:value-type="float">
            <text:p>11.455700769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27.27815379392" calcext:value-type="float">
            <text:p>27.2781537939</text:p>
          </table:table-cell>
          <table:table-cell office:value-type="float" office:value="492.637540916664" calcext:value-type="float">
            <text:p>492.6375409167</text:p>
          </table:table-cell>
          <table:table-cell office:value-type="float" office:value="0.24751752728689" calcext:value-type="float">
            <text:p>0.2475175273</text:p>
          </table:table-cell>
          <table:table-cell office:value-type="float" office:value="6.75182117602258" calcext:value-type="float">
            <text:p>6.751821176</text:p>
          </table:table-cell>
          <table:table-cell office:value-type="float" office:value="14.8598242920426" calcext:value-type="float">
            <text:p>14.859824292</text:p>
          </table:table-cell>
          <table:table-cell table:number-columns-repeated="1017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.2563588890922" calcext:value-type="float">
            <text:p>28.2563588891</text:p>
          </table:table-cell>
          <table:table-cell table:style-name="ce2" office:value-type="float" office:value="513.126053794384" calcext:value-type="float">
            <text:p>513.1260537944</text:p>
          </table:table-cell>
          <table:table-cell table:style-name="ce2" office:value-type="float" office:value="0.19483336527312" calcext:value-type="float">
            <text:p>0.1948333653</text:p>
          </table:table-cell>
          <table:table-cell table:style-name="ce2" office:value-type="float" office:value="5.50528149272689" calcext:value-type="float">
            <text:p>5.5052814927</text:p>
          </table:table-cell>
          <table:table-cell table:style-name="ce2" office:value-type="float" office:value="53.5637757843303" calcext:value-type="float">
            <text:p>53.5637757843</text:p>
          </table:table-cell>
          <table:table-cell table:style-name="ce2" table:number-columns-repeated="101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39.5969617908611" calcext:value-type="float">
            <text:p>39.5969617909</text:p>
          </table:table-cell>
          <table:table-cell office:value-type="float" office:value="298.076936615718" calcext:value-type="float">
            <text:p>298.0769366157</text:p>
          </table:table-cell>
          <table:table-cell office:value-type="float" office:value="0.747810665186344" calcext:value-type="float">
            <text:p>0.7478106652</text:p>
          </table:table-cell>
          <table:table-cell office:value-type="float" office:value="29.6110303361821" calcext:value-type="float">
            <text:p>29.6110303362</text:p>
          </table:table-cell>
          <table:table-cell office:value-type="float" office:value="51.1916514160267" calcext:value-type="float">
            <text:p>51.191651416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8.462504910306" calcext:value-type="float">
            <text:p>38.4625049103</text:p>
          </table:table-cell>
          <table:table-cell office:value-type="float" office:value="253.298037480228" calcext:value-type="float">
            <text:p>253.2980374802</text:p>
          </table:table-cell>
          <table:table-cell office:value-type="float" office:value="0.862955126423342" calcext:value-type="float">
            <text:p>0.8629551264</text:p>
          </table:table-cell>
          <table:table-cell office:value-type="float" office:value="33.1914157874315" calcext:value-type="float">
            <text:p>33.1914157874</text:p>
          </table:table-cell>
          <table:table-cell office:value-type="float" office:value="39.9975097959888" calcext:value-type="float">
            <text:p>39.997509796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7.5289814758273" calcext:value-type="float">
            <text:p>37.5289814758</text:p>
          </table:table-cell>
          <table:table-cell office:value-type="float" office:value="214.169058189769" calcext:value-type="float">
            <text:p>214.1690581898</text:p>
          </table:table-cell>
          <table:table-cell office:value-type="float" office:value="0.963571383770828" calcext:value-type="float">
            <text:p>0.9635713838</text:p>
          </table:table-cell>
          <table:table-cell office:value-type="float" office:value="36.1618526121726" calcext:value-type="float">
            <text:p>36.1618526122</text:p>
          </table:table-cell>
          <table:table-cell office:value-type="float" office:value="43.3621251340602" calcext:value-type="float">
            <text:p>43.3621251341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26.3084744873518" calcext:value-type="float">
            <text:p>26.3084744874</text:p>
          </table:table-cell>
          <table:table-cell office:value-type="float" office:value="484.098987701557" calcext:value-type="float">
            <text:p>484.0989877016</text:p>
          </table:table-cell>
          <table:table-cell office:value-type="float" office:value="0.269473563024216" calcext:value-type="float">
            <text:p>0.269473563</text:p>
          </table:table-cell>
          <table:table-cell office:value-type="float" office:value="7.08943835783839" calcext:value-type="float">
            <text:p>7.0894383578</text:p>
          </table:table-cell>
          <table:table-cell office:value-type="float" office:value="10.1587358017276" calcext:value-type="float">
            <text:p>10.1587358017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26.2078992626486" calcext:value-type="float">
            <text:p>26.2078992626</text:p>
          </table:table-cell>
          <table:table-cell office:value-type="float" office:value="487.00246044947" calcext:value-type="float">
            <text:p>487.0024604495</text:p>
          </table:table-cell>
          <table:table-cell office:value-type="float" office:value="0.262007573200232" calcext:value-type="float">
            <text:p>0.2620075732</text:p>
          </table:table-cell>
          <table:table-cell office:value-type="float" office:value="6.86666808448271" calcext:value-type="float">
            <text:p>6.8666680845</text:p>
          </table:table-cell>
          <table:table-cell office:value-type="float" office:value="10.6657223283555" calcext:value-type="float">
            <text:p>10.6657223284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25.9239095648088" calcext:value-type="float">
            <text:p>25.9239095648</text:p>
          </table:table-cell>
          <table:table-cell office:value-type="float" office:value="494.075538681996" calcext:value-type="float">
            <text:p>494.075538682</text:p>
          </table:table-cell>
          <table:table-cell office:value-type="float" office:value="0.243819859833115" calcext:value-type="float">
            <text:p>0.2438198598</text:p>
          </table:table-cell>
          <table:table-cell office:value-type="float" office:value="6.32076399641802" calcext:value-type="float">
            <text:p>6.3207639964</text:p>
          </table:table-cell>
          <table:table-cell office:value-type="float" office:value="9.45817293465658" calcext:value-type="float">
            <text:p>9.4581729347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25.7325941742075" calcext:value-type="float">
            <text:p>25.7325941742</text:p>
          </table:table-cell>
          <table:table-cell office:value-type="float" office:value="499.547549833105" calcext:value-type="float">
            <text:p>499.5475498331</text:p>
          </table:table-cell>
          <table:table-cell office:value-type="float" office:value="0.229749130359153" calcext:value-type="float">
            <text:p>0.2297491304</text:p>
          </table:table-cell>
          <table:table-cell office:value-type="float" office:value="5.91204113340918" calcext:value-type="float">
            <text:p>5.9120411334</text:p>
          </table:table-cell>
          <table:table-cell office:value-type="float" office:value="8.91309073144328" calcext:value-type="float">
            <text:p>8.9130907314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25.7806460950248" calcext:value-type="float">
            <text:p>25.780646095</text:p>
          </table:table-cell>
          <table:table-cell office:value-type="float" office:value="498.026102962113" calcext:value-type="float">
            <text:p>498.0261029621</text:p>
          </table:table-cell>
          <table:table-cell office:value-type="float" office:value="0.233661378843223" calcext:value-type="float">
            <text:p>0.2336613788</text:p>
          </table:table-cell>
          <table:table-cell office:value-type="float" office:value="6.02394131403266" calcext:value-type="float">
            <text:p>6.023941314</text:p>
          </table:table-cell>
          <table:table-cell office:value-type="float" office:value="11.1888979141135" calcext:value-type="float">
            <text:p>11.1888979141</text:p>
          </table:table-cell>
          <table:table-cell table:number-columns-repeated="101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25.8604916573922" calcext:value-type="float">
            <text:p>25.8604916574</text:p>
          </table:table-cell>
          <table:table-cell office:value-type="float" office:value="495.985490942146" calcext:value-type="float">
            <text:p>495.9854909421</text:p>
          </table:table-cell>
          <table:table-cell office:value-type="float" office:value="0.238908608591365" calcext:value-type="float">
            <text:p>0.2389086086</text:p>
          </table:table-cell>
          <table:table-cell office:value-type="float" office:value="6.17829407935615" calcext:value-type="float">
            <text:p>6.1782940794</text:p>
          </table:table-cell>
          <table:table-cell office:value-type="float" office:value="14.718932171377" calcext:value-type="float">
            <text:p>14.7189321714</text:p>
          </table:table-cell>
          <table:table-cell table:number-columns-repeated="1017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.9852362017209" calcext:value-type="float">
            <text:p>26.9852362017</text:p>
          </table:table-cell>
          <table:table-cell table:style-name="ce2" office:value-type="float" office:value="508.038567592057" calcext:value-type="float">
            <text:p>508.0385675921</text:p>
          </table:table-cell>
          <table:table-cell table:style-name="ce2" office:value-type="float" office:value="0.207915327293784" calcext:value-type="float">
            <text:p>0.2079153273</text:p>
          </table:table-cell>
          <table:table-cell table:style-name="ce2" office:value-type="float" office:value="5.61064421698088" calcext:value-type="float">
            <text:p>5.610644217</text:p>
          </table:table-cell>
          <table:table-cell table:style-name="ce2" office:value-type="float" office:value="49.6094744125808" calcext:value-type="float">
            <text:p>49.6094744126</text:p>
          </table:table-cell>
          <table:table-cell table:style-name="ce2"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7.0227396689693" calcext:value-type="float">
            <text:p>37.022739669</text:p>
          </table:table-cell>
          <table:table-cell office:value-type="float" office:value="214.386358497219" calcext:value-type="float">
            <text:p>214.3863584972</text:p>
          </table:table-cell>
          <table:table-cell office:value-type="float" office:value="0.963012617760251" calcext:value-type="float">
            <text:p>0.9630126178</text:p>
          </table:table-cell>
          <table:table-cell office:value-type="float" office:value="35.6533654452704" calcext:value-type="float">
            <text:p>35.6533654453</text:p>
          </table:table-cell>
          <table:table-cell office:value-type="float" office:value="52.9198689595716" calcext:value-type="float">
            <text:p>52.9198689596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6.1792763589375" calcext:value-type="float">
            <text:p>36.1792763589</text:p>
          </table:table-cell>
          <table:table-cell office:value-type="float" office:value="174.474422398803" calcext:value-type="float">
            <text:p>174.4744223988</text:p>
          </table:table-cell>
          <table:table-cell office:value-type="float" office:value="1.06564217024372" calcext:value-type="float">
            <text:p>1.0656421702</text:p>
          </table:table-cell>
          <table:table-cell office:value-type="float" office:value="38.5541625769853" calcext:value-type="float">
            <text:p>38.554162577</text:p>
          </table:table-cell>
          <table:table-cell office:value-type="float" office:value="46.0257906538218" calcext:value-type="float">
            <text:p>46.0257906538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25.0817692188452" calcext:value-type="float">
            <text:p>25.0817692188</text:p>
          </table:table-cell>
          <table:table-cell office:value-type="float" office:value="409.762292164514" calcext:value-type="float">
            <text:p>409.7622921645</text:p>
          </table:table-cell>
          <table:table-cell office:value-type="float" office:value="0.460622941928168" calcext:value-type="float">
            <text:p>0.4606229419</text:p>
          </table:table-cell>
          <table:table-cell office:value-type="float" office:value="11.5532383263478" calcext:value-type="float">
            <text:p>11.5532383263</text:p>
          </table:table-cell>
          <table:table-cell office:value-type="float" office:value="17.969979602554" calcext:value-type="float">
            <text:p>17.9699796026</text:p>
          </table:table-cell>
          <table:table-cell table:number-columns-repeated="101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24.8355019473881" calcext:value-type="float">
            <text:p>24.8355019474</text:p>
          </table:table-cell>
          <table:table-cell office:value-type="float" office:value="413.25925312605" calcext:value-type="float">
            <text:p>413.2592531261</text:p>
          </table:table-cell>
          <table:table-cell office:value-type="float" office:value="0.451630856511675" calcext:value-type="float">
            <text:p>0.4516308565</text:p>
          </table:table-cell>
          <table:table-cell office:value-type="float" office:value="11.2164790163963" calcext:value-type="float">
            <text:p>11.2164790164</text:p>
          </table:table-cell>
          <table:table-cell office:value-type="float" office:value="14.1403016898826" calcext:value-type="float">
            <text:p>14.1403016899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24.7515960181161" calcext:value-type="float">
            <text:p>24.7515960181</text:p>
          </table:table-cell>
          <table:table-cell office:value-type="float" office:value="415.164564284702" calcext:value-type="float">
            <text:p>415.1645642847</text:p>
          </table:table-cell>
          <table:table-cell office:value-type="float" office:value="0.446731539398316" calcext:value-type="float">
            <text:p>0.4467315394</text:p>
          </table:table-cell>
          <table:table-cell office:value-type="float" office:value="11.0573185917383" calcext:value-type="float">
            <text:p>11.0573185917</text:p>
          </table:table-cell>
          <table:table-cell office:value-type="float" office:value="12.4520091067344" calcext:value-type="float">
            <text:p>12.4520091067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24.729152207448" calcext:value-type="float">
            <text:p>24.7291522074</text:p>
          </table:table-cell>
          <table:table-cell office:value-type="float" office:value="415.751620641035" calcext:value-type="float">
            <text:p>415.751620641</text:p>
          </table:table-cell>
          <table:table-cell office:value-type="float" office:value="0.445221982683643" calcext:value-type="float">
            <text:p>0.4452219827</text:p>
          </table:table-cell>
          <table:table-cell office:value-type="float" office:value="11.0099621758856" calcext:value-type="float">
            <text:p>11.0099621759</text:p>
          </table:table-cell>
          <table:table-cell office:value-type="float" office:value="11.7116143749803" calcext:value-type="float">
            <text:p>11.711614375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4.6831311860073" calcext:value-type="float">
            <text:p>24.683131186</text:p>
          </table:table-cell>
          <table:table-cell office:value-type="float" office:value="416.880830526374" calcext:value-type="float">
            <text:p>416.8808305264</text:p>
          </table:table-cell>
          <table:table-cell office:value-type="float" office:value="0.442318332384483" calcext:value-type="float">
            <text:p>0.4423183324</text:p>
          </table:table-cell>
          <table:table-cell office:value-type="float" office:value="10.9178014242222" calcext:value-type="float">
            <text:p>10.9178014242</text:p>
          </table:table-cell>
          <table:table-cell office:value-type="float" office:value="12.0847793136701" calcext:value-type="float">
            <text:p>12.0847793137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4.6349684719925" calcext:value-type="float">
            <text:p>24.634968472</text:p>
          </table:table-cell>
          <table:table-cell office:value-type="float" office:value="418.09627146938" calcext:value-type="float">
            <text:p>418.0962714694</text:p>
          </table:table-cell>
          <table:table-cell office:value-type="float" office:value="0.439192947543636" calcext:value-type="float">
            <text:p>0.4391929475</text:p>
          </table:table-cell>
          <table:table-cell office:value-type="float" office:value="10.8195044158589" calcext:value-type="float">
            <text:p>10.8195044159</text:p>
          </table:table-cell>
          <table:table-cell office:value-type="float" office:value="11.6646916016571" calcext:value-type="float">
            <text:p>11.6646916017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24.4070480570153" calcext:value-type="float">
            <text:p>24.407048057</text:p>
          </table:table-cell>
          <table:table-cell office:value-type="float" office:value="422.133476469099" calcext:value-type="float">
            <text:p>422.1334764691</text:p>
          </table:table-cell>
          <table:table-cell office:value-type="float" office:value="0.428811678607358" calcext:value-type="float">
            <text:p>0.4288116786</text:p>
          </table:table-cell>
          <table:table-cell office:value-type="float" office:value="10.4660272471792" calcext:value-type="float">
            <text:p>10.4660272472</text:p>
          </table:table-cell>
          <table:table-cell office:value-type="float" office:value="12.2944395254481" calcext:value-type="float">
            <text:p>12.2944395254</text:p>
          </table:table-cell>
          <table:table-cell table:number-columns-repeated="1017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.7854174397839" calcext:value-type="float">
            <text:p>32.7854174398</text:p>
          </table:table-cell>
          <table:table-cell table:style-name="ce2" office:value-type="float" office:value="118.05454311889" calcext:value-type="float">
            <text:p>118.0545431189</text:p>
          </table:table-cell>
          <table:table-cell table:style-name="ce2" office:value-type="float" office:value="1.21072024782409" calcext:value-type="float">
            <text:p>1.2107202478</text:p>
          </table:table-cell>
          <table:table-cell table:style-name="ce2" office:value-type="float" office:value="39.6939687277112" calcext:value-type="float">
            <text:p>39.6939687277</text:p>
          </table:table-cell>
          <table:table-cell table:style-name="ce2" office:value-type="float" office:value="42.7218190255124" calcext:value-type="float">
            <text:p>42.7218190255</text:p>
          </table:table-cell>
          <table:table-cell table:style-name="ce2"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3.1584600857515" calcext:value-type="float">
            <text:p>33.1584600858</text:p>
          </table:table-cell>
          <table:table-cell office:value-type="float" office:value="131.076347146905" calcext:value-type="float">
            <text:p>131.0763471469</text:p>
          </table:table-cell>
          <table:table-cell office:value-type="float" office:value="1.17723598094645" calcext:value-type="float">
            <text:p>1.1772359809</text:p>
          </table:table-cell>
          <table:table-cell office:value-type="float" office:value="39.0353322857234" calcext:value-type="float">
            <text:p>39.0353322857</text:p>
          </table:table-cell>
          <table:table-cell office:value-type="float" office:value="55.8487049172151" calcext:value-type="float">
            <text:p>55.8487049172</text:p>
          </table:table-cell>
          <table:table-cell table:number-columns-repeated="101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32.9165370917495" calcext:value-type="float">
            <text:p>32.9165370917</text:p>
          </table:table-cell>
          <table:table-cell office:value-type="float" office:value="117.014274787794" calcext:value-type="float">
            <text:p>117.0142747878</text:p>
          </table:table-cell>
          <table:table-cell office:value-type="float" office:value="1.21339519381067" calcext:value-type="float">
            <text:p>1.2133951938</text:p>
          </table:table-cell>
          <table:table-cell office:value-type="float" office:value="39.9407679040194" calcext:value-type="float">
            <text:p>39.940767904</text:p>
          </table:table-cell>
          <table:table-cell office:value-type="float" office:value="57.3216248775662" calcext:value-type="float">
            <text:p>57.3216248776</text:p>
          </table:table-cell>
          <table:table-cell table:number-columns-repeated="101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3.1560514191724" calcext:value-type="float">
            <text:p>33.1560514192</text:p>
          </table:table-cell>
          <table:table-cell office:value-type="float" office:value="123.155266587107" calcext:value-type="float">
            <text:p>123.1552665871</text:p>
          </table:table-cell>
          <table:table-cell office:value-type="float" office:value="1.19760424749791" calcext:value-type="float">
            <text:p>1.1976042475</text:p>
          </table:table-cell>
          <table:table-cell office:value-type="float" office:value="39.7078280098602" calcext:value-type="float">
            <text:p>39.7078280099</text:p>
          </table:table-cell>
          <table:table-cell office:value-type="float" office:value="49.2875839103486" calcext:value-type="float">
            <text:p>49.2875839103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3.6329942468008" calcext:value-type="float">
            <text:p>33.6329942468</text:p>
          </table:table-cell>
          <table:table-cell office:value-type="float" office:value="125.371731114973" calcext:value-type="float">
            <text:p>125.371731115</text:p>
          </table:table-cell>
          <table:table-cell office:value-type="float" office:value="1.19190483061096" calcext:value-type="float">
            <text:p>1.1919048306</text:p>
          </table:table-cell>
          <table:table-cell office:value-type="float" office:value="40.0873283106724" calcext:value-type="float">
            <text:p>40.0873283107</text:p>
          </table:table-cell>
          <table:table-cell office:value-type="float" office:value="43.276611640864" calcext:value-type="float">
            <text:p>43.2766116409</text:p>
          </table:table-cell>
          <table:table-cell table:number-columns-repeated="101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4.0693738447309" calcext:value-type="float">
            <text:p>34.0693738447</text:p>
          </table:table-cell>
          <table:table-cell office:value-type="float" office:value="128.796272603584" calcext:value-type="float">
            <text:p>128.7962726036</text:p>
          </table:table-cell>
          <table:table-cell office:value-type="float" office:value="1.18309896462714" calcext:value-type="float">
            <text:p>1.1830989646</text:p>
          </table:table-cell>
          <table:table-cell office:value-type="float" office:value="40.3074409211962" calcext:value-type="float">
            <text:p>40.3074409212</text:p>
          </table:table-cell>
          <table:table-cell office:value-type="float" office:value="44.6344488035603" calcext:value-type="float">
            <text:p>44.6344488036</text:p>
          </table:table-cell>
          <table:table-cell table:number-columns-repeated="101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4.6726853546845" calcext:value-type="float">
            <text:p>34.6726853547</text:p>
          </table:table-cell>
          <table:table-cell office:value-type="float" office:value="125.959882610219" calcext:value-type="float">
            <text:p>125.9598826102</text:p>
          </table:table-cell>
          <table:table-cell office:value-type="float" office:value="1.19039245785608" calcext:value-type="float">
            <text:p>1.1903924579</text:p>
          </table:table-cell>
          <table:table-cell office:value-type="float" office:value="41.2741031398335" calcext:value-type="float">
            <text:p>41.2741031398</text:p>
          </table:table-cell>
          <table:table-cell office:value-type="float" office:value="41.7467881791941" calcext:value-type="float">
            <text:p>41.7467881792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28.5306580416262" calcext:value-type="float">
            <text:p>28.5306580416</text:p>
          </table:table-cell>
          <table:table-cell office:value-type="float" office:value="880.450103792692" calcext:value-type="float">
            <text:p>880.4501037927</text:p>
          </table:table-cell>
          <table:table-cell office:value-type="float" office:value="-0.749703696892529" calcext:value-type="float">
            <text:p>-0.7497036969</text:p>
          </table:table-cell>
          <table:table-cell office:value-type="float" office:value="-21.3895398085837" calcext:value-type="float">
            <text:p>-21.3895398086</text:p>
          </table:table-cell>
          <table:table-cell office:value-type="float" office:value="8.47038456435824" calcext:value-type="float">
            <text:p>8.4703845644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28.4956659861916" calcext:value-type="float">
            <text:p>28.4956659862</text:p>
          </table:table-cell>
          <table:table-cell office:value-type="float" office:value="881.676019786784" calcext:value-type="float">
            <text:p>881.6760197868</text:p>
          </table:table-cell>
          <table:table-cell office:value-type="float" office:value="-0.752856017279737" calcext:value-type="float">
            <text:p>-0.7528560173</text:p>
          </table:table-cell>
          <table:table-cell office:value-type="float" office:value="-21.4531336040979" calcext:value-type="float">
            <text:p>-21.4531336041</text:p>
          </table:table-cell>
          <table:table-cell office:value-type="float" office:value="10.9836355223477" calcext:value-type="float">
            <text:p>10.9836355223</text:p>
          </table:table-cell>
          <table:table-cell table:number-columns-repeated="101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28.6435349807682" calcext:value-type="float">
            <text:p>28.6435349808</text:p>
          </table:table-cell>
          <table:table-cell office:value-type="float" office:value="877.351920646663" calcext:value-type="float">
            <text:p>877.3519206467</text:p>
          </table:table-cell>
          <table:table-cell office:value-type="float" office:value="-0.74173702875083" calcext:value-type="float">
            <text:p>-0.7417370288</text:p>
          </table:table-cell>
          <table:table-cell office:value-type="float" office:value="-21.2459705295555" calcext:value-type="float">
            <text:p>-21.2459705296</text:p>
          </table:table-cell>
          <table:table-cell office:value-type="float" office:value="16.7710372141619" calcext:value-type="float">
            <text:p>16.7710372142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0.0195797557657" calcext:value-type="float">
            <text:p>30.0195797558</text:p>
          </table:table-cell>
          <table:table-cell office:value-type="float" office:value="889.115551083305" calcext:value-type="float">
            <text:p>889.1155510833</text:p>
          </table:table-cell>
          <table:table-cell office:value-type="float" office:value="-0.77198602805561" calcext:value-type="float">
            <text:p>-0.7719860281</text:p>
          </table:table-cell>
          <table:table-cell office:value-type="float" office:value="-23.1746961395522" calcext:value-type="float">
            <text:p>-23.1746961396</text:p>
          </table:table-cell>
          <table:table-cell office:value-type="float" office:value="55.4891335689259" calcext:value-type="float">
            <text:p>55.4891335689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1.0851291611247" calcext:value-type="float">
            <text:p>31.0851291611</text:p>
          </table:table-cell>
          <table:table-cell office:value-type="float" office:value="892.09911211925" calcext:value-type="float">
            <text:p>892.0991121193</text:p>
          </table:table-cell>
          <table:table-cell office:value-type="float" office:value="-0.77965795690344" calcext:value-type="float">
            <text:p>-0.7796579569</text:p>
          </table:table-cell>
          <table:table-cell office:value-type="float" office:value="-24.235768291842" calcext:value-type="float">
            <text:p>-24.2357682918</text:p>
          </table:table-cell>
          <table:table-cell office:value-type="float" office:value="48.9574052635298" calcext:value-type="float">
            <text:p>48.9574052635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29.7551297058904" calcext:value-type="float">
            <text:p>29.7551297059</text:p>
          </table:table-cell>
          <table:table-cell office:value-type="float" office:value="886.981878108511" calcext:value-type="float">
            <text:p>886.9818781085</text:p>
          </table:table-cell>
          <table:table-cell office:value-type="float" office:value="-0.766499501368224" calcext:value-type="float">
            <text:p>-0.7664995014</text:p>
          </table:table-cell>
          <table:table-cell office:value-type="float" office:value="-22.8072920827118" calcext:value-type="float">
            <text:p>-22.8072920827</text:p>
          </table:table-cell>
          <table:table-cell office:value-type="float" office:value="11.0037932168307" calcext:value-type="float">
            <text:p>11.0037932168</text:p>
          </table:table-cell>
          <table:table-cell table:number-columns-repeated="101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27.8381507337654" calcext:value-type="float">
            <text:p>27.8381507338</text:p>
          </table:table-cell>
          <table:table-cell office:value-type="float" office:value="851.83114882829" calcext:value-type="float">
            <text:p>851.8311488283</text:p>
          </table:table-cell>
          <table:table-cell office:value-type="float" office:value="-0.676112916097064" calcext:value-type="float">
            <text:p>-0.6761129161</text:p>
          </table:table-cell>
          <table:table-cell office:value-type="float" office:value="-18.8217332713557" calcext:value-type="float">
            <text:p>-18.8217332714</text:p>
          </table:table-cell>
          <table:table-cell office:value-type="float" office:value="7.00673006150196" calcext:value-type="float">
            <text:p>7.0067300615</text:p>
          </table:table-cell>
          <table:table-cell table:number-columns-repeated="101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27.1832467481032" calcext:value-type="float">
            <text:p>27.1832467481</text:p>
          </table:table-cell>
          <table:table-cell office:value-type="float" office:value="864.159050968423" calcext:value-type="float">
            <text:p>864.1590509684</text:p>
          </table:table-cell>
          <table:table-cell office:value-type="float" office:value="-0.707812883660202" calcext:value-type="float">
            <text:p>-0.7078128837</text:p>
          </table:table-cell>
          <table:table-cell office:value-type="float" office:value="-19.2406522680218" calcext:value-type="float">
            <text:p>-19.240652268</text:p>
          </table:table-cell>
          <table:table-cell office:value-type="float" office:value="7.91436772589262" calcext:value-type="float">
            <text:p>7.9143677259</text:p>
          </table:table-cell>
          <table:table-cell table:number-columns-repeated="101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26.9092396630117" calcext:value-type="float">
            <text:p>26.909239663</text:p>
          </table:table-cell>
          <table:table-cell office:value-type="float" office:value="872.385493811092" calcext:value-type="float">
            <text:p>872.3854938111</text:p>
          </table:table-cell>
          <table:table-cell office:value-type="float" office:value="-0.728966358785843" calcext:value-type="float">
            <text:p>-0.7289663588</text:p>
          </table:table-cell>
          <table:table-cell office:value-type="float" office:value="-19.6159304548412" calcext:value-type="float">
            <text:p>-19.6159304548</text:p>
          </table:table-cell>
          <table:table-cell office:value-type="float" office:value="8.11986627237864" calcext:value-type="float">
            <text:p>8.1198662724</text:p>
          </table:table-cell>
          <table:table-cell table:number-columns-repeated="101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26.8187011078728" calcext:value-type="float">
            <text:p>26.8187011079</text:p>
          </table:table-cell>
          <table:table-cell office:value-type="float" office:value="875.778780999598" calcext:value-type="float">
            <text:p>875.7787809996</text:p>
          </table:table-cell>
          <table:table-cell office:value-type="float" office:value="-0.737691857462367" calcext:value-type="float">
            <text:p>-0.7376918575</text:p>
          </table:table-cell>
          <table:table-cell office:value-type="float" office:value="-19.7839374349947" calcext:value-type="float">
            <text:p>-19.783937435</text:p>
          </table:table-cell>
          <table:table-cell office:value-type="float" office:value="7.26150203728212" calcext:value-type="float">
            <text:p>7.2615020373</text:p>
          </table:table-cell>
          <table:table-cell table:number-columns-repeated="101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26.7074675053332" calcext:value-type="float">
            <text:p>26.7074675053</text:p>
          </table:table-cell>
          <table:table-cell office:value-type="float" office:value="879.88414191535" calcext:value-type="float">
            <text:p>879.8841419154</text:p>
          </table:table-cell>
          <table:table-cell office:value-type="float" office:value="-0.748248382521131" calcext:value-type="float">
            <text:p>-0.7482483825</text:p>
          </table:table-cell>
          <table:table-cell office:value-type="float" office:value="-19.9838193621012" calcext:value-type="float">
            <text:p>-19.9838193621</text:p>
          </table:table-cell>
          <table:table-cell office:value-type="float" office:value="7.10624704708877" calcext:value-type="float">
            <text:p>7.1062470471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6.6524143621824" calcext:value-type="float">
            <text:p>26.6524143622</text:p>
          </table:table-cell>
          <table:table-cell office:value-type="float" office:value="881.941651151162" calcext:value-type="float">
            <text:p>881.9416511512</text:p>
          </table:table-cell>
          <table:table-cell office:value-type="float" office:value="-0.753539061770097" calcext:value-type="float">
            <text:p>-0.7535390618</text:p>
          </table:table-cell>
          <table:table-cell office:value-type="float" office:value="-20.0836353123868" calcext:value-type="float">
            <text:p>-20.0836353124</text:p>
          </table:table-cell>
          <table:table-cell office:value-type="float" office:value="7.69647235383207" calcext:value-type="float">
            <text:p>7.6964723538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26.5637567556193" calcext:value-type="float">
            <text:p>26.5637567556</text:p>
          </table:table-cell>
          <table:table-cell office:value-type="float" office:value="885.440094771854" calcext:value-type="float">
            <text:p>885.4400947719</text:p>
          </table:table-cell>
          <table:table-cell office:value-type="float" office:value="-0.762534959696344" calcext:value-type="float">
            <text:p>-0.7625349597</text:p>
          </table:table-cell>
          <table:table-cell office:value-type="float" office:value="-20.2557931870297" calcext:value-type="float">
            <text:p>-20.255793187</text:p>
          </table:table-cell>
          <table:table-cell office:value-type="float" office:value="6.07604732142405" calcext:value-type="float">
            <text:p>6.0760473214</text:p>
          </table:table-cell>
          <table:table-cell table:number-columns-repeated="101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26.470716138068" calcext:value-type="float">
            <text:p>26.4707161381</text:p>
          </table:table-cell>
          <table:table-cell office:value-type="float" office:value="888.670366745739" calcext:value-type="float">
            <text:p>888.6703667457</text:p>
          </table:table-cell>
          <table:table-cell office:value-type="float" office:value="-0.770841281049994" calcext:value-type="float">
            <text:p>-0.770841281</text:p>
          </table:table-cell>
          <table:table-cell office:value-type="float" office:value="-20.4047207381791" calcext:value-type="float">
            <text:p>-20.4047207382</text:p>
          </table:table-cell>
          <table:table-cell office:value-type="float" office:value="8.21159815247025" calcext:value-type="float">
            <text:p>8.2115981525</text:p>
          </table:table-cell>
          <table:table-cell table:number-columns-repeated="101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26.2658406915864" calcext:value-type="float">
            <text:p>26.2658406916</text:p>
          </table:table-cell>
          <table:table-cell office:value-type="float" office:value="894.984169460541" calcext:value-type="float">
            <text:p>894.9841694605</text:p>
          </table:table-cell>
          <table:table-cell office:value-type="float" office:value="-0.787076593350836" calcext:value-type="float">
            <text:p>-0.7870765934</text:p>
          </table:table-cell>
          <table:table-cell office:value-type="float" office:value="-20.6732284130296" calcext:value-type="float">
            <text:p>-20.673228413</text:p>
          </table:table-cell>
          <table:table-cell office:value-type="float" office:value="8.16291788396566" calcext:value-type="float">
            <text:p>8.162917884</text:p>
          </table:table-cell>
          <table:table-cell table:number-columns-repeated="101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24.9556504301104" calcext:value-type="float">
            <text:p>24.9556504301</text:p>
          </table:table-cell>
          <table:table-cell office:value-type="float" office:value="886.772918902443" calcext:value-type="float">
            <text:p>886.7729189024</text:p>
          </table:table-cell>
          <table:table-cell office:value-type="float" office:value="-0.765962183665743" calcext:value-type="float">
            <text:p>-0.7659621837</text:p>
          </table:table-cell>
          <table:table-cell office:value-type="float" office:value="-19.1150844982463" calcext:value-type="float">
            <text:p>-19.1150844982</text:p>
          </table:table-cell>
          <table:table-cell office:value-type="float" office:value="7.68338604535016" calcext:value-type="float">
            <text:p>7.6833860454</text:p>
          </table:table-cell>
          <table:table-cell table:number-columns-repeated="101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22.7618524996402" calcext:value-type="float">
            <text:p>22.7618524996</text:p>
          </table:table-cell>
          <table:table-cell office:value-type="float" office:value="801.501187051648" calcext:value-type="float">
            <text:p>801.5011870516</text:p>
          </table:table-cell>
          <table:table-cell office:value-type="float" office:value="-0.546694452384607" calcext:value-type="float">
            <text:p>-0.5466944524</text:p>
          </table:table-cell>
          <table:table-cell office:value-type="float" office:value="-12.44377848755" calcext:value-type="float">
            <text:p>-12.4437784876</text:p>
          </table:table-cell>
          <table:table-cell office:value-type="float" office:value="7.58537726541785" calcext:value-type="float">
            <text:p>7.5853772654</text:p>
          </table:table-cell>
          <table:table-cell table:number-columns-repeated="101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21.6208867317783" calcext:value-type="float">
            <text:p>21.6208867318</text:p>
          </table:table-cell>
          <table:table-cell office:value-type="float" office:value="795.356450009989" calcext:value-type="float">
            <text:p>795.35645001</text:p>
          </table:table-cell>
          <table:table-cell office:value-type="float" office:value="-0.530893875555685" calcext:value-type="float">
            <text:p>-0.5308938756</text:p>
          </table:table-cell>
          <table:table-cell office:value-type="float" office:value="-11.4783963499843" calcext:value-type="float">
            <text:p>-11.47839635</text:p>
          </table:table-cell>
          <table:table-cell office:value-type="float" office:value="6.54454686849991" calcext:value-type="float">
            <text:p>6.5445468685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21.3328864852072" calcext:value-type="float">
            <text:p>21.3328864852</text:p>
          </table:table-cell>
          <table:table-cell office:value-type="float" office:value="800.181423129601" calcext:value-type="float">
            <text:p>800.1814231296</text:p>
          </table:table-cell>
          <table:table-cell office:value-type="float" office:value="-0.543300811435457" calcext:value-type="float">
            <text:p>-0.5433008114</text:p>
          </table:table-cell>
          <table:table-cell office:value-type="float" office:value="-11.5901745376736" calcext:value-type="float">
            <text:p>-11.5901745377</text:p>
          </table:table-cell>
          <table:table-cell office:value-type="float" office:value="8.75397171227923" calcext:value-type="float">
            <text:p>8.7539717123</text:p>
          </table:table-cell>
          <table:table-cell table:number-columns-repeated="101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21.1531675439746" calcext:value-type="float">
            <text:p>21.153167544</text:p>
          </table:table-cell>
          <table:table-cell office:value-type="float" office:value="803.883671677993" calcext:value-type="float">
            <text:p>803.883671678</text:p>
          </table:table-cell>
          <table:table-cell office:value-type="float" office:value="-0.552820773352791" calcext:value-type="float">
            <text:p>-0.5528207734</text:p>
          </table:table-cell>
          <table:table-cell office:value-type="float" office:value="-11.6939104405212" calcext:value-type="float">
            <text:p>-11.6939104405</text:p>
          </table:table-cell>
          <table:table-cell office:value-type="float" office:value="8.38929557043807" calcext:value-type="float">
            <text:p>8.3892955704</text:p>
          </table:table-cell>
          <table:table-cell table:number-columns-repeated="101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1.0233974199989" calcext:value-type="float">
            <text:p>21.02339742</text:p>
          </table:table-cell>
          <table:table-cell office:value-type="float" office:value="806.753710032205" calcext:value-type="float">
            <text:p>806.7537100322</text:p>
          </table:table-cell>
          <table:table-cell office:value-type="float" office:value="-0.560200789976811" calcext:value-type="float">
            <text:p>-0.56020079</text:p>
          </table:table-cell>
          <table:table-cell office:value-type="float" office:value="-11.7773238426798" calcext:value-type="float">
            <text:p>-11.7773238427</text:p>
          </table:table-cell>
          <table:table-cell office:value-type="float" office:value="8.29936513951174" calcext:value-type="float">
            <text:p>8.2993651395</text:p>
          </table:table-cell>
          <table:table-cell table:number-columns-repeated="101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0.9636527605505" calcext:value-type="float">
            <text:p>20.9636527606</text:p>
          </table:table-cell>
          <table:table-cell office:value-type="float" office:value="808.01648243796" calcext:value-type="float">
            <text:p>808.016482438</text:p>
          </table:table-cell>
          <table:table-cell office:value-type="float" office:value="-0.563447882940969" calcext:value-type="float">
            <text:p>-0.5634478829</text:p>
          </table:table-cell>
          <table:table-cell office:value-type="float" office:value="-11.8119257666418" calcext:value-type="float">
            <text:p>-11.8119257666</text:p>
          </table:table-cell>
          <table:table-cell office:value-type="float" office:value="9.79978527263158" calcext:value-type="float">
            <text:p>9.7997852726</text:p>
          </table:table-cell>
          <table:table-cell table:number-columns-repeated="101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20.8464244236109" calcext:value-type="float">
            <text:p>20.8464244236</text:p>
          </table:table-cell>
          <table:table-cell office:value-type="float" office:value="810.605105001657" calcext:value-type="float">
            <text:p>810.6051050017</text:p>
          </table:table-cell>
          <table:table-cell office:value-type="float" office:value="-0.57010426700126" calcext:value-type="float">
            <text:p>-0.570104267</text:p>
          </table:table-cell>
          <table:table-cell office:value-type="float" office:value="-11.8846355156198" calcext:value-type="float">
            <text:p>-11.8846355156</text:p>
          </table:table-cell>
          <table:table-cell office:value-type="float" office:value="8.33347253160111" calcext:value-type="float">
            <text:p>8.3334725316</text:p>
          </table:table-cell>
          <table:table-cell table:number-columns-repeated="101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20.7387764497569" calcext:value-type="float">
            <text:p>20.7387764498</text:p>
          </table:table-cell>
          <table:table-cell office:value-type="float" office:value="813.016481047101" calcext:value-type="float">
            <text:p>813.0164810471</text:p>
          </table:table-cell>
          <table:table-cell office:value-type="float" office:value="-0.576304879364516" calcext:value-type="float">
            <text:p>-0.5763048794</text:p>
          </table:table-cell>
          <table:table-cell office:value-type="float" office:value="-11.9518580600448" calcext:value-type="float">
            <text:p>-11.95185806</text:p>
          </table:table-cell>
          <table:table-cell office:value-type="float" office:value="8.21995643833009" calcext:value-type="float">
            <text:p>8.2199564383</text:p>
          </table:table-cell>
          <table:table-cell table:number-columns-repeated="101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20.5914816322313" calcext:value-type="float">
            <text:p>20.5914816322</text:p>
          </table:table-cell>
          <table:table-cell office:value-type="float" office:value="816.278605221705" calcext:value-type="float">
            <text:p>816.2786052217</text:p>
          </table:table-cell>
          <table:table-cell office:value-type="float" office:value="-0.584693105467094" calcext:value-type="float">
            <text:p>-0.5846931055</text:p>
          </table:table-cell>
          <table:table-cell office:value-type="float" office:value="-12.0396973417179" calcext:value-type="float">
            <text:p>-12.0396973417</text:p>
          </table:table-cell>
          <table:table-cell office:value-type="float" office:value="7.58100536462969" calcext:value-type="float">
            <text:p>7.5810053646</text:p>
          </table:table-cell>
          <table:table-cell table:number-columns-repeated="101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18.0483807402546" calcext:value-type="float">
            <text:p>18.0483807403</text:p>
          </table:table-cell>
          <table:table-cell office:value-type="float" office:value="653.757561651957" calcext:value-type="float">
            <text:p>653.757561652</text:p>
          </table:table-cell>
          <table:table-cell office:value-type="float" office:value="-0.166786494031843" calcext:value-type="float">
            <text:p>-0.166786494</text:p>
          </table:table-cell>
          <table:table-cell office:value-type="float" office:value="-3.0102261466189" calcext:value-type="float">
            <text:p>-3.0102261466</text:p>
          </table:table-cell>
          <table:table-cell office:value-type="float" office:value="9.58509764213387" calcext:value-type="float">
            <text:p>9.5850976421</text:p>
          </table:table-cell>
          <table:table-cell table:number-columns-repeated="101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990.387420688966" calcext:value-type="float">
            <text:p>990.387420689</text:p>
          </table:table-cell>
          <table:table-cell office:value-type="float" office:value="371648.607848988" calcext:value-type="float">
            <text:p>371648.607848988</text:p>
          </table:table-cell>
          <table:table-cell office:value-type="float" office:value="-954.142944522888" calcext:value-type="float">
            <text:p>-954.1429445229</text:p>
          </table:table-cell>
          <table:table-cell office:value-type="float" office:value="-944971.169794599" calcext:value-type="float">
            <text:p>-944971.169794599</text:p>
          </table:table-cell>
          <table:table-cell office:value-type="float" office:value="247.04231118495" calcext:value-type="float">
            <text:p>247.042311185</text:p>
          </table:table-cell>
          <table:table-cell table:number-columns-repeated="101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914.319613211912" calcext:value-type="float">
            <text:p>914.3196132119</text:p>
          </table:table-cell>
          <table:table-cell office:value-type="float" office:value="296676.524732605" calcext:value-type="float">
            <text:p>296676.524732605</text:p>
          </table:table-cell>
          <table:table-cell office:value-type="float" office:value="-761.359729997419" calcext:value-type="float">
            <text:p>-761.3597299974</text:p>
          </table:table-cell>
          <table:table-cell office:value-type="float" office:value="-696126.133846367" calcext:value-type="float">
            <text:p>-696126.133846367</text:p>
          </table:table-cell>
          <table:table-cell office:value-type="float" office:value="212.666381793658" calcext:value-type="float">
            <text:p>212.6663817937</text:p>
          </table:table-cell>
          <table:table-cell table:number-columns-repeated="101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float" office:value="852.246925400434" calcext:value-type="float">
            <text:p>852.2469254004</text:p>
          </table:table-cell>
          <table:table-cell office:value-type="float" office:value="259318.058543476" calcext:value-type="float">
            <text:p>259318.058543476</text:p>
          </table:table-cell>
          <table:table-cell office:value-type="float" office:value="-665.296170038695" calcext:value-type="float">
            <text:p>-665.2961700387</text:p>
          </table:table-cell>
          <table:table-cell office:value-type="float" office:value="-566996.615396163" calcext:value-type="float">
            <text:p>-566996.615396163</text:p>
          </table:table-cell>
          <table:table-cell office:value-type="float" office:value="181.64150656866" calcext:value-type="float">
            <text:p>181.6415065687</text:p>
          </table:table-cell>
          <table:table-cell table:number-columns-repeated="101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office:value-type="float" office:value="793.099062188635" calcext:value-type="float">
            <text:p>793.0990621886</text:p>
          </table:table-cell>
          <table:table-cell office:value-type="float" office:value="226008.664664346" calcext:value-type="float">
            <text:p>226008.664664346</text:p>
          </table:table-cell>
          <table:table-cell office:value-type="float" office:value="-579.644394617899" calcext:value-type="float">
            <text:p>-579.6443946179</text:p>
          </table:table-cell>
          <table:table-cell office:value-type="float" office:value="-459715.425774355" calcext:value-type="float">
            <text:p>-459715.425774355</text:p>
          </table:table-cell>
          <table:table-cell office:value-type="float" office:value="149.085213328522" calcext:value-type="float">
            <text:p>149.0852133285</text:p>
          </table:table-cell>
          <table:table-cell table:number-columns-repeated="101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736.696191951694" calcext:value-type="float">
            <text:p>736.6961919517</text:p>
          </table:table-cell>
          <table:table-cell office:value-type="float" office:value="195817.68665337" calcext:value-type="float">
            <text:p>195817.68665337</text:p>
          </table:table-cell>
          <table:table-cell office:value-type="float" office:value="-502.011313760475" calcext:value-type="float">
            <text:p>-502.0113137605</text:p>
          </table:table-cell>
          <table:table-cell office:value-type="float" office:value="-369829.823164009" calcext:value-type="float">
            <text:p>-369829.823164009</text:p>
          </table:table-cell>
          <table:table-cell office:value-type="float" office:value="121.72494438605" calcext:value-type="float">
            <text:p>121.7249443861</text:p>
          </table:table-cell>
          <table:table-cell table:number-columns-repeated="101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684.078174767231" calcext:value-type="float">
            <text:p>684.0781747672</text:p>
          </table:table-cell>
          <table:table-cell office:value-type="float" office:value="170916.060978505" calcext:value-type="float">
            <text:p>170916.060978505</text:p>
          </table:table-cell>
          <table:table-cell office:value-type="float" office:value="-437.979273500127" calcext:value-type="float">
            <text:p>-437.9792735001</text:p>
          </table:table-cell>
          <table:table-cell office:value-type="float" office:value="-299612.062001845" calcext:value-type="float">
            <text:p>-299612.062001845</text:p>
          </table:table-cell>
          <table:table-cell office:value-type="float" office:value="97.7307491666706" calcext:value-type="float">
            <text:p>97.7307491667</text:p>
          </table:table-cell>
          <table:table-cell table:number-columns-repeated="101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634.42996991679" calcext:value-type="float">
            <text:p>634.4299699168</text:p>
          </table:table-cell>
          <table:table-cell office:value-type="float" office:value="149065.920382695" calcext:value-type="float">
            <text:p>149065.920382695</text:p>
          </table:table-cell>
          <table:table-cell office:value-type="float" office:value="-381.793821972061" calcext:value-type="float">
            <text:p>-381.7938219721</text:p>
          </table:table-cell>
          <table:table-cell office:value-type="float" office:value="-242221.442988151" calcext:value-type="float">
            <text:p>-242221.442988151</text:p>
          </table:table-cell>
          <table:table-cell office:value-type="float" office:value="78.055897024902" calcext:value-type="float">
            <text:p>78.0558970249</text:p>
          </table:table-cell>
          <table:table-cell table:number-columns-repeated="101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587.853704019205" calcext:value-type="float">
            <text:p>587.8537040192</text:p>
          </table:table-cell>
          <table:table-cell office:value-type="float" office:value="130701.699235287" calcext:value-type="float">
            <text:p>130701.699235287</text:p>
          </table:table-cell>
          <table:table-cell office:value-type="float" office:value="-334.572063713617" calcext:value-type="float">
            <text:p>-334.5720637136</text:p>
          </table:table-cell>
          <table:table-cell office:value-type="float" office:value="-196679.426915399" calcext:value-type="float">
            <text:p>-196679.426915399</text:p>
          </table:table-cell>
          <table:table-cell office:value-type="float" office:value="56.9023202603501" calcext:value-type="float">
            <text:p>56.9023202604</text:p>
          </table:table-cell>
          <table:table-cell table:number-columns-repeated="101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float" office:value="544.744499866518" calcext:value-type="float">
            <text:p>544.7444998665</text:p>
          </table:table-cell>
          <table:table-cell office:value-type="float" office:value="115565.826397182" calcext:value-type="float">
            <text:p>115565.826397182</text:p>
          </table:table-cell>
          <table:table-cell office:value-type="float" office:value="-295.651680297713" calcext:value-type="float">
            <text:p>-295.6516802977</text:p>
          </table:table-cell>
          <table:table-cell office:value-type="float" office:value="-161054.626718473" calcext:value-type="float">
            <text:p>-161054.626718473</text:p>
          </table:table-cell>
          <table:table-cell office:value-type="float" office:value="46.6184964382183" calcext:value-type="float">
            <text:p>46.6184964382</text:p>
          </table:table-cell>
          <table:table-cell table:number-columns-repeated="101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504.2559341292" calcext:value-type="float">
            <text:p>504.2559341292</text:p>
          </table:table-cell>
          <table:table-cell office:value-type="float" office:value="101867.785074276" calcext:value-type="float">
            <text:p>101867.785074276</text:p>
          </table:table-cell>
          <table:table-cell office:value-type="float" office:value="-260.428536839994" calcext:value-type="float">
            <text:p>-260.42853684</text:p>
          </table:table-cell>
          <table:table-cell office:value-type="float" office:value="-131322.635118152" calcext:value-type="float">
            <text:p>-131322.635118152</text:p>
          </table:table-cell>
          <table:table-cell office:value-type="float" office:value="40.5563141986625" calcext:value-type="float">
            <text:p>40.5563141987</text:p>
          </table:table-cell>
          <table:table-cell table:number-columns-repeated="101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472.535700762701" calcext:value-type="float">
            <text:p>472.5357007627</text:p>
          </table:table-cell>
          <table:table-cell office:value-type="float" office:value="98132.2038795931" calcext:value-type="float">
            <text:p>98132.2038795931</text:p>
          </table:table-cell>
          <table:table-cell office:value-type="float" office:value="-250.822863355986" calcext:value-type="float">
            <text:p>-250.822863356</text:p>
          </table:table-cell>
          <table:table-cell office:value-type="float" office:value="-118522.757503228" calcext:value-type="float">
            <text:p>-118522.757503228</text:p>
          </table:table-cell>
          <table:table-cell office:value-type="float" office:value="37.9152370880667" calcext:value-type="float">
            <text:p>37.9152370881</text:p>
          </table:table-cell>
          <table:table-cell table:number-columns-repeated="101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445.824759585848" calcext:value-type="float">
            <text:p>445.8247595858</text:p>
          </table:table-cell>
          <table:table-cell office:value-type="float" office:value="97455.3583628559" calcext:value-type="float">
            <text:p>97455.3583628559</text:p>
          </table:table-cell>
          <table:table-cell office:value-type="float" office:value="-249.082422794248" calcext:value-type="float">
            <text:p>-249.0824227942</text:p>
          </table:table-cell>
          <table:table-cell office:value-type="float" office:value="-111047.111259306" calcext:value-type="float">
            <text:p>-111047.111259306</text:p>
          </table:table-cell>
          <table:table-cell office:value-type="float" office:value="44.0790573525746" calcext:value-type="float">
            <text:p>44.0790573526</text:p>
          </table:table-cell>
          <table:table-cell table:number-columns-repeated="101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420.004704217442" calcext:value-type="float">
            <text:p>420.0047042174</text:p>
          </table:table-cell>
          <table:table-cell office:value-type="float" office:value="95700.4602595465" calcext:value-type="float">
            <text:p>95700.4602595465</text:p>
          </table:table-cell>
          <table:table-cell office:value-type="float" office:value="-244.569877811398" calcext:value-type="float">
            <text:p>-244.5698778114</text:p>
          </table:table-cell>
          <table:table-cell office:value-type="float" office:value="-102720.499190672" calcext:value-type="float">
            <text:p>-102720.499190672</text:p>
          </table:table-cell>
          <table:table-cell office:value-type="float" office:value="52.7151065026086" calcext:value-type="float">
            <text:p>52.7151065026</text:p>
          </table:table-cell>
          <table:table-cell table:number-columns-repeated="101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float" office:value="394.727355439877" calcext:value-type="float">
            <text:p>394.7273554399</text:p>
          </table:table-cell>
          <table:table-cell office:value-type="float" office:value="92694.0175567201" calcext:value-type="float">
            <text:p>92694.0175567201</text:p>
          </table:table-cell>
          <table:table-cell office:value-type="float" office:value="-236.83911104535" calcext:value-type="float">
            <text:p>-236.8391110454</text:p>
          </table:table-cell>
          <table:table-cell office:value-type="float" office:value="-93486.8759676624" calcext:value-type="float">
            <text:p>-93486.8759676624</text:p>
          </table:table-cell>
          <table:table-cell office:value-type="float" office:value="60.5391464981494" calcext:value-type="float">
            <text:p>60.5391464981</text:p>
          </table:table-cell>
          <table:table-cell table:number-columns-repeated="101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369.787315458966" calcext:value-type="float">
            <text:p>369.787315459</text:p>
          </table:table-cell>
          <table:table-cell office:value-type="float" office:value="88315.2067434049" calcext:value-type="float">
            <text:p>88315.2067434049</text:p>
          </table:table-cell>
          <table:table-cell office:value-type="float" office:value="-225.579436919991" calcext:value-type="float">
            <text:p>-225.57943692</text:p>
          </table:table-cell>
          <table:table-cell office:value-type="float" office:value="-83416.4144013887" calcext:value-type="float">
            <text:p>-83416.4144013887</text:p>
          </table:table-cell>
          <table:table-cell office:value-type="float" office:value="68.2601234848271" calcext:value-type="float">
            <text:p>68.2601234848</text:p>
          </table:table-cell>
          <table:table-cell table:number-columns-repeated="101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345.176274078697" calcext:value-type="float">
            <text:p>345.1762740787</text:p>
          </table:table-cell>
          <table:table-cell office:value-type="float" office:value="82732.2102520515" calcext:value-type="float">
            <text:p>82732.2102520515</text:p>
          </table:table-cell>
          <table:table-cell office:value-type="float" office:value="-211.223319742125" calcext:value-type="float">
            <text:p>-211.2233197421</text:p>
          </table:table-cell>
          <table:table-cell office:value-type="float" office:value="-72909.2785071201" calcext:value-type="float">
            <text:p>-72909.2785071201</text:p>
          </table:table-cell>
          <table:table-cell office:value-type="float" office:value="73.5852423359436" calcext:value-type="float">
            <text:p>73.5852423359</text:p>
          </table:table-cell>
          <table:table-cell table:number-columns-repeated="101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321.077172471029" calcext:value-type="float">
            <text:p>321.077172471</text:p>
          </table:table-cell>
          <table:table-cell office:value-type="float" office:value="76086.3170169345" calcext:value-type="float">
            <text:p>76086.3170169345</text:p>
          </table:table-cell>
          <table:table-cell office:value-type="float" office:value="-194.134069877345" calcext:value-type="float">
            <text:p>-194.1340698773</text:p>
          </table:table-cell>
          <table:table-cell office:value-type="float" office:value="-62332.0182365112" calcext:value-type="float">
            <text:p>-62332.0182365112</text:p>
          </table:table-cell>
          <table:table-cell office:value-type="float" office:value="81.1188793370051" calcext:value-type="float">
            <text:p>81.118879337</text:p>
          </table:table-cell>
          <table:table-cell table:number-columns-repeated="101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297.683935154309" calcext:value-type="float">
            <text:p>297.6839351543</text:p>
          </table:table-cell>
          <table:table-cell office:value-type="float" office:value="68792.4599989133" calcext:value-type="float">
            <text:p>68792.4599989133</text:p>
          </table:table-cell>
          <table:table-cell office:value-type="float" office:value="-175.378645941206" calcext:value-type="float">
            <text:p>-175.3786459412</text:p>
          </table:table-cell>
          <table:table-cell office:value-type="float" office:value="-52207.4054658123" calcext:value-type="float">
            <text:p>-52207.4054658123</text:p>
          </table:table-cell>
          <table:table-cell office:value-type="float" office:value="86.1136852435567" calcext:value-type="float">
            <text:p>86.1136852436</text:p>
          </table:table-cell>
          <table:table-cell table:number-columns-repeated="101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275.10330791061" calcext:value-type="float">
            <text:p>275.1033079106</text:p>
          </table:table-cell>
          <table:table-cell office:value-type="float" office:value="61184.4408271724" calcext:value-type="float">
            <text:p>61184.4408271724</text:p>
          </table:table-cell>
          <table:table-cell office:value-type="float" office:value="-155.815385442991" calcext:value-type="float">
            <text:p>-155.815385443</text:p>
          </table:table-cell>
          <table:table-cell office:value-type="float" office:value="-42865.3279587336" calcext:value-type="float">
            <text:p>-42865.3279587336</text:p>
          </table:table-cell>
          <table:table-cell office:value-type="float" office:value="88.3025192386561" calcext:value-type="float">
            <text:p>88.3025192387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float" office:value="253.510517191049" calcext:value-type="float">
            <text:p>253.510517191</text:p>
          </table:table-cell>
          <table:table-cell office:value-type="float" office:value="53461.948755068" calcext:value-type="float">
            <text:p>53461.948755068</text:p>
          </table:table-cell>
          <table:table-cell office:value-type="float" office:value="-135.957769328782" calcext:value-type="float">
            <text:p>-135.9577693288</text:p>
          </table:table-cell>
          <table:table-cell office:value-type="float" office:value="-34466.7244186808" calcext:value-type="float">
            <text:p>-34466.7244186808</text:p>
          </table:table-cell>
          <table:table-cell office:value-type="float" office:value="92.0551768756702" calcext:value-type="float">
            <text:p>92.0551768757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float" office:value="233.117509308039" calcext:value-type="float">
            <text:p>233.117509308</text:p>
          </table:table-cell>
          <table:table-cell office:value-type="float" office:value="45936.3988737782" calcext:value-type="float">
            <text:p>45936.3988737782</text:p>
          </table:table-cell>
          <table:table-cell office:value-type="float" office:value="-116.606570364033" calcext:value-type="float">
            <text:p>-116.606570364</text:p>
          </table:table-cell>
          <table:table-cell office:value-type="float" office:value="-27183.033252216" calcext:value-type="float">
            <text:p>-27183.033252216</text:p>
          </table:table-cell>
          <table:table-cell office:value-type="float" office:value="95.7728500344344" calcext:value-type="float">
            <text:p>95.7728500344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office:value-type="float" office:value="213.988614653345" calcext:value-type="float">
            <text:p>213.9886146533</text:p>
          </table:table-cell>
          <table:table-cell office:value-type="float" office:value="38838.7109761014" calcext:value-type="float">
            <text:p>38838.7109761014</text:p>
          </table:table-cell>
          <table:table-cell office:value-type="float" office:value="-98.3555757039471" calcext:value-type="float">
            <text:p>-98.3555757039</text:p>
          </table:table-cell>
          <table:table-cell office:value-type="float" office:value="-21046.9733883199" calcext:value-type="float">
            <text:p>-21046.9733883199</text:p>
          </table:table-cell>
          <table:table-cell office:value-type="float" office:value="97.2158512032935" calcext:value-type="float">
            <text:p>97.2158512033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196.186605228471" calcext:value-type="float">
            <text:p>196.1866052285</text:p>
          </table:table-cell>
          <table:table-cell office:value-type="float" office:value="32318.6224676096" calcext:value-type="float">
            <text:p>32318.6224676096</text:p>
          </table:table-cell>
          <table:table-cell office:value-type="float" office:value="-81.5898201132115" calcext:value-type="float">
            <text:p>-81.5898201132</text:p>
          </table:table-cell>
          <table:table-cell office:value-type="float" office:value="-16006.8298292126" calcext:value-type="float">
            <text:p>-16006.8298292126</text:p>
          </table:table-cell>
          <table:table-cell office:value-type="float" office:value="97.6605933570397" calcext:value-type="float">
            <text:p>97.660593357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179.629993339132" calcext:value-type="float">
            <text:p>179.6299933391</text:p>
          </table:table-cell>
          <table:table-cell office:value-type="float" office:value="26363.9204830643" calcext:value-type="float">
            <text:p>26363.9204830643</text:p>
          </table:table-cell>
          <table:table-cell office:value-type="float" office:value="-66.2778994301516" calcext:value-type="float">
            <text:p>-66.2778994302</text:p>
          </table:table-cell>
          <table:table-cell office:value-type="float" office:value="-11905.4986331698" calcext:value-type="float">
            <text:p>-11905.4986331698</text:p>
          </table:table-cell>
          <table:table-cell office:value-type="float" office:value="97.2113866340552" calcext:value-type="float">
            <text:p>97.2113866341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164.290346758716" calcext:value-type="float">
            <text:p>164.2903467587</text:p>
          </table:table-cell>
          <table:table-cell office:value-type="float" office:value="20993.2001110239" calcext:value-type="float">
            <text:p>20993.2001110239</text:p>
          </table:table-cell>
          <table:table-cell office:value-type="float" office:value="-52.4676290654868" calcext:value-type="float">
            <text:p>-52.4676290655</text:p>
          </table:table-cell>
          <table:table-cell office:value-type="float" office:value="-8619.92497277652" calcext:value-type="float">
            <text:p>-8619.9249727765</text:p>
          </table:table-cell>
          <table:table-cell office:value-type="float" office:value="96.1153043222708" calcext:value-type="float">
            <text:p>96.1153043223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150.270148800025" calcext:value-type="float">
            <text:p>150.2701488</text:p>
          </table:table-cell>
          <table:table-cell office:value-type="float" office:value="16348.2713757216" calcext:value-type="float">
            <text:p>16348.2713757216</text:p>
          </table:table-cell>
          <table:table-cell office:value-type="float" office:value="-40.5236593155304" calcext:value-type="float">
            <text:p>-40.5236593155</text:p>
          </table:table-cell>
          <table:table-cell office:value-type="float" office:value="-6089.49631526628" calcext:value-type="float">
            <text:p>-6089.4963152663</text:p>
          </table:table-cell>
          <table:table-cell office:value-type="float" office:value="93.4318014671559" calcext:value-type="float">
            <text:p>93.4318014672</text:p>
          </table:table-cell>
          <table:table-cell table:number-columns-repeated="101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float" office:value="137.595378917207" calcext:value-type="float">
            <text:p>137.5953789172</text:p>
          </table:table-cell>
          <table:table-cell office:value-type="float" office:value="12378.1737319626" calcext:value-type="float">
            <text:p>12378.1737319626</text:p>
          </table:table-cell>
          <table:table-cell office:value-type="float" office:value="-30.3149502343688" calcext:value-type="float">
            <text:p>-30.3149502344</text:p>
          </table:table-cell>
          <table:table-cell office:value-type="float" office:value="-4171.19706435425" calcext:value-type="float">
            <text:p>-4171.1970643543</text:p>
          </table:table-cell>
          <table:table-cell office:value-type="float" office:value="92.8564425440927" calcext:value-type="float">
            <text:p>92.8564425441</text:p>
          </table:table-cell>
          <table:table-cell table:number-columns-repeated="101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7.4324653850857" calcext:value-type="float">
            <text:p>17.4324653851</text:p>
          </table:table-cell>
          <table:table-cell office:value-type="float" office:value="19.2292156604481" calcext:value-type="float">
            <text:p>19.2292156604</text:p>
          </table:table-cell>
          <table:table-cell office:value-type="float" office:value="1.46483969485072" calcext:value-type="float">
            <text:p>1.4648396949</text:p>
          </table:table-cell>
          <table:table-cell office:value-type="float" office:value="25.5357672751848" calcext:value-type="float">
            <text:p>25.5357672752</text:p>
          </table:table-cell>
          <table:table-cell office:value-type="float" office:value="29.3086778968008" calcext:value-type="float">
            <text:p>29.3086778968</text:p>
          </table:table-cell>
          <table:table-cell table:number-columns-repeated="101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float" office:value="116.641326268462" calcext:value-type="float">
            <text:p>116.6413262685</text:p>
          </table:table-cell>
          <table:table-cell office:value-type="float" office:value="6733.83215304856" calcext:value-type="float">
            <text:p>6733.8321530486</text:p>
          </table:table-cell>
          <table:table-cell office:value-type="float" office:value="-15.8010902983491" calcext:value-type="float">
            <text:p>-15.8010902983</text:p>
          </table:table-cell>
          <table:table-cell office:value-type="float" office:value="-1843.06012888716" calcext:value-type="float">
            <text:p>-1843.0601288872</text:p>
          </table:table-cell>
          <table:table-cell office:value-type="float" office:value="87.5162567357632" calcext:value-type="float">
            <text:p>87.5162567358</text:p>
          </table:table-cell>
          <table:table-cell table:number-columns-repeated="101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107.966704941922" calcext:value-type="float">
            <text:p>107.9667049419</text:p>
          </table:table-cell>
          <table:table-cell office:value-type="float" office:value="4754.04963050099" calcext:value-type="float">
            <text:p>4754.049630501</text:p>
          </table:table-cell>
          <table:table-cell office:value-type="float" office:value="-10.7102775198703" calcext:value-type="float">
            <text:p>-10.7102775199</text:p>
          </table:table-cell>
          <table:table-cell office:value-type="float" office:value="-1156.35337283393" calcext:value-type="float">
            <text:p>-1156.3533728339</text:p>
          </table:table-cell>
          <table:table-cell office:value-type="float" office:value="84.0575119297887" calcext:value-type="float">
            <text:p>84.0575119298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float" office:value="100.503483908235" calcext:value-type="float">
            <text:p>100.5034839082</text:p>
          </table:table-cell>
          <table:table-cell office:value-type="float" office:value="3243.78892447013" calcext:value-type="float">
            <text:p>3243.7889244701</text:p>
          </table:table-cell>
          <table:table-cell office:value-type="float" office:value="-6.82679314038249" calcext:value-type="float">
            <text:p>-6.8267931404</text:p>
          </table:table-cell>
          <table:table-cell office:value-type="float" office:value="-686.116494529279" calcext:value-type="float">
            <text:p>-686.1164945293</text:p>
          </table:table-cell>
          <table:table-cell office:value-type="float" office:value="82.8418969091068" calcext:value-type="float">
            <text:p>82.8418969091</text:p>
          </table:table-cell>
          <table:table-cell table:number-columns-repeated="101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94.1178791404963" calcext:value-type="float">
            <text:p>94.1178791405</text:p>
          </table:table-cell>
          <table:table-cell office:value-type="float" office:value="2131.16223909174" calcext:value-type="float">
            <text:p>2131.1622390918</text:p>
          </table:table-cell>
          <table:table-cell office:value-type="float" office:value="-3.96578488160051" calcext:value-type="float">
            <text:p>-3.9657848816</text:p>
          </table:table-cell>
          <table:table-cell office:value-type="float" office:value="-373.251262183684" calcext:value-type="float">
            <text:p>-373.2512621837</text:p>
          </table:table-cell>
          <table:table-cell office:value-type="float" office:value="79.5384226085867" calcext:value-type="float">
            <text:p>79.5384226086</text:p>
          </table:table-cell>
          <table:table-cell table:number-columns-repeated="101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88.7717277081696" calcext:value-type="float">
            <text:p>88.7717277082</text:p>
          </table:table-cell>
          <table:table-cell office:value-type="float" office:value="1357.90499670106" calcext:value-type="float">
            <text:p>1357.9049967011</text:p>
          </table:table-cell>
          <table:table-cell office:value-type="float" office:value="-1.97743120851711" calcext:value-type="float">
            <text:p>-1.9774312085</text:p>
          </table:table-cell>
          <table:table-cell office:value-type="float" office:value="-175.539984804118" calcext:value-type="float">
            <text:p>-175.5399848041</text:p>
          </table:table-cell>
          <table:table-cell office:value-type="float" office:value="75.9654653504949" calcext:value-type="float">
            <text:p>75.9654653505</text:p>
          </table:table-cell>
          <table:table-cell table:number-columns-repeated="101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84.4305839660411" calcext:value-type="float">
            <text:p>84.430583966</text:p>
          </table:table-cell>
          <table:table-cell office:value-type="float" office:value="850.573274535056" calcext:value-type="float">
            <text:p>850.5732745351</text:p>
          </table:table-cell>
          <table:table-cell office:value-type="float" office:value="-0.672878418139444" calcext:value-type="float">
            <text:p>-0.6728784181</text:p>
          </table:table-cell>
          <table:table-cell office:value-type="float" office:value="-56.8115177816592" calcext:value-type="float">
            <text:p>-56.8115177817</text:p>
          </table:table-cell>
          <table:table-cell office:value-type="float" office:value="73.749782045544" calcext:value-type="float">
            <text:p>73.7497820455</text:p>
          </table:table-cell>
          <table:table-cell table:number-columns-repeated="101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80.9859362668279" calcext:value-type="float">
            <text:p>80.9859362668</text:p>
          </table:table-cell>
          <table:table-cell office:value-type="float" office:value="538.953939473922" calcext:value-type="float">
            <text:p>538.9539394739</text:p>
          </table:table-cell>
          <table:table-cell office:value-type="float" office:value="0.128419540036756" calcext:value-type="float">
            <text:p>0.12841954</text:p>
          </table:table-cell>
          <table:table-cell office:value-type="float" office:value="10.4001766848321" calcext:value-type="float">
            <text:p>10.4001766848</text:p>
          </table:table-cell>
          <table:table-cell office:value-type="float" office:value="71.4127801938408" calcext:value-type="float">
            <text:p>71.4127801938</text:p>
          </table:table-cell>
          <table:table-cell table:number-columns-repeated="101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78.5772510669578" calcext:value-type="float">
            <text:p>78.577251067</text:p>
          </table:table-cell>
          <table:table-cell office:value-type="float" office:value="385.968395828566" calcext:value-type="float">
            <text:p>385.9683958286</text:p>
          </table:table-cell>
          <table:table-cell office:value-type="float" office:value="0.521806566966426" calcext:value-type="float">
            <text:p>0.521806567</text:p>
          </table:table-cell>
          <table:table-cell office:value-type="float" office:value="41.0021256209082" calcext:value-type="float">
            <text:p>41.0021256209</text:p>
          </table:table-cell>
          <table:table-cell office:value-type="float" office:value="72.0072869326787" calcext:value-type="float">
            <text:p>72.0072869327</text:p>
          </table:table-cell>
          <table:table-cell table:number-columns-repeated="101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76.7762469820386" calcext:value-type="float">
            <text:p>76.776246982</text:p>
          </table:table-cell>
          <table:table-cell office:value-type="float" office:value="329.332259865432" calcext:value-type="float">
            <text:p>329.3322598654</text:p>
          </table:table-cell>
          <table:table-cell office:value-type="float" office:value="0.667440726982028" calcext:value-type="float">
            <text:p>0.667440727</text:p>
          </table:table-cell>
          <table:table-cell office:value-type="float" office:value="51.2435941006436" calcext:value-type="float">
            <text:p>51.2435941006</text:p>
          </table:table-cell>
          <table:table-cell office:value-type="float" office:value="64.0928136686359" calcext:value-type="float">
            <text:p>64.0928136686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office:value-type="float" office:value="5.17294396715451" calcext:value-type="float">
            <text:p>5.1729439672</text:p>
          </table:table-cell>
          <table:table-cell office:value-type="float" office:value="1.08145603124715" calcext:value-type="float">
            <text:p>1.0814560312</text:p>
          </table:table-cell>
          <table:table-cell office:value-type="float" office:value="1.51150484396125" calcext:value-type="float">
            <text:p>1.511504844</text:p>
          </table:table-cell>
          <table:table-cell office:value-type="float" office:value="7.81892986389417" calcext:value-type="float">
            <text:p>7.8189298639</text:p>
          </table:table-cell>
          <table:table-cell office:value-type="float" office:value="8.40172521725684" calcext:value-type="float">
            <text:p>8.4017252173</text:p>
          </table:table-cell>
          <table:table-cell table:number-columns-repeated="101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float" office:value="70.9587719738719" calcext:value-type="float">
            <text:p>70.9587719739</text:p>
          </table:table-cell>
          <table:table-cell office:value-type="float" office:value="643.741631806329" calcext:value-type="float">
            <text:p>643.7416318063</text:p>
          </table:table-cell>
          <table:table-cell office:value-type="float" office:value="-0.141031532026794" calcext:value-type="float">
            <text:p>-0.141031532</text:p>
          </table:table-cell>
          <table:table-cell office:value-type="float" office:value="-10.0074243222151" calcext:value-type="float">
            <text:p>-10.0074243222</text:p>
          </table:table-cell>
          <table:table-cell office:value-type="float" office:value="3.68948803235261" calcext:value-type="float">
            <text:p>3.6894880324</text:p>
          </table:table-cell>
          <table:table-cell table:number-columns-repeated="101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69.5947214825588" calcext:value-type="float">
            <text:p>69.5947214826</text:p>
          </table:table-cell>
          <table:table-cell office:value-type="float" office:value="771.826664719479" calcext:value-type="float">
            <text:p>771.8266647195</text:p>
          </table:table-cell>
          <table:table-cell office:value-type="float" office:value="-0.470389385659669" calcext:value-type="float">
            <text:p>-0.4703893857</text:p>
          </table:table-cell>
          <table:table-cell office:value-type="float" office:value="-32.7366182833366" calcext:value-type="float">
            <text:p>-32.7366182833</text:p>
          </table:table-cell>
          <table:table-cell office:value-type="float" office:value="2.96888071619716" calcext:value-type="float">
            <text:p>2.9688807162</text:p>
          </table:table-cell>
          <table:table-cell table:number-columns-repeated="101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68.440203638891" calcext:value-type="float">
            <text:p>68.4402036389</text:p>
          </table:table-cell>
          <table:table-cell office:value-type="float" office:value="883.693476294876" calcext:value-type="float">
            <text:p>883.6934762949</text:p>
          </table:table-cell>
          <table:table-cell office:value-type="float" office:value="-0.758043704944643" calcext:value-type="float">
            <text:p>-0.7580437049</text:p>
          </table:table-cell>
          <table:table-cell office:value-type="float" office:value="-51.8806655335908" calcext:value-type="float">
            <text:p>-51.8806655336</text:p>
          </table:table-cell>
          <table:table-cell office:value-type="float" office:value="3.61174320129422" calcext:value-type="float">
            <text:p>3.6117432013</text:p>
          </table:table-cell>
          <table:table-cell table:number-columns-repeated="1017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7.3721853219439" calcext:value-type="float">
            <text:p>67.3721853219</text:p>
          </table:table-cell>
          <table:table-cell table:style-name="ce2" office:value-type="float" office:value="987.50044784206" calcext:value-type="float">
            <text:p>987.5004478421</text:p>
          </table:table-cell>
          <table:table-cell table:style-name="ce2" office:value-type="float" office:value="-1.02497295158107" calcext:value-type="float">
            <text:p>-1.0249729516</text:p>
          </table:table-cell>
          <table:table-cell table:style-name="ce2" office:value-type="float" office:value="-69.0546676438999" calcext:value-type="float">
            <text:p>-69.0546676439</text:p>
          </table:table-cell>
          <table:table-cell table:style-name="ce2" office:value-type="float" office:value="3.73865094575729" calcext:value-type="float">
            <text:p>3.7386509458</text:p>
          </table:table-cell>
          <table:table-cell table:style-name="ce2" table:number-columns-repeated="101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16.2559077543483" calcext:value-type="float">
            <text:p>16.2559077543</text:p>
          </table:table-cell>
          <table:table-cell office:value-type="float" office:value="57.5822732057496" calcext:value-type="float">
            <text:p>57.5822732057</text:p>
          </table:table-cell>
          <table:table-cell office:value-type="float" office:value="1.36621864267874" calcext:value-type="float">
            <text:p>1.3662186427</text:p>
          </table:table-cell>
          <table:table-cell office:value-type="float" office:value="22.2091242276565" calcext:value-type="float">
            <text:p>22.2091242277</text:p>
          </table:table-cell>
          <table:table-cell office:value-type="float" office:value="42.6374471606188" calcext:value-type="float">
            <text:p>42.6374471606</text:p>
          </table:table-cell>
          <table:table-cell table:number-columns-repeated="101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17.283820417229" calcext:value-type="float">
            <text:p>17.2838204172</text:p>
          </table:table-cell>
          <table:table-cell office:value-type="float" office:value="94.2122334788572" calcext:value-type="float">
            <text:p>94.2122334789</text:p>
          </table:table-cell>
          <table:table-cell office:value-type="float" office:value="1.27202836283247" calcext:value-type="float">
            <text:p>1.2720283628</text:p>
          </table:table-cell>
          <table:table-cell office:value-type="float" office:value="21.9855097888182" calcext:value-type="float">
            <text:p>21.9855097888</text:p>
          </table:table-cell>
          <table:table-cell office:value-type="float" office:value="50.4773076640722" calcext:value-type="float">
            <text:p>50.4773076641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7.8915346642051" calcext:value-type="float">
            <text:p>17.8915346642</text:p>
          </table:table-cell>
          <table:table-cell office:value-type="float" office:value="113.684416190534" calcext:value-type="float">
            <text:p>113.6844161905</text:p>
          </table:table-cell>
          <table:table-cell office:value-type="float" office:value="1.22195759220766" calcext:value-type="float">
            <text:p>1.2219575922</text:p>
          </table:table-cell>
          <table:table-cell office:value-type="float" office:value="21.862696619172" calcext:value-type="float">
            <text:p>21.8626966192</text:p>
          </table:table-cell>
          <table:table-cell office:value-type="float" office:value="42.8312920732809" calcext:value-type="float">
            <text:p>42.8312920733</text:p>
          </table:table-cell>
          <table:table-cell table:number-columns-repeated="101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8.4194893749918" calcext:value-type="float">
            <text:p>18.419489375</text:p>
          </table:table-cell>
          <table:table-cell office:value-type="float" office:value="124.119925903736" calcext:value-type="float">
            <text:p>124.1199259037</text:p>
          </table:table-cell>
          <table:table-cell office:value-type="float" office:value="1.19512372253113" calcext:value-type="float">
            <text:p>1.1951237225</text:p>
          </table:table-cell>
          <table:table-cell office:value-type="float" office:value="22.0135687089629" calcext:value-type="float">
            <text:p>22.013568709</text:p>
          </table:table-cell>
          <table:table-cell office:value-type="float" office:value="36.1769040996591" calcext:value-type="float">
            <text:p>36.1769040997</text:p>
          </table:table-cell>
          <table:table-cell table:number-columns-repeated="101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9.4090519005187" calcext:value-type="float">
            <text:p>19.4090519005</text:p>
          </table:table-cell>
          <table:table-cell office:value-type="float" office:value="152.509025654611" calcext:value-type="float">
            <text:p>152.5090256546</text:p>
          </table:table-cell>
          <table:table-cell office:value-type="float" office:value="1.12212399143173" calcext:value-type="float">
            <text:p>1.1221239914</text:p>
          </table:table-cell>
          <table:table-cell office:value-type="float" office:value="21.7793627885157" calcext:value-type="float">
            <text:p>21.7793627885</text:p>
          </table:table-cell>
          <table:table-cell office:value-type="float" office:value="48.6432804817776" calcext:value-type="float">
            <text:p>48.6432804818</text:p>
          </table:table-cell>
          <table:table-cell table:number-columns-repeated="101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0.0719869510223" calcext:value-type="float">
            <text:p>20.071986951</text:p>
          </table:table-cell>
          <table:table-cell office:value-type="float" office:value="174.405962736728" calcext:value-type="float">
            <text:p>174.4059627367</text:p>
          </table:table-cell>
          <table:table-cell office:value-type="float" office:value="1.06581820741878" calcext:value-type="float">
            <text:p>1.0658182074</text:p>
          </table:table-cell>
          <table:table-cell office:value-type="float" office:value="21.3930891514717" calcext:value-type="float">
            <text:p>21.3930891515</text:p>
          </table:table-cell>
          <table:table-cell office:value-type="float" office:value="46.3465270350093" calcext:value-type="float">
            <text:p>46.346527035</text:p>
          </table:table-cell>
          <table:table-cell table:number-columns-repeated="101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1.8969580440207" calcext:value-type="float">
            <text:p>21.896958044</text:p>
          </table:table-cell>
          <table:table-cell office:value-type="float" office:value="278.886301212254" calcext:value-type="float">
            <text:p>278.8863012123</text:p>
          </table:table-cell>
          <table:table-cell office:value-type="float" office:value="0.797157465062809" calcext:value-type="float">
            <text:p>0.7971574651</text:p>
          </table:table-cell>
          <table:table-cell office:value-type="float" office:value="17.4553235669583" calcext:value-type="float">
            <text:p>17.455323567</text:p>
          </table:table-cell>
          <table:table-cell office:value-type="float" office:value="77.9146760454911" calcext:value-type="float">
            <text:p>77.9146760455</text:p>
          </table:table-cell>
          <table:table-cell table:number-columns-repeated="101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23.8746772346225" calcext:value-type="float">
            <text:p>23.8746772346</text:p>
          </table:table-cell>
          <table:table-cell office:value-type="float" office:value="382.347824794065" calcext:value-type="float">
            <text:p>382.3478247941</text:p>
          </table:table-cell>
          <table:table-cell office:value-type="float" office:value="0.531116503324541" calcext:value-type="float">
            <text:p>0.5311165033</text:p>
          </table:table-cell>
          <table:table-cell office:value-type="float" office:value="12.6802350908547" calcext:value-type="float">
            <text:p>12.6802350909</text:p>
          </table:table-cell>
          <table:table-cell office:value-type="float" office:value="79.8687033646915" calcext:value-type="float">
            <text:p>79.8687033647</text:p>
          </table:table-cell>
          <table:table-cell table:number-columns-repeated="101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24.9628224658105" calcext:value-type="float">
            <text:p>24.9628224658</text:p>
          </table:table-cell>
          <table:table-cell office:value-type="float" office:value="410.326002467521" calcext:value-type="float">
            <text:p>410.3260024675</text:p>
          </table:table-cell>
          <table:table-cell office:value-type="float" office:value="0.459173417255016" calcext:value-type="float">
            <text:p>0.4591734173</text:p>
          </table:table-cell>
          <table:table-cell office:value-type="float" office:value="11.4622644959565" calcext:value-type="float">
            <text:p>11.462264496</text:p>
          </table:table-cell>
          <table:table-cell office:value-type="float" office:value="54.2832289525297" calcext:value-type="float">
            <text:p>54.2832289525</text:p>
          </table:table-cell>
          <table:table-cell table:number-columns-repeated="101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6.1533665805995" calcext:value-type="float">
            <text:p>26.1533665806</text:p>
          </table:table-cell>
          <table:table-cell office:value-type="float" office:value="429.29439041715" calcext:value-type="float">
            <text:p>429.2943904172</text:p>
          </table:table-cell>
          <table:table-cell office:value-type="float" office:value="0.410398104481341" calcext:value-type="float">
            <text:p>0.4103981045</text:p>
          </table:table-cell>
          <table:table-cell office:value-type="float" office:value="10.7332920704837" calcext:value-type="float">
            <text:p>10.7332920705</text:p>
          </table:table-cell>
          <table:table-cell office:value-type="float" office:value="52.3241228840167" calcext:value-type="float">
            <text:p>52.324122884</text:p>
          </table:table-cell>
          <table:table-cell table:number-columns-repeated="101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6.6826169566664" calcext:value-type="float">
            <text:p>26.6826169567</text:p>
          </table:table-cell>
          <table:table-cell office:value-type="float" office:value="423.040368455917" calcext:value-type="float">
            <text:p>423.0403684559</text:p>
          </table:table-cell>
          <table:table-cell office:value-type="float" office:value="0.426479696552455" calcext:value-type="float">
            <text:p>0.4264796966</text:p>
          </table:table-cell>
          <table:table-cell office:value-type="float" office:value="11.3795943829045" calcext:value-type="float">
            <text:p>11.3795943829</text:p>
          </table:table-cell>
          <table:table-cell office:value-type="float" office:value="29.1622571433573" calcext:value-type="float">
            <text:p>29.1622571434</text:p>
          </table:table-cell>
          <table:table-cell table:number-columns-repeated="101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8.0296749683443" calcext:value-type="float">
            <text:p>28.0296749683</text:p>
          </table:table-cell>
          <table:table-cell office:value-type="float" office:value="434.260436162679" calcext:value-type="float">
            <text:p>434.2604361627</text:p>
          </table:table-cell>
          <table:table-cell office:value-type="float" office:value="0.397628414451286" calcext:value-type="float">
            <text:p>0.3976284145</text:p>
          </table:table-cell>
          <table:table-cell office:value-type="float" office:value="11.1453952152476" calcext:value-type="float">
            <text:p>11.1453952152</text:p>
          </table:table-cell>
          <table:table-cell office:value-type="float" office:value="52.9435850971707" calcext:value-type="float">
            <text:p>52.9435850972</text:p>
          </table:table-cell>
          <table:table-cell table:number-columns-repeated="101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9.4522705331546" calcext:value-type="float">
            <text:p>29.4522705332</text:p>
          </table:table-cell>
          <table:table-cell office:value-type="float" office:value="459.279003153835" calcext:value-type="float">
            <text:p>459.2790031538</text:p>
          </table:table-cell>
          <table:table-cell office:value-type="float" office:value="0.333295671290229" calcext:value-type="float">
            <text:p>0.3332956713</text:p>
          </table:table-cell>
          <table:table-cell office:value-type="float" office:value="9.81631427836922" calcext:value-type="float">
            <text:p>9.8163142784</text:p>
          </table:table-cell>
          <table:table-cell office:value-type="float" office:value="60.0209933998808" calcext:value-type="float">
            <text:p>60.0209933999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29.5874396772496" calcext:value-type="float">
            <text:p>29.5874396772</text:p>
          </table:table-cell>
          <table:table-cell office:value-type="float" office:value="456.115762705117" calcext:value-type="float">
            <text:p>456.1157627051</text:p>
          </table:table-cell>
          <table:table-cell office:value-type="float" office:value="0.341429627780063" calcext:value-type="float">
            <text:p>0.3414296278</text:p>
          </table:table-cell>
          <table:table-cell office:value-type="float" office:value="10.1020285159684" calcext:value-type="float">
            <text:p>10.102028516</text:p>
          </table:table-cell>
          <table:table-cell office:value-type="float" office:value="20.3471741623511" calcext:value-type="float">
            <text:p>20.347174162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6:53:20.381976458</meta:creation-date>
    <dc:date>2015-11-09T07:04:34.719199006</dc:date>
    <meta:editing-duration>P0D</meta:editing-duration>
    <meta:editing-cycles>1</meta:editing-cycles>
    <meta:document-statistic meta:table-count="1" meta:cell-count="3353" meta:object-count="0"/>
    <meta:generator>LibreOffice/4.2.8.2$Linux_X86_64 LibreOffice_project/420m0$Build-2</meta:generator>
  </office:meta>
</office:document-meta>
</file>